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b2b2b2"/>
    </style:style>
    <style:style style:name="P4" style:family="paragraph" style:parent-style-name="Standard">
      <style:paragraph-properties fo:margin-top="0in" fo:margin-bottom="0.0799in" loext:contextual-spacing="true" fo:line-height="100%" style:writing-mode="lr-tb"/>
      <style:text-properties officeooo:paragraph-rsid="04ad998d"/>
    </style:style>
    <style:style style:name="P5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4ad998d" style:font-size-asian="11pt" style:font-size-complex="11pt"/>
    </style:style>
    <style:style style:name="P6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5f885d" style:font-size-asian="11pt" style:font-size-complex="11pt"/>
    </style:style>
    <style:style style:name="P7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4a1595" style:font-size-asian="11pt" style:font-size-complex="11pt"/>
    </style:style>
    <style:style style:name="P8" style:family="paragraph" style:parent-style-name="Standard">
      <style:paragraph-properties fo:margin-top="0in" fo:margin-bottom="0.0598in" loext:contextual-spacing="false" fo:line-height="100%"/>
      <style:text-properties officeooo:paragraph-rsid="0218ce5c"/>
    </style:style>
    <style:style style:name="P9" style:family="paragraph" style:parent-style-name="Standard">
      <style:paragraph-properties fo:margin-top="0in" fo:margin-bottom="0.0598in" loext:contextual-spacing="false" fo:line-height="100%"/>
      <style:text-properties officeooo:paragraph-rsid="026161bf"/>
    </style:style>
    <style:style style:name="P1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39dc55" style:font-size-asian="11pt" style:font-size-complex="11pt"/>
    </style:style>
    <style:style style:name="P1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69aa11" style:font-size-asian="11pt" style:font-size-complex="11pt"/>
    </style:style>
    <style:style style:name="P1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7e9481" style:font-size-asian="11pt" style:font-size-complex="11pt"/>
    </style:style>
    <style:style style:name="P1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f9d003" style:font-size-asian="11pt" style:font-size-complex="11pt"/>
    </style:style>
    <style:style style:name="P15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edc000" style:font-size-asian="11pt" style:font-size-complex="11pt"/>
    </style:style>
    <style:style style:name="P16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88e15b" style:font-size-asian="11pt" style:font-size-complex="11pt"/>
    </style:style>
    <style:style style:name="P17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3facf" style:font-size-asian="11pt" style:font-size-complex="11pt"/>
    </style:style>
    <style:style style:name="P18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a8b0b6" style:font-size-asian="11pt" style:font-size-complex="11pt"/>
    </style:style>
    <style:style style:name="P19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a536a" style:font-size-asian="11pt" style:font-size-complex="11pt"/>
    </style:style>
    <style:style style:name="P2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6792fa" style:font-size-asian="11pt" style:font-size-complex="11pt"/>
    </style:style>
    <style:style style:name="P2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paragraph-rsid="0149351e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0c259c" officeooo:paragraph-rsid="0159b56c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eff1c3" officeooo:paragraph-rsid="01eff1c3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language="en" fo:country="GB" style:text-underline-style="none" fo:font-weight="normal" officeooo:rsid="06f0a69f" style:font-size-asian="11pt" style:font-weight-asian="normal" style:font-name-complex="Times New Roman" style:font-size-complex="11pt" style:font-weight-complex="normal"/>
    </style:style>
    <style:style style:name="P26" style:family="paragraph" style:parent-style-name="Standard">
      <style:paragraph-properties fo:margin-top="0in" fo:margin-bottom="0.0598in" loext:contextual-spacing="false" fo:line-height="100%"/>
      <style:text-properties fo:color="#000000" style:font-name="Times New Roman" fo:font-size="11pt" fo:language="en" fo:country="GB" fo:font-style="normal" style:text-underline-style="none" fo:font-weight="bold" officeooo:rsid="006cf7e2" officeooo:paragraph-rsid="009db49e" style:font-name-asian="TimesNewRomanPSMT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7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officeooo:paragraph-rsid="014a1595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39dc55" style:font-size-asian="11pt" style:font-size-complex="11pt"/>
    </style:style>
    <style:style style:name="P30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04bc4cf" style:font-size-asian="11pt" style:font-size-complex="11pt"/>
    </style:style>
    <style:style style:name="P31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cb638e" style:font-size-asian="11pt" style:font-size-complex="11pt"/>
    </style:style>
    <style:style style:name="P32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20bec85" style:font-size-asian="11pt" style:font-size-complex="11pt"/>
    </style:style>
    <style:style style:name="P33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paragraph-rsid="023a62d3" style:font-size-asian="11pt" style:font-size-complex="11pt"/>
    </style:style>
    <style:style style:name="P34" style:family="paragraph" style:parent-style-name="Text_20_body">
      <style:paragraph-properties fo:margin-top="0in" fo:margin-bottom="0.0598in" loext:contextual-spacing="false" fo:line-height="100%"/>
      <style:text-properties style:font-name="Times New Roman" fo:font-size="11pt" officeooo:paragraph-rsid="01ed0645" style:font-size-asian="11pt" style:font-size-complex="11pt"/>
    </style:style>
    <style:style style:name="P35" style:family="paragraph" style:parent-style-name="Standard">
      <style:paragraph-properties fo:margin-top="0in" fo:margin-bottom="0.0402in" loext:contextual-spacing="false" fo:line-height="100%" style:writing-mode="lr-tb"/>
      <style:text-properties style:font-name="sans-serif" fo:font-size="12pt" officeooo:paragraph-rsid="014c9a05"/>
    </style:style>
    <style:style style:name="P36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24aa59d" style:font-size-asian="11pt" style:font-size-complex="11pt"/>
    </style:style>
    <style:style style:name="P37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862e7" style:font-size-asian="11pt" style:font-size-complex="11pt"/>
    </style:style>
    <style:style style:name="P38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fd3e75" style:font-size-asian="11pt" style:font-size-complex="11pt"/>
    </style:style>
    <style:style style:name="P39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b9b12" style:font-size-asian="11pt" style:font-size-complex="11pt"/>
    </style:style>
    <style:style style:name="P40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ca8ae" style:font-size-asian="11pt" style:font-size-complex="11pt"/>
    </style:style>
    <style:style style:name="P41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c9a05" style:font-size-asian="11pt" style:font-size-complex="11pt"/>
    </style:style>
    <style:style style:name="P42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14de3f6" style:font-size-asian="11pt" style:font-size-complex="11pt"/>
    </style:style>
    <style:style style:name="P43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09db49e" style:font-size-asian="11pt" style:font-size-complex="11pt"/>
    </style:style>
    <style:style style:name="P44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de3f6" style:font-size-asian="11pt" style:font-size-complex="11pt"/>
    </style:style>
    <style:style style:name="P45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normal" officeooo:rsid="07794188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10e01c29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166b599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06db2aa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rsid="041ac83a" officeooo:paragraph-rsid="006db2aa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bold" officeooo:rsid="0b04c7f4" style:font-size-asian="11pt" style:font-weight-asian="bold" style:font-name-complex="Arial1" style:font-size-complex="11pt" style:font-weight-complex="bold"/>
    </style:style>
    <style:style style:name="P51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25070e8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06db2aa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4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style="normal" style:text-underline-style="none" fo:font-weight="normal" officeooo:rsid="00a34d3c" officeooo:paragraph-rsid="00a34d3c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6e5866" style:font-size-asian="11pt" style:font-size-complex="11pt"/>
    </style:style>
    <style:style style:name="P56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4de3f6" style:font-size-asian="11pt" style:font-size-complex="11pt"/>
    </style:style>
    <style:style style:name="P57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50ac52" style:font-size-asian="11pt" style:font-size-complex="11pt"/>
    </style:style>
    <style:style style:name="P58" style:family="paragraph" style:parent-style-name="Text_20_body">
      <style:paragraph-properties fo:margin-top="0in" fo:margin-bottom="0.0402in" loext:contextual-spacing="false" fo:line-height="100%" fo:text-align="justify" style:justify-single-word="false" fo:hyphenation-ladder-count="no-limit" style:writing-mode="lr-tb"/>
      <style:text-properties style:font-name="Times New Roman" fo:font-size="11pt" officeooo:paragraph-rsid="013dd0e3" style:font-size-asian="11pt" style:font-size-complex="11pt" fo:hyphenate="false" fo:hyphenation-remain-char-count="2" fo:hyphenation-push-char-count="2"/>
    </style:style>
    <style:style style:name="P59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3dd0e3" style:font-size-asian="11pt" style:font-size-complex="11pt"/>
    </style:style>
    <style:style style:name="P60" style:family="paragraph" style:parent-style-name="Text_20_body">
      <style:paragraph-properties fo:margin-top="0in" fo:margin-bottom="0.0402in" loext:contextual-spacing="false" fo:text-align="justify" style:justify-single-word="false" style:writing-mode="lr-tb"/>
      <style:text-properties style:font-name="Times New Roman" fo:font-size="11pt" style:text-underline-style="solid" style:text-underline-width="auto" style:text-underline-color="font-color" officeooo:paragraph-rsid="013dd0e3" style:font-size-asian="11pt" style:font-size-complex="11pt"/>
    </style:style>
    <style:style style:name="P61" style:family="paragraph" style:parent-style-name="Standard">
      <style:paragraph-properties fo:margin-top="0in" fo:margin-bottom="0.0201in" loext:contextual-spacing="false" style:writing-mode="lr-tb"/>
      <style:text-properties style:font-name="Times New Roman" fo:font-size="11pt" officeooo:rsid="06dadc0a" officeooo:paragraph-rsid="01fd3e75" style:font-size-asian="11pt" style:font-size-complex="11pt"/>
    </style:style>
    <style:style style:name="P62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770f73" style:font-size-asian="11pt" style:font-size-complex="11pt"/>
    </style:style>
    <style:style style:name="P63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4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style:text-underline-style="none" fo:font-weight="normal" officeooo:rsid="07794188" officeooo:paragraph-rsid="01647b73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margin-left="0in" fo:margin-right="0in" fo:margin-top="0in" fo:margin-bottom="0.0598in" loext:contextual-spacing="false" fo:line-height="100%" fo:text-align="start" style:justify-single-word="false" fo:hyphenation-ladder-count="no-limit" fo:text-indent="0in" style:auto-text-indent="false" style:writing-mode="lr-tb"/>
      <style:text-properties style:font-name="Times New Roman" fo:font-size="11pt" fo:language="en" fo:country="GB" style:text-underline-style="none" fo:font-weight="normal" officeooo:rsid="06f0a69f" officeooo:paragraph-rsid="016609a9" style:font-size-asian="11pt" style:font-weight-asian="normal" style:font-name-complex="Times New Roman" style:font-size-complex="11pt" style:font-weight-complex="normal" fo:hyphenate="false" fo:hyphenation-remain-char-count="2" fo:hyphenation-push-char-count="2"/>
    </style:style>
    <style:style style:name="P66" style:family="paragraph" style:parent-style-name="List_20_Paragraph">
      <style:paragraph-properties fo:margin-left="0in" fo:margin-right="0in" fo:margin-top="0in" fo:margin-bottom="0.0402in" loext:contextual-spacing="false" fo:line-height="100%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bold" officeooo:paragraph-rsid="013dd0e3" style:font-size-asian="11pt" style:font-weight-asian="bold" style:font-size-complex="11pt" style:font-weight-complex="bold"/>
    </style:style>
    <style:style style:name="P67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14c9a05" style:font-size-asian="11pt" style:font-size-complex="11pt"/>
    </style:style>
    <style:style style:name="P68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fe772a" style:font-size-asian="11pt" style:font-weight-asian="normal" style:font-size-complex="11pt" style:font-weight-complex="normal"/>
    </style:style>
    <style:style style:name="P69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70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71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3d192b" style:font-size-asian="11pt" style:font-weight-asian="normal" style:font-size-complex="11pt" style:font-weight-complex="normal"/>
    </style:style>
    <style:style style:name="P72" style:family="paragraph" style:parent-style-name="List_20_Paragraph" style:list-style-name="WWNum9">
      <style:paragraph-properties fo:margin-left="0in" fo:margin-right="0in" fo:margin-top="0in" fo:margin-bottom="0.0598in" loext:contextual-spacing="false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bold" officeooo:paragraph-rsid="013d192b" style:font-size-asian="11pt" style:font-weight-asian="bold" style:font-size-complex="11pt" style:font-weight-complex="bold"/>
    </style:style>
    <style:style style:name="P73" style:family="paragraph" style:parent-style-name="Text_20_body" style:list-style-name="RTF_5f_Num_20_3">
      <style:paragraph-properties fo:line-height="100%"/>
      <style:text-properties style:font-name="Times New Roman" fo:font-size="11pt" fo:font-weight="bold" officeooo:paragraph-rsid="01ce7d7f" style:font-size-asian="11pt" style:font-weight-asian="bold" style:font-size-complex="11pt" style:font-weight-complex="bold"/>
    </style:style>
    <style:style style:name="P74" style:family="paragraph" style:parent-style-name="Text_20_body" style:list-style-name="RTF_5f_Num_20_3">
      <style:paragraph-properties fo:line-height="100%"/>
      <style:text-properties style:font-name="Times New Roman" fo:font-size="11pt" officeooo:paragraph-rsid="023af887" style:font-size-asian="11pt" style:font-size-complex="11pt"/>
    </style:style>
    <style:style style:name="T1" style:family="text">
      <style:text-properties fo:color="#666666" style:font-name="Times New Roman" fo:font-style="normal" officeooo:rsid="05a712bb" style:font-style-asian="normal" style:font-style-complex="normal"/>
    </style:style>
    <style:style style:name="T2" style:family="text">
      <style:text-properties fo:color="#666666" style:font-name="Times New Roman" fo:font-style="normal" officeooo:rsid="03368dda" style:font-style-asian="normal" style:font-style-complex="normal"/>
    </style:style>
    <style:style style:name="T3" style:family="text">
      <style:text-properties fo:color="#666666" style:font-name="Times New Roman" fo:font-style="normal" officeooo:rsid="0248638a" style:font-style-asian="normal" style:font-style-complex="normal"/>
    </style:style>
    <style:style style:name="T4" style:family="text">
      <style:text-properties fo:color="#666666" style:font-name="Times New Roman" fo:font-style="normal" officeooo:rsid="08d7613b" style:font-style-asian="normal" style:font-style-complex="normal"/>
    </style:style>
    <style:style style:name="T5" style:family="text">
      <style:text-properties fo:color="#666666" style:font-name="Times New Roman" fo:font-style="normal" officeooo:rsid="020e191d" style:font-style-asian="normal" style:font-style-complex="normal"/>
    </style:style>
    <style:style style:name="T6" style:family="text">
      <style:text-properties fo:color="#666666" style:font-name="Times New Roman" fo:font-style="normal" officeooo:rsid="01359bbe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cb99b" style:font-weight-asian="bold" style:font-weight-complex="bold"/>
    </style:style>
    <style:style style:name="T9" style:family="text">
      <style:text-properties fo:font-weight="bold" officeooo:rsid="0079834f" style:font-weight-asian="bold" style:font-weight-complex="bold"/>
    </style:style>
    <style:style style:name="T10" style:family="text">
      <style:text-properties fo:font-weight="bold" officeooo:rsid="00ea7dcf" style:font-weight-asian="bold" style:font-weight-complex="bold"/>
    </style:style>
    <style:style style:name="T11" style:family="text">
      <style:text-properties fo:font-weight="bold" officeooo:rsid="0107fbf3" style:font-weight-asian="bold" style:font-weight-complex="bold"/>
    </style:style>
    <style:style style:name="T12" style:family="text">
      <style:text-properties fo:font-weight="bold" officeooo:rsid="0044cfad" style:font-weight-asian="bold" style:font-weight-complex="bold"/>
    </style:style>
    <style:style style:name="T13" style:family="text">
      <style:text-properties fo:font-weight="bold" officeooo:rsid="00905cc3" style:font-weight-asian="bold" style:font-weight-complex="bold"/>
    </style:style>
    <style:style style:name="T14" style:family="text">
      <style:text-properties fo:font-weight="bold" officeooo:rsid="01ce7d7f" style:font-weight-asian="bold" style:font-weight-complex="bold"/>
    </style:style>
    <style:style style:name="T15" style:family="text">
      <style:text-properties fo:font-weight="bold" officeooo:rsid="0167d229" style:font-weight-asian="bold" style:font-weight-complex="bold"/>
    </style:style>
    <style:style style:name="T16" style:family="text">
      <style:text-properties fo:font-weight="bold" officeooo:rsid="025a151e" style:font-weight-asian="bold" style:font-weight-complex="bold"/>
    </style:style>
    <style:style style:name="T17" style:family="text">
      <style:text-properties fo:font-weight="bold" officeooo:rsid="05efdd14" style:font-name-asian="TimesNewRomanPSMT" style:font-weight-asian="bold" style:font-name-complex="TimesNewRomanPSMT" style:font-weight-complex="bold"/>
    </style:style>
    <style:style style:name="T18" style:family="text">
      <style:text-properties fo:font-weight="bold" officeooo:rsid="012dc727" style:font-name-asian="TimesNewRomanPSMT" style:font-weight-asian="bold" style:font-name-complex="TimesNewRomanPSMT" style:font-weight-complex="bold"/>
    </style:style>
    <style:style style:name="T19" style:family="text">
      <style:text-properties fo:font-weight="bold" officeooo:rsid="03fa374b" style:font-name-asian="TimesNewRomanPSMT" style:font-weight-asian="bold" style:font-name-complex="TimesNewRomanPSMT" style:font-weight-complex="bold"/>
    </style:style>
    <style:style style:name="T20" style:family="text">
      <style:text-properties fo:font-weight="bold" officeooo:rsid="016097a1" style:font-name-asian="TimesNewRomanPSMT" style:font-weight-asian="bold" style:font-name-complex="TimesNewRomanPSMT" style:font-weight-complex="bold"/>
    </style:style>
    <style:style style:name="T21" style:family="text">
      <style:text-properties fo:letter-spacing="0.002in"/>
    </style:style>
    <style:style style:name="T22" style:family="text">
      <style:text-properties fo:letter-spacing="0.002in" style:text-underline-style="none"/>
    </style:style>
    <style:style style:name="T23" style:family="text">
      <style:text-properties fo:letter-spacing="0.002in" officeooo:rsid="04b0de13"/>
    </style:style>
    <style:style style:name="T24" style:family="text">
      <style:text-properties fo:letter-spacing="0.002in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25" style:family="text">
      <style:text-properties fo:letter-spacing="0.002in" fo:font-style="normal" style:text-underline-style="none" fo:font-weight="normal" officeooo:rsid="0ff4d806" style:font-style-asian="normal" style:font-weight-asian="normal" style:font-name-complex="Arial1" style:font-style-complex="normal" style:font-weight-complex="normal"/>
    </style:style>
    <style:style style:name="T26" style:family="text">
      <style:text-properties fo:letter-spacing="0.002in" fo:font-style="normal" style:text-underline-style="none" fo:font-weight="normal" officeooo:rsid="0da74836" style:font-style-asian="normal" style:font-weight-asian="normal" style:font-name-complex="Arial1" style:font-style-complex="normal" style:font-weight-complex="normal"/>
    </style:style>
    <style:style style:name="T27" style:family="text">
      <style:text-properties fo:letter-spacing="0.002in" fo:font-style="normal" style:text-underline-style="none" fo:font-weight="normal" officeooo:rsid="046a1ed1" style:font-style-asian="normal" style:font-weight-asian="normal" style:font-name-complex="Arial1" style:font-style-complex="normal" style:font-weight-complex="normal"/>
    </style:style>
    <style:style style:name="T28" style:family="text">
      <style:text-properties fo:letter-spacing="0.002in" fo:font-style="normal" style:text-underline-style="none" fo:font-weight="normal" officeooo:rsid="0c3bd08a" style:font-style-asian="normal" style:font-weight-asian="normal" style:font-name-complex="Arial1" style:font-style-complex="normal" style:font-weight-complex="normal"/>
    </style:style>
    <style:style style:name="T29" style:family="text">
      <style:text-properties fo:letter-spacing="0.002in" fo:font-style="normal" style:text-underline-style="none" fo:font-weight="normal" officeooo:rsid="12d36f6c" style:font-style-asian="normal" style:font-weight-asian="normal" style:font-name-complex="Arial1" style:font-style-complex="normal" style:font-weight-complex="normal"/>
    </style:style>
    <style:style style:name="T30" style:family="text">
      <style:text-properties fo:letter-spacing="0.002in" fo:font-style="normal" style:text-underline-style="none" fo:font-weight="normal" officeooo:rsid="0c3b37e5" style:font-style-asian="normal" style:font-weight-asian="normal" style:font-name-complex="Arial1" style:font-style-complex="normal" style:font-weight-complex="normal"/>
    </style:style>
    <style:style style:name="T31" style:family="text">
      <style:text-properties fo:letter-spacing="0.002in" fo:font-style="normal" style:text-underline-style="none" fo:font-weight="normal" officeooo:rsid="0c1eb01a" style:font-style-asian="normal" style:font-weight-asian="normal" style:font-name-complex="Arial1" style:font-style-complex="normal" style:font-weight-complex="normal"/>
    </style:style>
    <style:style style:name="T32" style:family="text">
      <style:text-properties fo:letter-spacing="0.002in" fo:font-style="normal" style:text-underline-style="none" fo:font-weight="normal" officeooo:rsid="010cc51d" style:font-style-asian="normal" style:font-weight-asian="normal" style:font-name-complex="Arial1" style:font-style-complex="normal" style:font-weight-complex="normal"/>
    </style:style>
    <style:style style:name="T33" style:family="text">
      <style:text-properties fo:letter-spacing="0.002in" fo:font-style="normal" style:text-underline-style="none" fo:font-weight="normal" officeooo:rsid="02048e2d" style:font-style-asian="normal" style:font-weight-asian="normal" style:font-name-complex="Arial1" style:font-style-complex="normal" style:font-weight-complex="normal"/>
    </style:style>
    <style:style style:name="T34" style:family="text">
      <style:text-properties fo:letter-spacing="0.002in" fo:font-style="normal" style:text-underline-style="none" fo:font-weight="normal" officeooo:rsid="00c5d682" style:font-name-asian="TimesNewRomanPSMT" style:font-style-asian="normal" style:font-weight-asian="normal" style:font-name-complex="Arial1" style:font-style-complex="normal" style:font-weight-complex="normal"/>
    </style:style>
    <style:style style:name="T35" style:family="text">
      <style:text-properties fo:letter-spacing="0.002in" fo:font-style="normal" style:text-underline-style="none" fo:font-weight="normal" officeooo:rsid="14cb080e" style:font-name-asian="TimesNewRomanPSMT" style:font-style-asian="normal" style:font-weight-asian="normal" style:font-name-complex="Arial1" style:font-style-complex="normal" style:font-weight-complex="normal"/>
    </style:style>
    <style:style style:name="T36" style:family="text">
      <style:text-properties fo:letter-spacing="0.002in" fo:font-style="normal" style:text-underline-style="none" fo:font-weight="normal" officeooo:rsid="0cdf8fa0" style:font-name-asian="TimesNewRomanPSMT" style:font-style-asian="normal" style:font-weight-asian="normal" style:font-name-complex="Arial1" style:font-style-complex="normal" style:font-weight-complex="normal"/>
    </style:style>
    <style:style style:name="T37" style:family="text">
      <style:text-properties fo:letter-spacing="0.002in" fo:font-style="normal" style:text-underline-style="none" fo:font-weight="normal" officeooo:rsid="015a536a" style:font-name-asian="TimesNewRomanPSMT" style:font-style-asian="normal" style:font-weight-asian="normal" style:font-name-complex="Arial1" style:font-style-complex="normal" style:font-weight-complex="normal"/>
    </style:style>
    <style:style style:name="T38" style:family="text">
      <style:text-properties fo:letter-spacing="0.002in" fo:font-style="normal" style:text-underline-style="none" fo:font-weight="normal" officeooo:rsid="0205f1e9" style:font-name-asian="TimesNewRomanPSMT" style:font-style-asian="normal" style:font-weight-asian="normal" style:font-name-complex="Arial1" style:font-style-complex="normal" style:font-weight-complex="normal"/>
    </style:style>
    <style:style style:name="T39" style:family="text">
      <style:text-properties fo:letter-spacing="0.002in" fo:font-style="normal" style:text-underline-style="none" style:font-style-asian="normal" style:font-name-complex="Arial1" style:font-style-complex="normal"/>
    </style:style>
    <style:style style:name="T40" style:family="text">
      <style:text-properties fo:letter-spacing="0.002in" fo:font-style="normal" style:text-underline-style="none" officeooo:rsid="010cc51d" style:font-style-asian="normal" style:font-name-complex="Arial1" style:font-style-complex="normal"/>
    </style:style>
    <style:style style:name="T41" style:family="text">
      <style:text-properties fo:letter-spacing="0.002in" style:text-underline-style="solid" style:text-underline-width="auto" style:text-underline-color="font-color"/>
    </style:style>
    <style:style style:name="T42" style:family="text">
      <style:text-properties fo:letter-spacing="0.002in" fo:language="en" fo:country="GB" fo:font-style="normal" style:text-underline-style="none" fo:font-weight="normal" officeooo:rsid="0c910a78" style:font-style-asian="normal" style:font-weight-asian="normal" style:font-name-complex="Arial1" style:font-style-complex="normal" style:font-weight-complex="normal"/>
    </style:style>
    <style:style style:name="T43" style:family="text">
      <style:text-properties fo:letter-spacing="0.002in" officeooo:rsid="015f885d"/>
    </style:style>
    <style:style style:name="T44" style:family="text">
      <style:text-properties fo:letter-spacing="0.002in" officeooo:rsid="01b0f6ec"/>
    </style:style>
    <style:style style:name="T45" style:family="text">
      <style:text-properties style:text-position="super 58%" fo:letter-spacing="0.002in"/>
    </style:style>
    <style:style style:name="T46" style:family="text">
      <style:text-properties fo:language="en" fo:country="GB" style:text-underline-style="none" fo:font-weight="normal" officeooo:rsid="05ebc92c" style:font-weight-asian="normal" style:font-name-complex="Times New Roman" style:font-weight-complex="normal"/>
    </style:style>
    <style:style style:name="T47" style:family="text">
      <style:text-properties fo:language="en" fo:country="GB" style:text-underline-style="none" fo:font-weight="normal" officeooo:rsid="02378608" style:font-weight-asian="normal" style:font-name-complex="Times New Roman" style:font-weight-complex="normal"/>
    </style:style>
    <style:style style:name="T48" style:family="text">
      <style:text-properties fo:language="en" fo:country="GB" style:text-underline-style="none" fo:font-weight="normal" officeooo:rsid="0ba4ac73" style:font-weight-asian="normal" style:font-name-complex="Times New Roman" style:font-weight-complex="normal"/>
    </style:style>
    <style:style style:name="T49" style:family="text">
      <style:text-properties fo:language="en" fo:country="GB" style:text-underline-style="none" fo:font-weight="normal" officeooo:rsid="120962cb" style:font-weight-asian="normal" style:font-name-complex="Times New Roman" style:font-weight-complex="normal"/>
    </style:style>
    <style:style style:name="T50" style:family="text">
      <style:text-properties fo:language="en" fo:country="GB" style:text-underline-style="none" fo:font-weight="normal" officeooo:rsid="0040e6a5" style:font-weight-asian="normal" style:font-name-complex="Times New Roman" style:font-weight-complex="normal"/>
    </style:style>
    <style:style style:name="T51" style:family="text">
      <style:text-properties fo:language="en" fo:country="GB" style:text-underline-style="none" fo:font-weight="normal" officeooo:rsid="01003468" style:font-weight-asian="normal" style:font-name-complex="Times New Roman" style:font-weight-complex="normal"/>
    </style:style>
    <style:style style:name="T52" style:family="text">
      <style:text-properties fo:language="en" fo:country="GB" style:text-underline-style="none" fo:font-weight="normal" officeooo:rsid="0153facf" style:font-weight-asian="normal" style:font-name-complex="Times New Roman" style:font-weight-complex="normal"/>
    </style:style>
    <style:style style:name="T53" style:family="text">
      <style:text-properties fo:language="en" fo:country="GB" style:text-underline-style="none" fo:font-weight="normal" officeooo:rsid="0889f4f1" style:font-weight-asian="normal" style:font-name-complex="Times New Roman" style:font-weight-complex="normal"/>
    </style:style>
    <style:style style:name="T54" style:family="text">
      <style:text-properties fo:language="en" fo:country="GB" style:text-underline-style="none" fo:font-weight="normal" officeooo:rsid="086ceee4" style:font-weight-asian="normal" style:font-name-complex="Times New Roman" style:font-weight-complex="normal"/>
    </style:style>
    <style:style style:name="T55" style:family="text">
      <style:text-properties fo:language="en" fo:country="GB" style:text-underline-style="none" fo:font-weight="normal" officeooo:rsid="0692b9a3" style:font-weight-asian="normal" style:font-name-complex="Times New Roman" style:font-weight-complex="normal"/>
    </style:style>
    <style:style style:name="T56" style:family="text">
      <style:text-properties fo:language="en" fo:country="GB" style:text-underline-style="none" fo:font-weight="normal" officeooo:rsid="009bc224" style:font-weight-asian="normal" style:font-name-complex="Times New Roman" style:font-weight-complex="normal"/>
    </style:style>
    <style:style style:name="T57" style:family="text">
      <style:text-properties fo:language="en" fo:country="GB" style:text-underline-style="none" fo:font-weight="normal" officeooo:rsid="0d68cded" style:font-weight-asian="normal" style:font-name-complex="Times New Roman" style:font-weight-complex="normal"/>
    </style:style>
    <style:style style:name="T58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59" style:family="text">
      <style:text-properties fo:language="en" fo:country="GB" style:text-underline-style="none" fo:font-weight="normal" officeooo:rsid="069681cf" style:font-weight-asian="normal" style:font-weight-complex="normal"/>
    </style:style>
    <style:style style:name="T60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61" style:family="text">
      <style:text-properties fo:language="en" fo:country="GB" style:text-underline-style="none" fo:font-weight="normal" officeooo:rsid="00efef97" style:font-weight-asian="normal" style:font-weight-complex="normal"/>
    </style:style>
    <style:style style:name="T62" style:family="text">
      <style:text-properties fo:language="en" fo:country="GB" style:text-underline-style="none" fo:font-weight="normal" officeooo:rsid="06a55e2f" style:font-weight-asian="normal" style:font-weight-complex="normal"/>
    </style:style>
    <style:style style:name="T63" style:family="text">
      <style:text-properties fo:language="en" fo:country="GB" style:text-underline-style="none" fo:font-weight="normal" officeooo:rsid="00afb7d3" style:font-weight-asian="normal" style:font-weight-complex="normal"/>
    </style:style>
    <style:style style:name="T64" style:family="text">
      <style:text-properties fo:language="en" fo:country="GB" style:text-underline-style="none" fo:font-weight="normal" officeooo:rsid="0169aa11" style:font-weight-asian="normal" style:font-weight-complex="normal"/>
    </style:style>
    <style:style style:name="T65" style:family="text">
      <style:text-properties fo:language="en" fo:country="GB" style:text-underline-style="none" fo:font-weight="normal" officeooo:rsid="017ca6d6" style:font-weight-asian="normal" style:font-weight-complex="normal"/>
    </style:style>
    <style:style style:name="T66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67" style:family="text">
      <style:text-properties fo:language="en" fo:country="GB" style:text-underline-style="none" fo:font-weight="normal" officeooo:rsid="0222350e" style:font-weight-asian="normal" style:font-weight-complex="normal"/>
    </style:style>
    <style:style style:name="T68" style:family="text">
      <style:text-properties fo:language="en" fo:country="GB" style:text-underline-style="none" fo:font-weight="normal" officeooo:rsid="02580c0e" style:font-weight-asian="normal" style:font-weight-complex="normal"/>
    </style:style>
    <style:style style:name="T69" style:family="text">
      <style:text-properties fo:language="en" fo:country="GB" style:text-underline-style="none" fo:font-weight="normal" officeooo:rsid="027cf408" style:font-weight-asian="normal" style:font-weight-complex="normal"/>
    </style:style>
    <style:style style:name="T70" style:family="text">
      <style:text-properties fo:language="en" fo:country="GB" style:text-underline-style="none" fo:font-weight="normal" officeooo:rsid="01000d91" style:font-name-asian="TimesNewRomanPSMT" style:font-weight-asian="normal" style:font-name-complex="Times New Roman" style:font-weight-complex="normal"/>
    </style:style>
    <style:style style:name="T71" style:family="text">
      <style:text-properties fo:language="en" fo:country="GB" style:text-underline-style="none" fo:font-weight="normal" officeooo:rsid="0099d3c9" style:font-name-asian="TimesNewRomanPSMT" style:font-weight-asian="normal" style:font-name-complex="Times New Roman" style:font-weight-complex="normal"/>
    </style:style>
    <style:style style:name="T72" style:family="text">
      <style:text-properties fo:language="en" fo:country="GB" style:text-underline-style="none" fo:font-weight="normal" officeooo:rsid="03f5c415" style:font-name-asian="TimesNewRomanPSMT" style:font-weight-asian="normal" style:font-name-complex="Times New Roman" style:font-weight-complex="normal"/>
    </style:style>
    <style:style style:name="T73" style:family="text">
      <style:text-properties fo:language="en" fo:country="GB" style:text-underline-style="none" fo:font-weight="bold" officeooo:rsid="06a55e2f" style:font-weight-asian="bold" style:font-weight-complex="bold"/>
    </style:style>
    <style:style style:name="T74" style:family="text">
      <style:text-properties fo:language="en" fo:country="GB" style:text-underline-style="none" fo:font-weight="bold" officeooo:rsid="00afb7d3" style:font-weight-asian="bold" style:font-weight-complex="bold"/>
    </style:style>
    <style:style style:name="T75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76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77" style:family="text">
      <style:text-properties fo:language="en" fo:country="GB" fo:font-style="normal" style:text-underline-style="none" fo:font-weight="normal" officeooo:rsid="07584c17" style:font-style-asian="normal" style:font-weight-asian="normal" style:font-name-complex="Times New Roman" style:font-style-complex="normal" style:font-weight-complex="normal"/>
    </style:style>
    <style:style style:name="T78" style:family="text">
      <style:text-properties fo:language="en" fo:country="GB" fo:font-style="normal" style:text-underline-style="none" fo:font-weight="normal" officeooo:rsid="03b37e5e" style:font-style-asian="normal" style:font-weight-asian="normal" style:font-name-complex="Times New Roman" style:font-style-complex="normal" style:font-weight-complex="normal"/>
    </style:style>
    <style:style style:name="T79" style:family="text">
      <style:text-properties fo:language="en" fo:country="GB" fo:font-style="normal" style:text-underline-style="none" fo:font-weight="normal" officeooo:rsid="0cf4831a" style:font-style-asian="normal" style:font-weight-asian="normal" style:font-name-complex="Times New Roman" style:font-style-complex="normal" style:font-weight-complex="normal"/>
    </style:style>
    <style:style style:name="T80" style:family="text">
      <style:text-properties fo:language="en" fo:country="GB" fo:font-style="normal" style:text-underline-style="none" fo:font-weight="normal" officeooo:rsid="0d3825e0" style:font-style-asian="normal" style:font-weight-asian="normal" style:font-name-complex="Times New Roman" style:font-style-complex="normal" style:font-weight-complex="normal"/>
    </style:style>
    <style:style style:name="T81" style:family="text">
      <style:text-properties fo:language="en" fo:country="GB" fo:font-style="normal" style:text-underline-style="none" fo:font-weight="normal" officeooo:rsid="0dd18bac" style:font-style-asian="normal" style:font-weight-asian="normal" style:font-name-complex="Times New Roman" style:font-style-complex="normal" style:font-weight-complex="normal"/>
    </style:style>
    <style:style style:name="T82" style:family="text">
      <style:text-properties fo:language="en" fo:country="GB" fo:font-style="normal" style:text-underline-style="none" fo:font-weight="normal" officeooo:rsid="00c52018" style:font-style-asian="normal" style:font-weight-asian="normal" style:font-name-complex="Times New Roman" style:font-style-complex="normal" style:font-weight-complex="normal"/>
    </style:style>
    <style:style style:name="T83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84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85" style:family="text">
      <style:text-properties fo:language="en" fo:country="GB" fo:font-style="normal" style:text-underline-style="none" fo:font-weight="normal" officeooo:rsid="0040e6a5" style:font-style-asian="normal" style:font-weight-asian="normal" style:font-name-complex="Times New Roman" style:font-style-complex="normal" style:font-weight-complex="normal"/>
    </style:style>
    <style:style style:name="T86" style:family="text">
      <style:text-properties fo:language="en" fo:country="GB" fo:font-style="normal" style:text-underline-style="none" fo:font-weight="normal" officeooo:rsid="0058c6a8" style:font-style-asian="normal" style:font-weight-asian="normal" style:font-name-complex="Times New Roman" style:font-style-complex="normal" style:font-weight-complex="normal"/>
    </style:style>
    <style:style style:name="T87" style:family="text">
      <style:text-properties fo:language="en" fo:country="GB" fo:font-style="normal" style:text-underline-style="none" fo:font-weight="normal" officeooo:rsid="0042ccb6" style:font-style-asian="normal" style:font-weight-asian="normal" style:font-name-complex="Times New Roman" style:font-style-complex="normal" style:font-weight-complex="normal"/>
    </style:style>
    <style:style style:name="T88" style:family="text">
      <style:text-properties fo:language="en" fo:country="GB" fo:font-style="normal" style:text-underline-style="none" fo:font-weight="normal" officeooo:rsid="1010b53d" style:font-style-asian="normal" style:font-weight-asian="normal" style:font-name-complex="Arial1" style:font-style-complex="normal" style:font-weight-complex="normal"/>
    </style:style>
    <style:style style:name="T89" style:family="text">
      <style:text-properties fo:language="en" fo:country="GB" fo:font-style="normal" style:text-underline-style="none" fo:font-weight="normal" officeooo:rsid="12250d4c" style:font-style-asian="normal" style:font-weight-asian="normal" style:font-name-complex="Arial1" style:font-style-complex="normal" style:font-weight-complex="normal"/>
    </style:style>
    <style:style style:name="T90" style:family="text">
      <style:text-properties fo:language="en" fo:country="GB" fo:font-style="normal" style:text-underline-style="none" fo:font-weight="normal" officeooo:rsid="00d30f24" style:font-style-asian="normal" style:font-weight-asian="normal" style:font-name-complex="Calibri" style:font-style-complex="italic" style:font-weight-complex="normal"/>
    </style:style>
    <style:style style:name="T91" style:family="text">
      <style:text-properties fo:language="en" fo:country="GB" fo:font-style="normal" style:text-underline-style="none" fo:font-weight="normal" officeooo:rsid="0a57bc83" style:font-style-asian="normal" style:font-weight-asian="normal" style:font-name-complex="Calibri" style:font-style-complex="italic" style:font-weight-complex="normal"/>
    </style:style>
    <style:style style:name="T92" style:family="text">
      <style:text-properties fo:language="en" fo:country="GB" fo:font-style="normal" style:text-underline-style="none" fo:font-weight="normal" officeooo:rsid="03791c6e" style:font-style-asian="normal" style:font-weight-asian="normal" style:font-name-complex="Calibri" style:font-style-complex="italic" style:font-weight-complex="normal"/>
    </style:style>
    <style:style style:name="T93" style:family="text">
      <style:text-properties fo:language="en" fo:country="GB" fo:font-style="normal" style:text-underline-style="none" fo:font-weight="normal" officeooo:rsid="0ea3ef4d" style:font-style-asian="normal" style:font-weight-asian="normal" style:font-name-complex="Calibri" style:font-style-complex="italic" style:font-weight-complex="normal"/>
    </style:style>
    <style:style style:name="T94" style:family="text">
      <style:text-properties fo:language="en" fo:country="GB" fo:font-style="normal" style:text-underline-style="none" fo:font-weight="normal" officeooo:rsid="13ff5ebc" style:font-style-asian="normal" style:font-weight-asian="normal" style:font-name-complex="Calibri" style:font-style-complex="italic" style:font-weight-complex="normal"/>
    </style:style>
    <style:style style:name="T95" style:family="text">
      <style:text-properties fo:language="en" fo:country="GB" fo:font-style="normal" style:text-underline-style="none" fo:font-weight="normal" officeooo:rsid="02562cc0" style:font-style-asian="normal" style:font-weight-asian="normal" style:font-name-complex="Calibri" style:font-style-complex="italic" style:font-weight-complex="normal"/>
    </style:style>
    <style:style style:name="T96" style:family="text">
      <style:text-properties fo:language="en" fo:country="GB" fo:font-style="normal" style:text-underline-style="none" fo:font-weight="normal" officeooo:rsid="027dd253" style:font-style-asian="normal" style:font-weight-asian="normal" style:font-name-complex="Calibri" style:font-style-complex="italic" style:font-weight-complex="normal"/>
    </style:style>
    <style:style style:name="T97" style:family="text">
      <style:text-properties fo:language="en" fo:country="GB" fo:font-style="normal" style:text-underline-style="none" fo:font-weight="bold" officeooo:rsid="08702bdf" style:font-style-asian="normal" style:font-weight-asian="bold" style:font-name-complex="Arial1" style:font-style-complex="normal" style:font-weight-complex="bold"/>
    </style:style>
    <style:style style:name="T98" style:family="text">
      <style:text-properties fo:language="en" fo:country="GB" fo:font-style="normal" style:text-underline-style="none" officeooo:rsid="10026f8a" style:font-style-asian="normal" style:font-name-complex="Times New Roman" style:font-style-complex="normal"/>
    </style:style>
    <style:style style:name="T99" style:family="text">
      <style:text-properties fo:language="en" fo:country="GB" fo:font-style="normal" style:text-underline-style="none" officeooo:rsid="002bc105" style:font-style-asian="normal" style:font-name-complex="Times New Roman" style:font-style-complex="normal"/>
    </style:style>
    <style:style style:name="T100" style:family="text">
      <style:text-properties fo:language="en" fo:country="GB" fo:font-style="normal" style:text-underline-style="none" officeooo:rsid="0b8e4cbd" style:font-style-asian="normal" style:font-name-complex="Times New Roman" style:font-style-complex="normal"/>
    </style:style>
    <style:style style:name="T101" style:family="text">
      <style:text-properties fo:language="en" fo:country="GB" fo:font-style="normal" style:text-underline-style="none" officeooo:rsid="01fe772a" style:font-style-asian="normal" style:font-name-complex="Times New Roman" style:font-style-complex="normal"/>
    </style:style>
    <style:style style:name="T102" style:family="text">
      <style:text-properties fo:language="en" fo:country="GB" fo:font-style="normal" style:text-underline-style="solid" style:text-underline-width="auto" style:text-underline-color="font-color" fo:font-weight="normal" officeooo:rsid="0040e6a5" style:font-style-asian="normal" style:font-weight-asian="normal" style:font-name-complex="Times New Roman" style:font-style-complex="normal" style:font-weight-complex="normal"/>
    </style:style>
    <style:style style:name="T103" style:family="text">
      <style:text-properties fo:language="en" fo:country="GB" style:text-underline-style="solid" style:text-underline-width="auto" style:text-underline-color="font-color" fo:font-weight="normal" officeooo:rsid="0169aa11" style:font-weight-asian="normal" style:font-weight-complex="normal"/>
    </style:style>
    <style:style style:name="T104" style:family="text">
      <style:text-properties fo:language="en" fo:country="GB" style:text-underline-style="solid" style:text-underline-width="auto" style:text-underline-color="font-color" fo:font-weight="normal" officeooo:rsid="02378608" style:font-weight-asian="normal" style:font-name-complex="Times New Roman" style:font-weight-complex="normal"/>
    </style:style>
    <style:style style:name="T105" style:family="text">
      <style:text-properties fo:language="en" fo:country="GB" style:text-underline-style="solid" style:text-underline-width="auto" style:text-underline-color="font-color" fo:font-weight="normal" officeooo:rsid="120962cb" style:font-weight-asian="normal" style:font-name-complex="Times New Roman" style:font-weight-complex="normal"/>
    </style:style>
    <style:style style:name="T106" style:family="text">
      <style:text-properties fo:color="#000000" fo:language="en" fo:country="GB" fo:font-style="normal" style:text-underline-style="none" fo:font-weight="normal" officeooo:rsid="13df8801" style:font-style-asian="normal" style:font-weight-asian="normal" style:font-style-complex="normal" style:font-weight-complex="normal"/>
    </style:style>
    <style:style style:name="T107" style:family="text">
      <style:text-properties fo:color="#000000" fo:language="en" fo:country="GB" fo:font-style="normal" style:text-underline-style="none" fo:font-weight="normal" officeooo:rsid="0f2aaccc" style:font-style-asian="normal" style:font-weight-asian="normal" style:font-style-complex="normal" style:font-weight-complex="normal"/>
    </style:style>
    <style:style style:name="T108" style:family="text">
      <style:text-properties fo:color="#000000" fo:language="en" fo:country="GB" fo:font-style="normal" style:text-underline-style="none" fo:font-weight="normal" officeooo:rsid="012cbe5e" style:font-style-asian="normal" style:font-weight-asian="normal" style:font-style-complex="normal" style:font-weight-complex="normal"/>
    </style:style>
    <style:style style:name="T109" style:family="text">
      <style:text-properties fo:color="#000000" fo:language="en" fo:country="GB" fo:font-style="normal" style:text-underline-style="none" fo:font-weight="normal" officeooo:rsid="012bb839" style:font-style-asian="normal" style:font-weight-asian="normal" style:font-style-complex="normal" style:font-weight-complex="normal"/>
    </style:style>
    <style:style style:name="T110" style:family="text">
      <style:text-properties fo:color="#000000" fo:language="en" fo:country="GB" fo:font-style="normal" style:text-underline-style="none" fo:font-weight="normal" officeooo:rsid="0f31f745" style:font-style-asian="normal" style:font-weight-asian="normal" style:font-style-complex="normal" style:font-weight-complex="normal"/>
    </style:style>
    <style:style style:name="T111" style:family="text">
      <style:text-properties fo:color="#000000" fo:language="en" fo:country="GB" fo:font-style="normal" style:text-underline-style="none" fo:font-weight="normal" officeooo:rsid="0f26a3f7" style:font-style-asian="normal" style:font-weight-asian="normal" style:font-style-complex="normal" style:font-weight-complex="normal"/>
    </style:style>
    <style:style style:name="T112" style:family="text">
      <style:text-properties fo:color="#000000" fo:language="en" fo:country="GB" fo:font-style="normal" style:text-underline-style="none" fo:font-weight="normal" officeooo:rsid="00f9d003" style:font-style-asian="normal" style:font-weight-asian="normal" style:font-style-complex="normal" style:font-weight-complex="normal"/>
    </style:style>
    <style:style style:name="T113" style:family="text">
      <style:text-properties fo:color="#000000" fo:language="en" fo:country="GB"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114" style:family="text">
      <style:text-properties fo:color="#000000" fo:language="en" fo:country="GB" fo:font-style="normal" style:text-underline-style="none" fo:font-weight="normal" officeooo:rsid="0f2767e6" style:font-style-asian="normal" style:font-weight-asian="normal" style:font-style-complex="normal" style:font-weight-complex="normal"/>
    </style:style>
    <style:style style:name="T115" style:family="text">
      <style:text-properties fo:color="#000000" fo:language="en" fo:country="GB" fo:font-style="normal" style:text-underline-style="none" fo:font-weight="normal" officeooo:rsid="1239dcb3" style:font-style-asian="normal" style:font-weight-asian="normal" style:font-style-complex="normal" style:font-weight-complex="normal"/>
    </style:style>
    <style:style style:name="T116" style:family="text">
      <style:text-properties fo:color="#000000" fo:language="en" fo:country="GB" fo:font-style="normal" style:text-underline-style="none" fo:font-weight="normal" officeooo:rsid="0f28cc46" style:font-style-asian="normal" style:font-weight-asian="normal" style:font-style-complex="normal" style:font-weight-complex="normal"/>
    </style:style>
    <style:style style:name="T117" style:family="text">
      <style:text-properties fo:color="#000000" fo:language="en" fo:country="GB" fo:font-style="normal" style:text-underline-style="none" fo:font-weight="normal" officeooo:rsid="0e0ce44f" style:font-style-asian="normal" style:font-weight-asian="normal" style:font-style-complex="normal" style:font-weight-complex="normal"/>
    </style:style>
    <style:style style:name="T118" style:family="text">
      <style:text-properties fo:color="#000000" fo:language="en" fo:country="GB" fo:font-style="normal" style:text-underline-style="none" fo:font-weight="normal" officeooo:rsid="020e3b61" style:font-style-asian="normal" style:font-weight-asian="normal" style:font-style-complex="normal" style:font-weight-complex="normal"/>
    </style:style>
    <style:style style:name="T119" style:family="text">
      <style:text-properties fo:color="#000000" fo:language="en" fo:country="GB" fo:font-style="normal" style:text-underline-style="none" fo:font-weight="normal" officeooo:rsid="13418b3d" style:font-style-asian="normal" style:font-weight-asian="normal" style:font-style-complex="normal" style:font-weight-complex="normal"/>
    </style:style>
    <style:style style:name="T120" style:family="text">
      <style:text-properties fo:color="#000000" fo:language="en" fo:country="GB" fo:font-style="normal" style:text-underline-style="none" fo:font-weight="normal" officeooo:rsid="0f2c2b4c" style:font-style-asian="normal" style:font-weight-asian="normal" style:font-style-complex="normal" style:font-weight-complex="normal"/>
    </style:style>
    <style:style style:name="T121" style:family="text">
      <style:text-properties fo:color="#000000" fo:language="en" fo:country="GB" fo:font-style="normal" style:text-underline-style="none" fo:font-weight="normal" officeooo:rsid="10a8a36b" style:font-style-asian="normal" style:font-weight-asian="normal" style:font-style-complex="normal" style:font-weight-complex="normal"/>
    </style:style>
    <style:style style:name="T122" style:family="text">
      <style:text-properties fo:color="#000000" fo:language="en" fo:country="GB" fo:font-style="normal" style:text-underline-style="none" fo:font-weight="normal" officeooo:rsid="0e55ddf7" style:font-style-asian="normal" style:font-weight-asian="normal" style:font-style-complex="normal" style:font-weight-complex="normal"/>
    </style:style>
    <style:style style:name="T123" style:family="text">
      <style:text-properties fo:color="#000000" fo:language="en" fo:country="GB" fo:font-style="normal" style:text-underline-style="none" fo:font-weight="normal" officeooo:rsid="0e148896" style:font-style-asian="normal" style:font-weight-asian="normal" style:font-style-complex="normal" style:font-weight-complex="normal"/>
    </style:style>
    <style:style style:name="T124" style:family="text">
      <style:text-properties fo:color="#000000" fo:language="en" fo:country="GB" fo:font-style="normal" style:text-underline-style="none" fo:font-weight="normal" officeooo:rsid="0f3b48e0" style:font-style-asian="normal" style:font-weight-asian="normal" style:font-style-complex="normal" style:font-weight-complex="normal"/>
    </style:style>
    <style:style style:name="T125" style:family="text">
      <style:text-properties fo:color="#000000" fo:language="en" fo:country="GB" fo:font-style="normal" style:text-underline-style="none" fo:font-weight="normal" officeooo:rsid="02294bb5" style:font-style-asian="normal" style:font-weight-asian="normal" style:font-style-complex="normal" style:font-weight-complex="normal"/>
    </style:style>
    <style:style style:name="T126" style:family="text">
      <style:text-properties fo:color="#000000" fo:language="en" fo:country="GB" fo:font-style="normal" style:text-underline-style="none" fo:font-weight="normal" officeooo:rsid="0257ca63" style:font-style-asian="normal" style:font-weight-asian="normal" style:font-style-complex="normal" style:font-weight-complex="normal"/>
    </style:style>
    <style:style style:name="T127" style:family="text">
      <style:text-properties fo:color="#000000" fo:language="en" fo:country="GB" fo:font-style="normal" style:text-underline-style="none" fo:font-weight="normal" officeooo:rsid="07a9cbf7" style:font-name-asian="TimesNewRomanPSMT" style:font-style-asian="normal" style:font-weight-asian="normal" style:font-name-complex="Times New Roman" style:font-style-complex="normal" style:font-weight-complex="normal"/>
    </style:style>
    <style:style style:name="T128" style:family="text">
      <style:text-properties fo:color="#000000" fo:language="en" fo:country="GB" fo:font-style="normal" style:text-underline-style="none" fo:font-weight="normal" officeooo:rsid="0219b6fb" style:font-name-asian="TimesNewRomanPSMT" style:font-style-asian="normal" style:font-weight-asian="normal" style:font-name-complex="Times New Roman" style:font-style-complex="normal" style:font-weight-complex="normal"/>
    </style:style>
    <style:style style:name="T129" style:family="text">
      <style:text-properties fo:color="#000000" fo:language="en" fo:country="GB" fo:font-style="normal" style:text-underline-style="none" fo:font-weight="normal" officeooo:rsid="07ac6ceb" style:font-name-asian="TimesNewRomanPSMT" style:font-style-asian="normal" style:font-weight-asian="normal" style:font-name-complex="Times New Roman" style:font-style-complex="normal" style:font-weight-complex="normal"/>
    </style:style>
    <style:style style:name="T130" style:family="text">
      <style:text-properties fo:color="#000000" fo:language="en" fo:country="GB" fo:font-style="normal" style:text-underline-style="none" fo:font-weight="normal" officeooo:rsid="00ba514c" style:font-name-asian="TimesNewRomanPSMT" style:font-style-asian="normal" style:font-weight-asian="normal" style:font-name-complex="Times New Roman" style:font-style-complex="normal" style:font-weight-complex="normal"/>
    </style:style>
    <style:style style:name="T131" style:family="text">
      <style:text-properties fo:color="#000000" fo:language="en" fo:country="GB" fo:font-style="normal" style:text-underline-style="none" fo:font-weight="normal" officeooo:rsid="0073e969" style:font-name-asian="TimesNewRomanPSMT" style:font-style-asian="normal" style:font-weight-asian="normal" style:font-name-complex="Times New Roman" style:font-style-complex="normal" style:font-weight-complex="normal"/>
    </style:style>
    <style:style style:name="T132" style:family="text">
      <style:text-properties fo:color="#000000" fo:language="en" fo:country="GB" fo:font-style="normal" style:text-underline-style="none" fo:font-weight="normal" officeooo:rsid="08dd5128" style:font-name-asian="TimesNewRomanPSMT" style:font-style-asian="normal" style:font-weight-asian="normal" style:font-name-complex="Times New Roman" style:font-style-complex="normal" style:font-weight-complex="normal"/>
    </style:style>
    <style:style style:name="T133" style:family="text">
      <style:text-properties fo:color="#000000" fo:language="en" fo:country="GB" fo:font-style="normal" style:text-underline-style="none" fo:font-weight="normal" officeooo:rsid="024ebc55" style:font-name-asian="TimesNewRomanPSMT" style:font-style-asian="normal" style:font-weight-asian="normal" style:font-name-complex="Times New Roman" style:font-style-complex="normal" style:font-weight-complex="normal"/>
    </style:style>
    <style:style style:name="T134" style:family="text">
      <style:text-properties fo:color="#000000" fo:language="en" fo:country="GB"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135" style:family="text">
      <style:text-properties fo:color="#000000" fo:language="en" fo:country="GB"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136" style:family="text">
      <style:text-properties fo:color="#000000" fo:letter-spacing="normal" fo:font-style="normal" officeooo:rsid="0c94a065" style:font-style-asian="normal" style:font-name-complex="Arial1" style:font-style-complex="normal" loext:padding="0in" loext:border="none"/>
    </style:style>
    <style:style style:name="T137" style:family="text">
      <style:text-properties fo:color="#000000" fo:letter-spacing="normal" fo:font-style="normal" officeooo:rsid="0fc55adb" style:font-style-asian="normal" style:font-name-complex="Arial1" style:font-style-complex="normal" loext:padding="0in" loext:border="none"/>
    </style:style>
    <style:style style:name="T138" style:family="text">
      <style:text-properties fo:color="#000000" fo:letter-spacing="normal" fo:font-style="normal" officeooo:rsid="0cf4831a" style:font-style-asian="normal" style:font-name-complex="Arial1" style:font-style-complex="normal" loext:padding="0in" loext:border="none"/>
    </style:style>
    <style:style style:name="T139" style:family="text">
      <style:text-properties fo:color="#000000" fo:letter-spacing="normal" fo:font-style="normal" officeooo:rsid="0fc3c5ec" style:font-style-asian="normal" style:font-name-complex="Arial1" style:font-style-complex="normal" loext:padding="0in" loext:border="none"/>
    </style:style>
    <style:style style:name="T140" style:family="text">
      <style:text-properties fo:color="#000000" fo:letter-spacing="normal" fo:font-style="normal" officeooo:rsid="04270982" style:font-style-asian="normal" style:font-name-complex="Arial1" style:font-style-complex="normal" loext:padding="0in" loext:border="none"/>
    </style:style>
    <style:style style:name="T141" style:family="text">
      <style:text-properties fo:color="#000000" fo:letter-spacing="normal" fo:font-style="normal" officeooo:rsid="0cf7106c" style:font-style-asian="normal" style:font-name-complex="Arial1" style:font-style-complex="normal" loext:padding="0in" loext:border="none"/>
    </style:style>
    <style:style style:name="T142" style:family="text">
      <style:text-properties fo:color="#000000" fo:letter-spacing="normal" fo:language="en" fo:country="GB" fo:font-style="normal" style:text-underline-style="none" fo:font-weight="normal" officeooo:rsid="00b1c144" style:font-style-asian="normal" style:font-weight-asian="normal" style:font-name-complex="Arial1" style:font-style-complex="normal" style:font-weight-complex="normal" loext:padding="0in" loext:border="none"/>
    </style:style>
    <style:style style:name="T143" style:family="text">
      <style:text-properties fo:color="#000000"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144" style:family="text">
      <style:text-properties fo:color="#000000" fo:letter-spacing="normal" fo:language="en" fo:country="GB" fo:font-style="normal" style:text-underline-style="none" fo:font-weight="normal" officeooo:rsid="0cf4831a" style:font-style-asian="normal" style:font-weight-asian="normal" style:font-name-complex="Arial1" style:font-style-complex="normal" style:font-weight-complex="normal" loext:padding="0in" loext:border="none"/>
    </style:style>
    <style:style style:name="T145" style:family="text">
      <style:text-properties fo:color="#000000" style:text-underline-style="none" fo:font-weight="bold" officeooo:rsid="011b9be9" style:font-weight-asian="bold" style:font-weight-complex="bold"/>
    </style:style>
    <style:style style:name="T146" style:family="text">
      <style:text-properties fo:color="#000000" style:text-underline-style="none" fo:font-weight="bold" officeooo:rsid="00b68fd2" style:font-weight-asian="bold" style:font-weight-complex="bold"/>
    </style:style>
    <style:style style:name="T147" style:family="text">
      <style:text-properties fo:color="#000000" style:text-underline-style="none" fo:font-weight="bold" officeooo:rsid="0099d3c9" style:font-weight-asian="bold" style:font-weight-complex="bold"/>
    </style:style>
    <style:style style:name="T148" style:family="text">
      <style:text-properties fo:color="#000000" style:text-underline-style="none" fo:font-weight="bold" officeooo:rsid="0092bc65" style:font-weight-asian="bold" style:font-weight-complex="bold"/>
    </style:style>
    <style:style style:name="T149" style:family="text">
      <style:text-properties fo:color="#000000" style:text-underline-style="none" fo:font-weight="bold" officeooo:rsid="066818f6" style:font-weight-asian="bold" style:font-weight-complex="bold"/>
    </style:style>
    <style:style style:name="T150" style:family="text">
      <style:text-properties fo:color="#000000" style:text-underline-style="none" fo:font-weight="bold" officeooo:rsid="06695675" style:font-weight-asian="bold" style:font-weight-complex="bold"/>
    </style:style>
    <style:style style:name="T151" style:family="text">
      <style:text-properties fo:color="#000000" style:text-underline-style="none" fo:font-weight="normal" officeooo:rsid="064e6afa" style:font-weight-asian="normal" style:font-weight-complex="normal"/>
    </style:style>
    <style:style style:name="T152" style:family="text">
      <style:text-properties fo:color="#000000" style:text-underline-style="none" fo:font-weight="normal" officeooo:rsid="066818f6" style:font-weight-asian="normal" style:font-weight-complex="normal"/>
    </style:style>
    <style:style style:name="T153" style:family="text">
      <style:text-properties fo:color="#000000" style:text-underline-style="none" fo:font-weight="normal" officeooo:rsid="06695675" style:font-weight-asian="normal" style:font-weight-complex="normal"/>
    </style:style>
    <style:style style:name="T154" style:family="text">
      <style:text-properties fo:color="#000000" style:text-underline-style="none" fo:font-weight="normal" officeooo:rsid="066b97ae" style:font-weight-asian="normal" style:font-weight-complex="normal"/>
    </style:style>
    <style:style style:name="T155" style:family="text">
      <style:text-properties fo:color="#000000" style:text-underline-style="none" fo:font-weight="normal" officeooo:rsid="055bcdca" style:font-weight-asian="normal" style:font-weight-complex="normal"/>
    </style:style>
    <style:style style:name="T156" style:family="text">
      <style:text-properties fo:color="#000000" style:text-underline-style="none" fo:font-weight="normal" officeooo:rsid="066f927c" style:font-weight-asian="normal" style:font-weight-complex="normal"/>
    </style:style>
    <style:style style:name="T157" style:family="text">
      <style:text-properties fo:color="#000000" style:text-underline-style="none" fo:font-weight="normal" officeooo:rsid="0670cf97" style:font-weight-asian="normal" style:font-weight-complex="normal"/>
    </style:style>
    <style:style style:name="T158" style:family="text">
      <style:text-properties fo:color="#000000" style:text-underline-style="none" fo:font-weight="normal" officeooo:rsid="0101b363" style:font-weight-asian="normal" style:font-weight-complex="normal"/>
    </style:style>
    <style:style style:name="T159" style:family="text">
      <style:text-properties fo:color="#000000" style:text-underline-style="none" fo:font-weight="normal" officeooo:rsid="0659a4bc" style:font-weight-asian="normal" style:font-weight-complex="normal"/>
    </style:style>
    <style:style style:name="T160" style:family="text">
      <style:text-properties fo:color="#000000" style:text-underline-style="none" fo:font-weight="normal" officeooo:rsid="0202cbb9" style:font-weight-asian="normal" style:font-weight-complex="normal"/>
    </style:style>
    <style:style style:name="T161" style:family="text">
      <style:text-properties fo:color="#000000" style:text-underline-style="none" fo:font-weight="normal" officeooo:rsid="02468a0c" style:font-weight-asian="normal" style:font-weight-complex="normal"/>
    </style:style>
    <style:style style:name="T162" style:family="text">
      <style:text-properties fo:color="#000000" fo:letter-spacing="0.002in" fo:language="en" fo:country="GB" fo:font-style="normal" style:text-underline-style="none" fo:font-weight="normal" officeooo:rsid="0f313558" style:font-style-asian="normal" style:font-weight-asian="normal" style:font-name-complex="Times New Roman" style:font-style-complex="normal" style:font-weight-complex="normal"/>
    </style:style>
    <style:style style:name="T163" style:family="text">
      <style:text-properties fo:color="#000000" fo:letter-spacing="0.002in" fo:language="en" fo:country="GB" fo:font-style="normal" style:text-underline-style="none" fo:font-weight="normal" officeooo:rsid="14f27e15" style:font-style-asian="normal" style:font-weight-asian="normal" style:font-name-complex="Times New Roman" style:font-style-complex="normal" style:font-weight-complex="normal"/>
    </style:style>
    <style:style style:name="T164" style:family="text">
      <style:text-properties fo:color="#000000" fo:letter-spacing="0.002in" fo:language="en" fo:country="GB" fo:font-style="normal" style:text-underline-style="none" fo:font-weight="normal" officeooo:rsid="0ff90b19" style:font-style-asian="normal" style:font-weight-asian="normal" style:font-name-complex="Times New Roman" style:font-style-complex="normal" style:font-weight-complex="normal"/>
    </style:style>
    <style:style style:name="T165" style:family="text">
      <style:text-properties fo:color="#000000" fo:letter-spacing="0.002in" fo:language="en" fo:country="GB" fo:font-style="normal" style:text-underline-style="none" fo:font-weight="normal" officeooo:rsid="0256b3cf" style:font-style-asian="normal" style:font-weight-asian="normal" style:font-name-complex="Times New Roman" style:font-style-complex="normal" style:font-weight-complex="normal"/>
    </style:style>
    <style:style style:name="T166" style:family="text">
      <style:text-properties fo:color="#000000" fo:letter-spacing="0.002in" fo:language="en" fo:country="GB" fo:font-style="normal" style:text-underline-style="none" fo:font-weight="normal" officeooo:rsid="11dcde58" style:font-style-asian="normal" style:font-weight-asian="normal" style:font-name-complex="Calibri" style:font-style-complex="italic" style:font-weight-complex="normal"/>
    </style:style>
    <style:style style:name="T167" style:family="text">
      <style:text-properties fo:color="#000000" fo:letter-spacing="0.002in" fo:language="en" fo:country="GB" fo:font-style="normal" style:text-underline-style="none" fo:font-weight="normal" officeooo:rsid="144f819c" style:font-style-asian="normal" style:font-weight-asian="normal" style:font-name-complex="Calibri" style:font-style-complex="italic" style:font-weight-complex="normal"/>
    </style:style>
    <style:style style:name="T168" style:family="text">
      <style:text-properties fo:color="#000000" fo:letter-spacing="0.002in" fo:language="en" fo:country="GB" fo:font-style="normal" style:text-underline-style="none" fo:font-weight="normal" officeooo:rsid="0169aa11" style:font-style-asian="normal" style:font-weight-asian="normal" style:font-name-complex="Calibri" style:font-style-complex="italic" style:font-weight-complex="normal"/>
    </style:style>
    <style:style style:name="T169" style:family="text">
      <style:text-properties fo:color="#000000" fo:font-style="normal" style:text-underline-style="none" fo:font-weight="normal" officeooo:rsid="066f927c" style:font-style-asian="normal" style:font-weight-asian="normal" style:font-style-complex="normal" style:font-weight-complex="normal"/>
    </style:style>
    <style:style style:name="T170" style:family="text">
      <style:text-properties fo:color="#000000" fo:font-style="normal" style:text-underline-style="none" fo:font-weight="normal" officeooo:rsid="066f9aba" style:font-style-asian="normal" style:font-weight-asian="normal" style:font-style-complex="normal" style:font-weight-complex="normal"/>
    </style:style>
    <style:style style:name="T171" style:family="text">
      <style:text-properties fo:color="#000000" fo:font-style="normal" style:text-underline-style="none" fo:font-weight="normal" officeooo:rsid="0101b363" style:font-style-asian="normal" style:font-weight-asian="normal" style:font-style-complex="normal" style:font-weight-complex="normal"/>
    </style:style>
    <style:style style:name="T172" style:family="text">
      <style:text-properties fo:color="#000000" fo:font-style="italic" style:text-underline-style="none" fo:font-weight="normal" officeooo:rsid="066f927c" style:font-style-asian="italic" style:font-weight-asian="normal" style:font-style-complex="italic" style:font-weight-complex="normal"/>
    </style:style>
    <style:style style:name="T173" style:family="text">
      <style:text-properties fo:color="#000000" style:font-name="Times New Roman" fo:font-size="11pt" fo:language="en" fo:country="US" style:text-underline-style="none" fo:font-weight="normal" officeooo:rsid="01111744" fo:background-color="#ffffff" loext:char-shading-value="0" style:font-name-asian="Times New Roman2" style:font-size-asian="11pt" style:language-asian="nl" style:country-asian="BE" style:font-weight-asian="normal" style:font-name-complex="Times New Roman" style:font-size-complex="11pt" style:font-weight-complex="normal"/>
    </style:style>
    <style:style style:name="T174" style:family="text">
      <style:text-properties fo:color="#000000" style:font-name="Times New Roman" fo:font-size="11pt" fo:letter-spacing="0.002in" style:text-underline-style="none" style:font-size-asian="11pt" style:font-size-complex="11pt"/>
    </style:style>
    <style:style style:name="T175" style:family="text">
      <style:text-properties fo:color="#000000" style:font-name="Times New Roman" fo:font-size="11pt" fo:letter-spacing="0.002in" style:text-underline-style="none" officeooo:rsid="013774fc" style:font-size-asian="11pt" style:font-size-complex="11pt"/>
    </style:style>
    <style:style style:name="T176" style:family="text">
      <style:text-properties fo:color="#000000" style:font-name="Times New Roman" fo:font-size="11pt" style:text-underline-style="none" style:font-size-asian="11pt" style:font-size-complex="11pt"/>
    </style:style>
    <style:style style:name="T177" style:family="text">
      <style:text-properties fo:color="#000000" style:font-name="Times New Roman" style:text-underline-style="none" fo:font-weight="normal" officeooo:rsid="064e6afa" style:font-weight-asian="normal" style:font-weight-complex="normal"/>
    </style:style>
    <style:style style:name="T178" style:family="text">
      <style:text-properties fo:color="#000000" style:font-name="Times New Roman" style:text-underline-style="none" fo:font-weight="normal" officeooo:rsid="14c173e7" style:font-weight-asian="normal" style:font-weight-complex="normal"/>
    </style:style>
    <style:style style:name="T179" style:family="text">
      <style:text-properties fo:color="#000000" style:font-name="Times New Roman" style:text-underline-style="none" fo:font-weight="normal" officeooo:rsid="06649db5" style:font-weight-asian="normal" style:font-weight-complex="normal"/>
    </style:style>
    <style:style style:name="T180" style:family="text">
      <style:text-properties fo:color="#000000" style:font-name="Times New Roman" style:text-underline-style="none" fo:font-weight="normal" officeooo:rsid="14a917ba" style:font-weight-asian="normal" style:font-weight-complex="normal"/>
    </style:style>
    <style:style style:name="T181" style:family="text">
      <style:text-properties fo:color="#000000" style:font-name="Times New Roman" style:text-underline-style="none" fo:font-weight="normal" officeooo:rsid="0667f78a" style:font-weight-asian="normal" style:font-weight-complex="normal"/>
    </style:style>
    <style:style style:name="T182" style:family="text">
      <style:text-properties fo:color="#000000" style:font-name="Times New Roman" style:text-underline-style="none" fo:font-weight="normal" officeooo:rsid="14a750a1" style:font-weight-asian="normal" style:font-weight-complex="normal"/>
    </style:style>
    <style:style style:name="T183" style:family="text">
      <style:text-properties fo:color="#000000" style:font-name="Times New Roman" style:text-underline-style="none" fo:font-weight="normal" officeooo:rsid="011d443e" style:font-weight-asian="normal" style:font-weight-complex="normal"/>
    </style:style>
    <style:style style:name="T184" style:family="text">
      <style:text-properties fo:color="#000000" style:font-name="Times New Roman" style:text-underline-style="none" fo:font-weight="normal" officeooo:rsid="00b68fd2" style:font-weight-asian="normal" style:font-weight-complex="normal"/>
    </style:style>
    <style:style style:name="T185" style:family="text">
      <style:text-properties fo:color="#000000" style:font-name="Times New Roman" style:text-underline-style="solid" style:text-underline-width="auto" style:text-underline-color="font-color" fo:font-weight="normal" officeooo:rsid="064e6afa" style:font-weight-asian="normal" style:font-weight-complex="normal"/>
    </style:style>
    <style:style style:name="T186" style:family="text">
      <style:text-properties fo:color="#000000" style:font-name="Times New Roman" style:text-underline-style="solid" style:text-underline-width="auto" style:text-underline-color="font-color" fo:font-weight="normal" officeooo:rsid="011d443e" style:font-weight-asian="normal" style:font-weight-complex="normal"/>
    </style:style>
    <style:style style:name="T187" style:family="text">
      <style:text-properties fo:color="#000000" style:font-name="Times New Roman" fo:language="en" fo:country="GB" style:text-underline-style="none" fo:font-weight="normal" officeooo:rsid="00b68fd2" style:font-weight-asian="normal" style:font-name-complex="Times New Roman" style:font-weight-complex="normal"/>
    </style:style>
    <style:style style:name="T188" style:family="text">
      <style:text-properties fo:color="#000000" style:font-name="Times New Roman" fo:language="en" fo:country="GB" style:text-underline-style="none" fo:font-weight="normal" officeooo:rsid="003e0793" style:font-weight-asian="normal" style:font-name-complex="Times New Roman" style:font-weight-complex="normal"/>
    </style:style>
    <style:style style:name="T189" style:family="text">
      <style:text-properties fo:color="#000000" style:font-name="Times New Roman" fo:language="en" fo:country="GB" style:text-underline-style="none" fo:font-weight="normal" officeooo:rsid="05d4aecf" style:font-weight-asian="normal" style:font-name-complex="Times New Roman" style:font-weight-complex="normal"/>
    </style:style>
    <style:style style:name="T190" style:family="text">
      <style:text-properties fo:color="#000000" style:font-name="Times New Roman" fo:language="en" fo:country="GB" style:text-underline-style="none" fo:font-weight="normal" officeooo:rsid="05d4f8c2" style:font-weight-asian="normal" style:font-name-complex="Times New Roman" style:font-weight-complex="normal"/>
    </style:style>
    <style:style style:name="T191" style:family="text">
      <style:text-properties fo:color="#000000" style:font-name="Times New Roman" fo:language="en" fo:country="GB" style:text-underline-style="none" fo:font-weight="normal" officeooo:rsid="01628ae2" style:font-weight-asian="normal" style:font-name-complex="Times New Roman" style:font-weight-complex="normal"/>
    </style:style>
    <style:style style:name="T192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5d69899" style:font-weight-asian="normal" style:font-name-complex="Times New Roman" style:font-weight-complex="normal"/>
    </style:style>
    <style:style style:name="T193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1d0aee6" style:font-weight-asian="normal" style:font-name-complex="Times New Roman" style:font-weight-complex="normal"/>
    </style:style>
    <style:style style:name="T194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b68fd2" style:font-weight-asian="normal" style:font-name-complex="Times New Roman" style:font-weight-complex="normal"/>
    </style:style>
    <style:style style:name="T195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3e0793" style:font-weight-asian="normal" style:font-name-complex="Times New Roman" style:font-weight-complex="normal"/>
    </style:style>
    <style:style style:name="T196" style:family="text">
      <style:text-properties fo:color="#000000" style:text-underline-style="solid" style:text-underline-width="auto" style:text-underline-color="font-color" fo:font-weight="normal" officeooo:rsid="055bcdca" style:font-weight-asian="normal" style:font-weight-complex="normal"/>
    </style:style>
    <style:style style:name="T197" style:family="text">
      <style:text-properties fo:color="#000000" style:text-underline-style="solid" style:text-underline-width="auto" style:text-underline-color="font-color" fo:font-weight="normal" officeooo:rsid="066f927c" style:font-weight-asian="normal" style:font-weight-complex="normal"/>
    </style:style>
    <style:style style:name="T198" style:family="text">
      <style:text-properties officeooo:rsid="00260b39"/>
    </style:style>
    <style:style style:name="T199" style:family="text">
      <style:text-properties officeooo:rsid="00278b3f"/>
    </style:style>
    <style:style style:name="T200" style:family="text">
      <style:text-properties fo:font-weight="normal" style:font-weight-asian="normal" style:font-weight-complex="normal"/>
    </style:style>
    <style:style style:name="T201" style:family="text">
      <style:text-properties fo:font-weight="normal" officeooo:rsid="010209be" style:font-weight-asian="normal" style:font-weight-complex="normal"/>
    </style:style>
    <style:style style:name="T202" style:family="text">
      <style:text-properties fo:font-weight="normal" officeooo:rsid="00d7bb59" style:font-weight-asian="normal" style:font-weight-complex="normal"/>
    </style:style>
    <style:style style:name="T203" style:family="text">
      <style:text-properties fo:font-weight="normal" officeooo:rsid="03eda9d0" style:font-weight-asian="normal" style:font-weight-complex="normal"/>
    </style:style>
    <style:style style:name="T204" style:family="text">
      <style:text-properties fo:font-weight="normal" officeooo:rsid="0b5810ee" style:font-weight-asian="normal" style:font-weight-complex="normal"/>
    </style:style>
    <style:style style:name="T205" style:family="text">
      <style:text-properties fo:font-weight="normal" officeooo:rsid="003b7ae7" style:font-weight-asian="normal" style:font-weight-complex="normal"/>
    </style:style>
    <style:style style:name="T206" style:family="text">
      <style:text-properties fo:font-weight="normal" officeooo:rsid="0044cfad" style:font-weight-asian="normal" style:font-weight-complex="normal"/>
    </style:style>
    <style:style style:name="T207" style:family="text">
      <style:text-properties fo:font-weight="normal" officeooo:rsid="0490641d" style:font-weight-asian="normal" style:font-weight-complex="normal"/>
    </style:style>
    <style:style style:name="T208" style:family="text">
      <style:text-properties fo:font-weight="normal" officeooo:rsid="0059834d" style:font-weight-asian="normal" style:font-weight-complex="normal"/>
    </style:style>
    <style:style style:name="T209" style:family="text">
      <style:text-properties fo:font-weight="normal" officeooo:rsid="00e7f6a6" style:font-weight-asian="normal" style:font-weight-complex="normal"/>
    </style:style>
    <style:style style:name="T210" style:family="text">
      <style:text-properties fo:font-weight="normal" officeooo:rsid="037a38a8" style:font-weight-asian="normal" style:font-weight-complex="normal"/>
    </style:style>
    <style:style style:name="T211" style:family="text">
      <style:text-properties fo:font-weight="normal" officeooo:rsid="00d93405" style:font-weight-asian="normal" style:font-weight-complex="normal"/>
    </style:style>
    <style:style style:name="T212" style:family="text">
      <style:text-properties fo:font-weight="normal" officeooo:rsid="0079834f" style:font-weight-asian="normal" style:font-weight-complex="normal"/>
    </style:style>
    <style:style style:name="T213" style:family="text">
      <style:text-properties fo:font-weight="normal" officeooo:rsid="018c5509" style:font-weight-asian="normal" style:font-weight-complex="normal"/>
    </style:style>
    <style:style style:name="T214" style:family="text">
      <style:text-properties fo:font-weight="normal" officeooo:rsid="00a5ca46" style:font-weight-asian="normal" style:font-weight-complex="normal"/>
    </style:style>
    <style:style style:name="T215" style:family="text">
      <style:text-properties fo:font-weight="normal" officeooo:rsid="00a61d61" style:font-weight-asian="normal" style:font-weight-complex="normal"/>
    </style:style>
    <style:style style:name="T216" style:family="text">
      <style:text-properties fo:font-weight="normal" officeooo:rsid="00ac3973" style:font-weight-asian="normal" style:font-weight-complex="normal"/>
    </style:style>
    <style:style style:name="T217" style:family="text">
      <style:text-properties fo:font-weight="normal" officeooo:rsid="0d0d4328" style:font-weight-asian="normal" style:font-weight-complex="normal"/>
    </style:style>
    <style:style style:name="T218" style:family="text">
      <style:text-properties fo:font-weight="normal" officeooo:rsid="0eebe938" style:font-weight-asian="normal" style:font-weight-complex="normal"/>
    </style:style>
    <style:style style:name="T219" style:family="text">
      <style:text-properties fo:font-weight="normal" officeooo:rsid="1687949a" style:font-weight-asian="normal" style:font-weight-complex="normal"/>
    </style:style>
    <style:style style:name="T220" style:family="text">
      <style:text-properties fo:font-weight="normal" officeooo:rsid="00ef5dac" style:font-weight-asian="normal" style:font-weight-complex="normal"/>
    </style:style>
    <style:style style:name="T221" style:family="text">
      <style:text-properties fo:font-weight="normal" officeooo:rsid="010aef95" style:font-weight-asian="normal" style:font-weight-complex="normal"/>
    </style:style>
    <style:style style:name="T222" style:family="text">
      <style:text-properties fo:font-weight="normal" officeooo:rsid="08b8c274" style:font-weight-asian="normal" style:font-weight-complex="normal"/>
    </style:style>
    <style:style style:name="T223" style:family="text">
      <style:text-properties fo:font-weight="normal" officeooo:rsid="00b8c2bc" style:font-weight-asian="normal" style:font-weight-complex="normal"/>
    </style:style>
    <style:style style:name="T224" style:family="text">
      <style:text-properties fo:font-weight="normal" officeooo:rsid="017095fc" style:font-weight-asian="normal" style:font-weight-complex="normal"/>
    </style:style>
    <style:style style:name="T225" style:family="text">
      <style:text-properties fo:font-weight="normal" officeooo:rsid="00905cc3" style:font-weight-asian="normal" style:font-weight-complex="normal"/>
    </style:style>
    <style:style style:name="T226" style:family="text">
      <style:text-properties fo:font-weight="normal" officeooo:rsid="01769b1a" style:font-weight-asian="normal" style:font-weight-complex="normal"/>
    </style:style>
    <style:style style:name="T227" style:family="text">
      <style:text-properties fo:font-weight="normal" officeooo:rsid="01bca8ae" style:font-weight-asian="normal" style:font-weight-complex="normal"/>
    </style:style>
    <style:style style:name="T228" style:family="text">
      <style:text-properties fo:font-weight="normal" officeooo:rsid="01c60df7" style:font-weight-asian="normal" style:font-weight-complex="normal"/>
    </style:style>
    <style:style style:name="T229" style:family="text">
      <style:text-properties fo:font-weight="normal" officeooo:rsid="01fe772a" style:font-weight-asian="normal" style:font-weight-complex="normal"/>
    </style:style>
    <style:style style:name="T230" style:family="text">
      <style:text-properties fo:font-weight="normal" officeooo:rsid="0715c502" style:font-weight-asian="normal" style:font-weight-complex="normal"/>
    </style:style>
    <style:style style:name="T231" style:family="text">
      <style:text-properties fo:font-weight="normal" officeooo:rsid="05c4ac6d" style:font-weight-asian="normal" style:font-weight-complex="normal"/>
    </style:style>
    <style:style style:name="T232" style:family="text">
      <style:text-properties fo:font-weight="normal" officeooo:rsid="0714935e" style:font-weight-asian="normal" style:font-weight-complex="normal"/>
    </style:style>
    <style:style style:name="T233" style:family="text">
      <style:text-properties fo:font-weight="normal" officeooo:rsid="0231bd75" style:font-weight-asian="normal" style:font-weight-complex="normal"/>
    </style:style>
    <style:style style:name="T234" style:family="text">
      <style:text-properties fo:font-weight="normal" officeooo:rsid="0232254f" style:font-weight-asian="normal" style:font-weight-complex="normal"/>
    </style:style>
    <style:style style:name="T235" style:family="text">
      <style:text-properties fo:font-weight="normal" officeooo:rsid="02397f7b" style:font-weight-asian="normal" style:font-weight-complex="normal"/>
    </style:style>
    <style:style style:name="T236" style:family="text">
      <style:text-properties fo:font-weight="normal" officeooo:rsid="018354a5" style:font-weight-asian="normal" style:font-weight-complex="normal"/>
    </style:style>
    <style:style style:name="T237" style:family="text">
      <style:text-properties fo:font-weight="normal" officeooo:rsid="030545a8" style:font-weight-asian="normal" style:font-weight-complex="normal"/>
    </style:style>
    <style:style style:name="T238" style:family="text">
      <style:text-properties fo:font-weight="normal" officeooo:rsid="02c92d0d" style:font-weight-asian="normal" style:font-weight-complex="normal"/>
    </style:style>
    <style:style style:name="T239" style:family="text">
      <style:text-properties fo:font-weight="normal" officeooo:rsid="03becd6d" style:font-weight-asian="normal" style:font-weight-complex="normal"/>
    </style:style>
    <style:style style:name="T240" style:family="text">
      <style:text-properties fo:font-weight="normal" officeooo:rsid="01cda42d" style:font-weight-asian="normal" style:font-weight-complex="normal"/>
    </style:style>
    <style:style style:name="T241" style:family="text">
      <style:text-properties fo:font-weight="normal" officeooo:rsid="041bf7a6" style:font-weight-asian="normal" style:font-weight-complex="normal"/>
    </style:style>
    <style:style style:name="T242" style:family="text">
      <style:text-properties fo:font-weight="normal" officeooo:rsid="02649e06" style:font-weight-asian="normal" style:font-weight-complex="normal"/>
    </style:style>
    <style:style style:name="T243" style:family="text">
      <style:text-properties fo:font-weight="normal" style:font-weight-asian="normal" style:font-name-complex="Arial1" style:font-weight-complex="normal"/>
    </style:style>
    <style:style style:name="T244" style:family="text">
      <style:text-properties fo:font-weight="normal" officeooo:rsid="012dc727" style:font-name-asian="TimesNewRomanPSMT" style:font-weight-asian="normal" style:font-name-complex="TimesNewRomanPSMT" style:font-weight-complex="normal"/>
    </style:style>
    <style:style style:name="T245" style:family="text">
      <style:text-properties fo:font-weight="normal" officeooo:rsid="03fa374b" style:font-name-asian="TimesNewRomanPSMT" style:font-weight-asian="normal" style:font-name-complex="TimesNewRomanPSMT" style:font-weight-complex="normal"/>
    </style:style>
    <style:style style:name="T246" style:family="text">
      <style:text-properties fo:font-weight="normal" officeooo:rsid="003ad407" style:font-name-asian="TimesNewRomanPSMT" style:font-weight-asian="normal" style:font-name-complex="TimesNewRomanPSMT" style:font-weight-complex="normal"/>
    </style:style>
    <style:style style:name="T247" style:family="text">
      <style:text-properties fo:font-weight="normal" officeooo:rsid="003aee15" style:font-name-asian="TimesNewRomanPSMT" style:font-weight-asian="normal" style:font-name-complex="TimesNewRomanPSMT" style:font-weight-complex="normal"/>
    </style:style>
    <style:style style:name="T248" style:family="text">
      <style:text-properties fo:font-weight="normal" officeooo:rsid="017095fc" style:font-name-asian="TimesNewRomanPSMT" style:font-weight-asian="normal" style:font-name-complex="TimesNewRomanPSMT" style:font-weight-complex="normal"/>
    </style:style>
    <style:style style:name="T249" style:family="text">
      <style:text-properties fo:font-weight="normal" officeooo:rsid="00e871a1" style:font-name-asian="TimesNewRomanPSMT" style:font-weight-asian="normal" style:font-name-complex="TimesNewRomanPSMT" style:font-weight-complex="normal"/>
    </style:style>
    <style:style style:name="T250" style:family="text">
      <style:text-properties fo:font-weight="normal" officeooo:rsid="012299d5" style:font-name-asian="TimesNewRomanPSMT" style:font-weight-asian="normal" style:font-name-complex="TimesNewRomanPSMT" style:font-weight-complex="normal"/>
    </style:style>
    <style:style style:name="T251" style:family="text">
      <style:text-properties fo:font-weight="normal" officeooo:rsid="01ae23ff" style:font-name-asian="TimesNewRomanPSMT" style:font-weight-asian="normal" style:font-name-complex="TimesNewRomanPSMT" style:font-weight-complex="normal"/>
    </style:style>
    <style:style style:name="T252" style:family="text">
      <style:text-properties fo:font-weight="normal" officeooo:rsid="0099d3c9" style:font-name-asian="TimesNewRomanPSMT" style:font-weight-asian="normal" style:font-name-complex="TimesNewRomanPSMT" style:font-weight-complex="normal"/>
    </style:style>
    <style:style style:name="T253" style:family="text">
      <style:text-properties fo:font-weight="normal" officeooo:rsid="0123f17f" style:font-name-asian="TimesNewRomanPSMT" style:font-weight-asian="normal" style:font-name-complex="TimesNewRomanPSMT" style:font-weight-complex="normal"/>
    </style:style>
    <style:style style:name="T254" style:family="text">
      <style:text-properties fo:font-weight="normal" officeooo:rsid="012fbf70" style:font-name-asian="TimesNewRomanPSMT" style:font-weight-asian="normal" style:font-name-complex="TimesNewRomanPSMT" style:font-weight-complex="normal"/>
    </style:style>
    <style:style style:name="T255" style:family="text">
      <style:text-properties fo:font-weight="normal" officeooo:rsid="016097a1" style:font-name-asian="TimesNewRomanPSMT" style:font-weight-asian="normal" style:font-name-complex="TimesNewRomanPSMT" style:font-weight-complex="normal"/>
    </style:style>
    <style:style style:name="T256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06fe672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643b770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66103c1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623adda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8f8990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6263172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8e4845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e99c51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b525dee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10503c3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682ceb8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179eb5d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17bbddf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1be482f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1fd3e75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2310325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fddd37e" style:font-style-asian="normal" style:font-weight-asian="normal" style:font-name-complex="Arial1" style:font-style-complex="normal" style:font-weight-complex="normal"/>
    </style:style>
    <style:style style:name="T284" style:family="text">
      <style:text-properties fo:font-style="normal" fo:font-weight="normal" officeooo:rsid="0d1a0aee" style:font-style-asian="normal" style:font-weight-asian="normal" style:font-name-complex="Arial1" style:font-style-complex="normal" style:font-weight-complex="normal"/>
    </style:style>
    <style:style style:name="T285" style:family="text">
      <style:text-properties fo:font-style="normal" fo:font-weight="normal" officeooo:rsid="0d21dd69" style:font-style-asian="normal" style:font-weight-asian="normal" style:font-name-complex="Arial1" style:font-style-complex="normal" style:font-weight-complex="normal"/>
    </style:style>
    <style:style style:name="T286" style:family="text">
      <style:text-properties fo:font-style="normal" fo:font-weight="normal" officeooo:rsid="0cd7546c" style:font-style-asian="normal" style:font-weight-asian="normal" style:font-name-complex="Arial1" style:font-style-complex="normal" style:font-weight-complex="normal"/>
    </style:style>
    <style:style style:name="T287" style:family="text">
      <style:text-properties fo:font-style="normal" fo:font-weight="normal" officeooo:rsid="11d966bf" style:font-style-asian="normal" style:font-weight-asian="normal" style:font-name-complex="Arial1" style:font-style-complex="normal" style:font-weight-complex="normal"/>
    </style:style>
    <style:style style:name="T288" style:family="text">
      <style:text-properties fo:font-style="normal" fo:font-weight="normal" officeooo:rsid="058896b2" style:font-style-asian="normal" style:font-weight-asian="normal" style:font-name-complex="Arial1" style:font-style-complex="normal" style:font-weight-complex="normal"/>
    </style:style>
    <style:style style:name="T289" style:family="text">
      <style:text-properties fo:font-style="normal" fo:font-weight="normal" officeooo:rsid="04006a84" style:font-style-asian="normal" style:font-weight-asian="normal" style:font-name-complex="Arial1" style:font-style-complex="normal" style:font-weight-complex="normal"/>
    </style:style>
    <style:style style:name="T290" style:family="text">
      <style:text-properties fo:font-style="normal" fo:font-weight="normal" officeooo:rsid="040269d9" style:font-style-asian="normal" style:font-weight-asian="normal" style:font-name-complex="Arial1" style:font-style-complex="normal" style:font-weight-complex="normal"/>
    </style:style>
    <style:style style:name="T291" style:family="text">
      <style:text-properties fo:font-style="normal" fo:font-weight="normal" officeooo:rsid="0038b7fa" style:font-style-asian="normal" style:font-weight-asian="normal" style:font-name-complex="Arial1" style:font-style-complex="normal" style:font-weight-complex="normal"/>
    </style:style>
    <style:style style:name="T292" style:family="text">
      <style:text-properties fo:font-style="normal" fo:font-weight="normal" officeooo:rsid="00acedb2" style:font-style-asian="normal" style:font-weight-asian="normal" style:font-name-complex="Arial1" style:font-style-complex="normal" style:font-weight-complex="normal"/>
    </style:style>
    <style:style style:name="T293" style:family="text">
      <style:text-properties fo:font-style="normal" fo:font-weight="normal" officeooo:rsid="00c9a104" style:font-style-asian="normal" style:font-weight-asian="normal" style:font-name-complex="Arial1" style:font-style-complex="normal" style:font-weight-complex="normal"/>
    </style:style>
    <style:style style:name="T294" style:family="text">
      <style:text-properties fo:font-style="normal" fo:font-weight="normal" officeooo:rsid="00c1ff76" style:font-style-asian="normal" style:font-weight-asian="normal" style:font-name-complex="Arial1" style:font-style-complex="normal" style:font-weight-complex="normal"/>
    </style:style>
    <style:style style:name="T295" style:family="text">
      <style:text-properties fo:font-style="normal" fo:font-weight="normal" officeooo:rsid="0b7522ba" style:font-style-asian="normal" style:font-weight-asian="normal" style:font-name-complex="Arial1" style:font-style-complex="normal" style:font-weight-complex="normal"/>
    </style:style>
    <style:style style:name="T296" style:family="text">
      <style:text-properties fo:font-style="normal" officeooo:rsid="0cd7546c" style:font-style-asian="normal" style:font-name-complex="Arial1" style:font-style-complex="normal"/>
    </style:style>
    <style:style style:name="T297" style:family="text">
      <style:text-properties fo:font-style="normal" officeooo:rsid="08702bdf" style:font-style-asian="normal" style:font-name-complex="Arial1" style:font-style-complex="normal"/>
    </style:style>
    <style:style style:name="T298" style:family="text">
      <style:text-properties fo:font-style="normal" officeooo:rsid="0fe47423" style:font-style-asian="normal" style:font-name-complex="Arial1" style:font-style-complex="normal"/>
    </style:style>
    <style:style style:name="T299" style:family="text">
      <style:text-properties fo:font-style="normal" officeooo:rsid="1010b53d" style:font-style-asian="normal" style:font-name-complex="Arial1" style:font-style-complex="normal"/>
    </style:style>
    <style:style style:name="T300" style:family="text">
      <style:text-properties fo:font-style="normal" officeooo:rsid="128c503e" style:font-style-asian="normal" style:font-name-complex="Arial1" style:font-style-complex="normal"/>
    </style:style>
    <style:style style:name="T301" style:family="text">
      <style:text-properties fo:font-style="normal" officeooo:rsid="0cd9334f" style:font-style-asian="normal" style:font-name-complex="Arial1" style:font-style-complex="normal"/>
    </style:style>
    <style:style style:name="T302" style:family="text">
      <style:text-properties fo:font-style="normal" officeooo:rsid="0fddd37e" style:font-style-asian="normal" style:font-name-complex="Arial1" style:font-style-complex="normal"/>
    </style:style>
    <style:style style:name="T303" style:family="text">
      <style:text-properties fo:font-style="normal" officeooo:rsid="128b204d" style:font-style-asian="normal" style:font-name-complex="Arial1" style:font-style-complex="normal"/>
    </style:style>
    <style:style style:name="T304" style:family="text">
      <style:text-properties fo:font-style="normal" officeooo:rsid="11dc23c7" style:font-style-asian="normal" style:font-name-complex="Arial1" style:font-style-complex="normal"/>
    </style:style>
    <style:style style:name="T305" style:family="text">
      <style:text-properties fo:font-style="normal" officeooo:rsid="11dc21a4" style:font-style-asian="normal" style:font-name-complex="Arial1" style:font-style-complex="normal"/>
    </style:style>
    <style:style style:name="T306" style:family="text">
      <style:text-properties fo:font-style="normal" officeooo:rsid="11d966bf" style:font-style-asian="normal" style:font-name-complex="Arial1" style:font-style-complex="normal"/>
    </style:style>
    <style:style style:name="T307" style:family="text">
      <style:text-properties fo:font-style="normal" officeooo:rsid="12950b11" style:font-style-asian="normal" style:font-name-complex="Arial1" style:font-style-complex="normal"/>
    </style:style>
    <style:style style:name="T308" style:family="text">
      <style:text-properties fo:font-style="normal" officeooo:rsid="11da47bf" style:font-style-asian="normal" style:font-name-complex="Arial1" style:font-style-complex="normal"/>
    </style:style>
    <style:style style:name="T309" style:family="text">
      <style:text-properties fo:font-style="normal" officeooo:rsid="00a74e94" style:font-style-asian="normal" style:font-name-complex="Arial1" style:font-style-complex="normal"/>
    </style:style>
    <style:style style:name="T310" style:family="text">
      <style:text-properties fo:font-style="normal" officeooo:rsid="0b7522ba" style:font-style-asian="normal" style:font-name-complex="Arial1" style:font-style-complex="normal"/>
    </style:style>
    <style:style style:name="T311" style:family="text">
      <style:text-properties fo:font-style="normal" officeooo:rsid="0b6d3f4e" style:font-style-asian="normal" style:font-name-complex="Arial1" style:font-style-complex="normal"/>
    </style:style>
    <style:style style:name="T312" style:family="text">
      <style:text-properties fo:font-style="normal" officeooo:rsid="07d79de5" style:font-style-asian="normal" style:font-name-complex="Arial1" style:font-style-complex="normal"/>
    </style:style>
    <style:style style:name="T313" style:family="text">
      <style:text-properties fo:font-style="normal" officeooo:rsid="0c5b85db" style:font-style-asian="normal" style:font-name-complex="Arial1" style:font-style-complex="normal"/>
    </style:style>
    <style:style style:name="T314" style:family="text">
      <style:text-properties fo:font-style="normal" officeooo:rsid="07d7ef83" style:font-style-asian="normal" style:font-name-complex="Arial1" style:font-style-complex="normal"/>
    </style:style>
    <style:style style:name="T315" style:family="text">
      <style:text-properties fo:font-style="normal" officeooo:rsid="00b5cbb8" style:font-style-asian="normal" style:font-name-complex="Arial1" style:font-style-complex="normal"/>
    </style:style>
    <style:style style:name="T316" style:family="text">
      <style:text-properties fo:font-style="normal" officeooo:rsid="00b4b293" style:font-style-asian="normal" style:font-name-complex="Arial1" style:font-style-complex="normal"/>
    </style:style>
    <style:style style:name="T317" style:family="text">
      <style:text-properties fo:font-style="normal" officeooo:rsid="0139dc55" style:font-style-asian="normal" style:font-name-complex="Arial1" style:font-style-complex="normal"/>
    </style:style>
    <style:style style:name="T318" style:family="text">
      <style:text-properties fo:font-style="normal" officeooo:rsid="015a536a" style:font-style-asian="normal" style:font-name-complex="Arial1" style:font-style-complex="normal"/>
    </style:style>
    <style:style style:name="T319" style:family="text">
      <style:text-properties fo:font-style="normal" officeooo:rsid="01eed6f6" style:font-style-asian="normal" style:font-name-complex="Arial1" style:font-style-complex="normal"/>
    </style:style>
    <style:style style:name="T320" style:family="text">
      <style:text-properties fo:font-style="normal" officeooo:rsid="01fadbbc" style:font-style-asian="normal" style:font-name-complex="Arial1" style:font-style-complex="normal"/>
    </style:style>
    <style:style style:name="T321" style:family="text">
      <style:text-properties fo:font-style="normal" officeooo:rsid="02707e46" style:font-style-asian="normal" style:font-name-complex="Arial1" style:font-style-complex="normal"/>
    </style:style>
    <style:style style:name="T322" style:family="text">
      <style:text-properties fo:font-style="normal" style:font-style-asian="normal" style:font-style-complex="normal"/>
    </style:style>
    <style:style style:name="T323" style:family="text">
      <style:text-properties fo:font-style="normal" officeooo:rsid="0b7a04f4" style:font-style-asian="normal" style:font-style-complex="normal"/>
    </style:style>
    <style:style style:name="T324" style:family="text">
      <style:text-properties fo:font-style="normal" officeooo:rsid="0127c868" style:font-style-asian="normal" style:font-style-complex="normal"/>
    </style:style>
    <style:style style:name="T325" style:family="text">
      <style:text-properties fo:font-style="normal" officeooo:rsid="014c8744" style:font-style-asian="normal" style:font-style-complex="normal"/>
    </style:style>
    <style:style style:name="T326" style:family="text">
      <style:text-properties fo:font-style="normal" officeooo:rsid="09514304" style:font-style-asian="normal" style:font-style-complex="normal"/>
    </style:style>
    <style:style style:name="T327" style:family="text">
      <style:text-properties fo:font-style="normal" officeooo:rsid="014c9a05" style:font-style-asian="normal" style:font-style-complex="normal"/>
    </style:style>
    <style:style style:name="T328" style:family="text">
      <style:text-properties fo:font-style="normal" officeooo:rsid="00d93405" style:font-style-asian="normal" style:font-style-complex="normal"/>
    </style:style>
    <style:style style:name="T329" style:family="text">
      <style:text-properties fo:font-style="normal" officeooo:rsid="02001e1d" style:font-style-asian="normal" style:font-style-complex="normal"/>
    </style:style>
    <style:style style:name="T330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b7a0843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5cd7173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d0ae037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d0be869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167daa02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eebe938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fab97dd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219b6fb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10fb42e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101762f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1588e0d4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14a289cb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14a4569f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17635588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142e58a4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11d966bf" style:font-style-asian="normal" style:font-weight-asian="normal" style:font-name-complex="Arial1" style:font-style-complex="normal" style:font-weight-complex="normal"/>
    </style:style>
    <style:style style:name="T352" style:family="text">
      <style:text-properties fo:font-style="normal" style:text-underline-style="none" fo:font-weight="normal" officeooo:rsid="04006a84" style:font-style-asian="normal" style:font-weight-asian="normal" style:font-name-complex="Arial1" style:font-style-complex="normal" style:font-weight-complex="normal"/>
    </style:style>
    <style:style style:name="T353" style:family="text">
      <style:text-properties fo:font-style="normal" style:text-underline-style="none" fo:font-weight="normal" officeooo:rsid="0b29f073" style:font-style-asian="normal" style:font-weight-asian="normal" style:font-name-complex="Calibri" style:font-style-complex="normal" style:font-weight-complex="normal"/>
    </style:style>
    <style:style style:name="T354" style:family="text">
      <style:text-properties fo:font-style="normal" style:text-underline-style="none" fo:font-weight="normal" officeooo:rsid="14f79a6c" style:font-style-asian="normal" style:font-weight-asian="normal" style:font-name-complex="Calibri" style:font-style-complex="normal" style:font-weight-complex="normal"/>
    </style:style>
    <style:style style:name="T355" style:family="text">
      <style:text-properties fo:font-style="normal" style:text-underline-style="none" fo:font-weight="normal" officeooo:rsid="0eac002d" style:font-style-asian="normal" style:font-weight-asian="normal" style:font-name-complex="Calibri" style:font-style-complex="normal" style:font-weight-complex="normal"/>
    </style:style>
    <style:style style:name="T356" style:family="text">
      <style:text-properties fo:font-style="normal" style:text-underline-style="none" fo:font-weight="normal" officeooo:rsid="0bc89041" style:font-style-asian="normal" style:font-weight-asian="normal" style:font-name-complex="Calibri" style:font-style-complex="normal" style:font-weight-complex="normal"/>
    </style:style>
    <style:style style:name="T357" style:family="text">
      <style:text-properties fo:font-style="normal" style:text-underline-style="none" fo:font-weight="normal" officeooo:rsid="11f324f3" style:font-style-asian="normal" style:font-weight-asian="normal" style:font-name-complex="Calibri" style:font-style-complex="normal" style:font-weight-complex="normal"/>
    </style:style>
    <style:style style:name="T358" style:family="text">
      <style:text-properties fo:font-style="normal" style:text-underline-style="none" fo:font-weight="normal" officeooo:rsid="01a20223" style:font-style-asian="normal" style:font-weight-asian="normal" style:font-name-complex="Calibri" style:font-style-complex="normal" style:font-weight-complex="normal"/>
    </style:style>
    <style:style style:name="T359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360" style:family="text">
      <style:text-properties fo:font-style="normal" style:text-underline-style="none" fo:font-weight="normal" officeooo:rsid="06ad29a3" style:font-name-asian="TimesNewRomanPSMT" style:font-style-asian="normal" style:font-weight-asian="normal" style:font-name-complex="TimesNewRomanPSMT" style:font-style-complex="normal" style:font-weight-complex="normal"/>
    </style:style>
    <style:style style:name="T361" style:family="text">
      <style:text-properties fo:font-style="normal" style:text-underline-style="none" fo:font-weight="normal" officeooo:rsid="0d9d026c" style:font-name-asian="TimesNewRomanPSMT" style:font-style-asian="normal" style:font-weight-asian="normal" style:font-name-complex="TimesNewRomanPSMT" style:font-style-complex="normal" style:font-weight-complex="normal"/>
    </style:style>
    <style:style style:name="T362" style:family="text">
      <style:text-properties fo:font-style="normal" style:text-underline-style="none" fo:font-weight="normal" officeooo:rsid="028b3fe2" style:font-name-asian="TimesNewRomanPSMT" style:font-style-asian="normal" style:font-weight-asian="normal" style:font-name-complex="TimesNewRomanPSMT" style:font-style-complex="normal" style:font-weight-complex="normal"/>
    </style:style>
    <style:style style:name="T363" style:family="text">
      <style:text-properties fo:font-style="normal" style:text-underline-style="none" fo:font-weight="normal" officeooo:rsid="037b47d8" style:font-name-asian="TimesNewRomanPSMT" style:font-style-asian="normal" style:font-weight-asian="normal" style:font-name-complex="TimesNewRomanPSMT" style:font-style-complex="normal" style:font-weight-complex="normal"/>
    </style:style>
    <style:style style:name="T364" style:family="text">
      <style:text-properties fo:font-style="normal" style:text-underline-style="none" fo:font-weight="normal" officeooo:rsid="0ff7b90d" style:font-name-asian="TimesNewRomanPSMT" style:font-style-asian="normal" style:font-weight-asian="normal" style:font-name-complex="TimesNewRomanPSMT" style:font-style-complex="normal" style:font-weight-complex="normal"/>
    </style:style>
    <style:style style:name="T365" style:family="text">
      <style:text-properties fo:font-style="normal" style:text-underline-style="none" fo:font-weight="normal" officeooo:rsid="0ff94333" style:font-name-asian="TimesNewRomanPSMT" style:font-style-asian="normal" style:font-weight-asian="normal" style:font-name-complex="TimesNewRomanPSMT" style:font-style-complex="normal" style:font-weight-complex="normal"/>
    </style:style>
    <style:style style:name="T366" style:family="text">
      <style:text-properties fo:font-style="normal" style:text-underline-style="none" fo:font-weight="normal" officeooo:rsid="0ff6edfd" style:font-name-asian="TimesNewRomanPSMT" style:font-style-asian="normal" style:font-weight-asian="normal" style:font-name-complex="TimesNewRomanPSMT" style:font-style-complex="normal" style:font-weight-complex="normal"/>
    </style:style>
    <style:style style:name="T367" style:family="text">
      <style:text-properties fo:font-style="normal" style:text-underline-style="none" fo:font-weight="normal" officeooo:rsid="12d1d725" style:font-name-asian="TimesNewRomanPSMT" style:font-style-asian="normal" style:font-weight-asian="normal" style:font-name-complex="TimesNewRomanPSMT" style:font-style-complex="normal" style:font-weight-complex="normal"/>
    </style:style>
    <style:style style:name="T368" style:family="text">
      <style:text-properties fo:font-style="normal" style:text-underline-style="none" fo:font-weight="normal" officeooo:rsid="0329c230" style:font-name-asian="TimesNewRomanPSMT" style:font-style-asian="normal" style:font-weight-asian="normal" style:font-name-complex="TimesNewRomanPSMT" style:font-style-complex="normal" style:font-weight-complex="normal"/>
    </style:style>
    <style:style style:name="T369" style:family="text">
      <style:text-properties fo:font-style="normal" style:text-underline-style="none" fo:font-weight="normal" officeooo:rsid="0241707e" style:font-name-asian="TimesNewRomanPSMT" style:font-style-asian="normal" style:font-weight-asian="normal" style:font-name-complex="TimesNewRomanPSMT" style:font-style-complex="normal" style:font-weight-complex="normal"/>
    </style:style>
    <style:style style:name="T370" style:family="text">
      <style:text-properties fo:font-style="normal" style:text-underline-style="none" fo:font-weight="normal" officeooo:rsid="03235f1d" style:font-name-asian="TimesNewRomanPSMT" style:font-style-asian="normal" style:font-weight-asian="normal" style:font-name-complex="TimesNewRomanPSMT" style:font-style-complex="normal" style:font-weight-complex="normal"/>
    </style:style>
    <style:style style:name="T371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372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373" style:family="text">
      <style:text-properties fo:font-style="normal" style:text-underline-style="none" fo:font-weight="normal" officeooo:rsid="08f97e6f" style:font-name-asian="TimesNewRomanPSMT" style:font-style-asian="normal" style:font-weight-asian="normal" style:font-name-complex="TimesNewRomanPSMT" style:font-style-complex="normal" style:font-weight-complex="normal"/>
    </style:style>
    <style:style style:name="T374" style:family="text">
      <style:text-properties fo:font-style="normal" style:text-underline-style="none" fo:font-weight="normal" officeooo:rsid="0b3c3df5" style:font-name-asian="TimesNewRomanPSMT" style:font-style-asian="normal" style:font-weight-asian="normal" style:font-name-complex="TimesNewRomanPSMT" style:font-style-complex="normal" style:font-weight-complex="normal"/>
    </style:style>
    <style:style style:name="T375" style:family="text">
      <style:text-properties fo:font-style="normal" style:text-underline-style="none" fo:font-weight="normal" officeooo:rsid="094e5800" style:font-name-asian="TimesNewRomanPSMT" style:font-style-asian="normal" style:font-weight-asian="normal" style:font-name-complex="TimesNewRomanPSMT" style:font-style-complex="normal" style:font-weight-complex="normal"/>
    </style:style>
    <style:style style:name="T376" style:family="text">
      <style:text-properties fo:font-style="normal" style:text-underline-style="none" fo:font-weight="normal" officeooo:rsid="0c785783" style:font-name-asian="TimesNewRomanPSMT" style:font-style-asian="normal" style:font-weight-asian="normal" style:font-name-complex="TimesNewRomanPSMT" style:font-style-complex="normal" style:font-weight-complex="normal"/>
    </style:style>
    <style:style style:name="T377" style:family="text">
      <style:text-properties fo:font-style="normal" style:text-underline-style="none" fo:font-weight="normal" officeooo:rsid="00a48b26" style:font-name-asian="TimesNewRomanPSMT" style:font-style-asian="normal" style:font-weight-asian="normal" style:font-name-complex="TimesNewRomanPSMT" style:font-style-complex="normal" style:font-weight-complex="normal"/>
    </style:style>
    <style:style style:name="T378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379" style:family="text">
      <style:text-properties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380" style:family="text">
      <style:text-properties fo:font-style="normal" style:text-underline-style="none" fo:font-weight="normal" officeooo:rsid="087bc4c3" fo:background-color="#ffffff" loext:char-shading-value="0" style:font-style-asian="normal" style:font-weight-asian="normal" style:font-style-complex="normal" style:font-weight-complex="normal"/>
    </style:style>
    <style:style style:name="T381" style:family="text">
      <style:text-properties fo:font-style="normal" style:text-underline-style="none" fo:font-weight="normal" officeooo:rsid="022ecb3f" fo:background-color="#ffffff" loext:char-shading-value="0" style:font-style-asian="normal" style:font-weight-asian="normal" style:font-style-complex="normal" style:font-weight-complex="normal"/>
    </style:style>
    <style:style style:name="T382" style:family="text">
      <style:text-properties fo:font-style="normal" style:text-underline-style="none" fo:font-weight="normal" officeooo:rsid="02662a63" fo:background-color="#ffffff" loext:char-shading-value="0" style:font-style-asian="normal" style:font-weight-asian="normal" style:font-style-complex="normal" style:font-weight-complex="normal"/>
    </style:style>
    <style:style style:name="T383" style:family="text">
      <style:text-properties fo:font-style="normal" style:text-underline-style="none" fo:font-weight="normal" officeooo:rsid="0892549e" fo:background-color="#ffffff" loext:char-shading-value="0" style:font-style-asian="normal" style:font-weight-asian="normal" style:font-name-complex="Arial1" style:font-style-complex="normal" style:font-weight-complex="normal"/>
    </style:style>
    <style:style style:name="T384" style:family="text">
      <style:text-properties fo:font-style="normal" style:text-underline-style="none" fo:font-weight="normal" officeooo:rsid="0159c834" fo:background-color="#ffffff" loext:char-shading-value="0" style:font-style-asian="normal" style:font-weight-asian="normal" style:font-name-complex="Arial1" style:font-style-complex="normal" style:font-weight-complex="normal"/>
    </style:style>
    <style:style style:name="T385" style:family="text">
      <style:text-properties fo:font-style="normal" style:text-underline-style="none" fo:font-weight="normal" officeooo:rsid="026c50dd" fo:background-color="#ffffff" loext:char-shading-value="0" style:font-style-asian="normal" style:font-weight-asian="normal" style:font-name-complex="Arial1" style:font-style-complex="normal" style:font-weight-complex="normal"/>
    </style:style>
    <style:style style:name="T386" style:family="text">
      <style:text-properties fo:font-style="normal" style:text-underline-style="none" officeooo:rsid="0a03a467" style:font-style-asian="normal" style:font-style-complex="normal"/>
    </style:style>
    <style:style style:name="T387" style:family="text">
      <style:text-properties fo:font-style="normal" style:text-underline-style="none" officeooo:rsid="06a8597d" style:font-style-asian="normal" style:font-style-complex="normal"/>
    </style:style>
    <style:style style:name="T388" style:family="text">
      <style:text-properties fo:font-style="normal" style:text-underline-style="none" officeooo:rsid="08b9f8ac" style:font-style-asian="normal" style:font-style-complex="normal"/>
    </style:style>
    <style:style style:name="T389" style:family="text">
      <style:text-properties fo:font-style="normal" style:text-underline-style="none" officeooo:rsid="0577c42f" style:font-style-asian="normal" style:font-style-complex="normal"/>
    </style:style>
    <style:style style:name="T390" style:family="text">
      <style:text-properties fo:font-style="normal" style:text-underline-style="none" officeooo:rsid="074f3d44" style:font-style-asian="normal" style:font-style-complex="normal"/>
    </style:style>
    <style:style style:name="T391" style:family="text">
      <style:text-properties fo:font-style="normal" style:text-underline-style="none" officeooo:rsid="025070e8" style:font-style-asian="normal" style:font-style-complex="normal"/>
    </style:style>
    <style:style style:name="T392" style:family="text">
      <style:text-properties fo:font-style="normal" style:text-underline-style="none" officeooo:rsid="11d966bf" style:font-style-asian="normal" style:font-name-complex="Arial1" style:font-style-complex="normal"/>
    </style:style>
    <style:style style:name="T393" style:family="text">
      <style:text-properties fo:font-style="normal" style:text-underline-style="none" fo:font-weight="bold" officeooo:rsid="0b29f073" style:font-style-asian="normal" style:font-weight-asian="bold" style:font-name-complex="Calibri" style:font-style-complex="normal" style:font-weight-complex="bold"/>
    </style:style>
    <style:style style:name="T394" style:family="text">
      <style:text-properties fo:font-style="normal" style:font-name-asian="TimesNewRomanPSMT" style:font-style-asian="normal" style:font-name-complex="TimesNewRomanPSMT" style:font-style-complex="normal"/>
    </style:style>
    <style:style style:name="T395" style:family="text">
      <style:text-properties fo:font-style="normal" officeooo:rsid="0c0ab61c" style:font-name-asian="TimesNewRomanPSMT" style:font-style-asian="normal" style:font-name-complex="TimesNewRomanPSMT" style:font-style-complex="normal"/>
    </style:style>
    <style:style style:name="T396" style:family="text">
      <style:text-properties fo:font-style="normal" officeooo:rsid="0166b599" style:font-name-asian="TimesNewRomanPSMT" style:font-style-asian="normal" style:font-name-complex="TimesNewRomanPSMT" style:font-style-complex="normal"/>
    </style:style>
    <style:style style:name="T397" style:family="text">
      <style:text-properties fo:font-style="normal" officeooo:rsid="00a34d3c" style:font-name-asian="TimesNewRomanPSMT" style:font-style-asian="normal" style:font-name-complex="TimesNewRomanPSMT" style:font-style-complex="normal"/>
    </style:style>
    <style:style style:name="T398" style:family="text">
      <style:text-properties fo:font-style="normal" officeooo:rsid="01df7f85" style:font-name-asian="TimesNewRomanPSMT" style:font-style-asian="normal" style:font-name-complex="TimesNewRomanPSMT" style:font-style-complex="normal"/>
    </style:style>
    <style:style style:name="T399" style:family="text">
      <style:text-properties fo:font-style="normal" officeooo:rsid="024ebc55" style:font-name-asian="TimesNewRomanPSMT" style:font-style-asian="normal" style:font-name-complex="TimesNewRomanPSMT" style:font-style-complex="normal"/>
    </style:style>
    <style:style style:name="T400" style:family="text">
      <style:text-properties fo:font-style="normal" fo:font-weight="bold" officeooo:rsid="11d966bf" style:font-style-asian="normal" style:font-weight-asian="bold" style:font-name-complex="Arial1" style:font-style-complex="normal" style:font-weight-complex="bold"/>
    </style:style>
    <style:style style:name="T401" style:family="text">
      <style:text-properties fo:font-style="normal" style:text-underline-style="solid" style:text-underline-width="auto" style:text-underline-color="font-color" fo:font-weight="normal" officeooo:rsid="11d966bf" style:font-style-asian="normal" style:font-weight-asian="normal" style:font-name-complex="Arial1" style:font-style-complex="normal" style:font-weight-complex="normal"/>
    </style:style>
    <style:style style:name="T402" style:family="text">
      <style:text-properties fo:font-style="normal" style:text-underline-style="solid" style:text-underline-width="auto" style:text-underline-color="font-color" officeooo:rsid="11dc23c7" style:font-style-asian="normal" style:font-name-complex="Arial1" style:font-style-complex="normal"/>
    </style:style>
    <style:style style:name="T403" style:family="text">
      <style:text-properties fo:font-style="normal" style:text-underline-style="solid" style:text-underline-width="auto" style:text-underline-color="font-color" officeooo:rsid="00499cde" style:font-style-asian="normal" style:font-name-complex="Arial1" style:font-style-complex="normal"/>
    </style:style>
    <style:style style:name="T404" style:family="text">
      <style:text-properties fo:font-style="normal" style:text-underline-style="solid" style:text-underline-width="auto" style:text-underline-color="font-color" officeooo:rsid="11d966bf" style:font-style-asian="normal" style:font-name-complex="Arial1" style:font-style-complex="normal"/>
    </style:style>
    <style:style style:name="T405" style:family="text">
      <style:text-properties fo:font-style="normal" style:text-underline-style="solid" style:text-underline-width="auto" style:text-underline-color="font-color" officeooo:rsid="128fc29c" style:font-style-asian="normal" style:font-name-complex="Arial1" style:font-style-complex="normal"/>
    </style:style>
    <style:style style:name="T406" style:family="text">
      <style:text-properties fo:font-style="normal" style:text-underline-style="solid" style:text-underline-width="auto" style:text-underline-color="font-color" officeooo:rsid="019f91dd" style:font-style-asian="normal" style:font-name-complex="Arial1" style:font-style-complex="normal"/>
    </style:style>
    <style:style style:name="T407" style:family="text">
      <style:text-properties fo:font-style="normal" style:text-underline-style="solid" style:text-underline-width="auto" style:text-underline-color="font-color" officeooo:rsid="026e3bf4" style:font-style-asian="normal" style:font-name-complex="Arial1" style:font-style-complex="normal"/>
    </style:style>
    <style:style style:name="T408" style:family="text">
      <style:text-properties officeooo:rsid="0110b95f"/>
    </style:style>
    <style:style style:name="T409" style:family="text">
      <style:text-properties officeooo:rsid="0b7b413a"/>
    </style:style>
    <style:style style:name="T410" style:family="text">
      <style:text-properties officeooo:rsid="0b573f7c"/>
    </style:style>
    <style:style style:name="T411" style:family="text">
      <style:text-properties officeooo:rsid="00d7bb59"/>
    </style:style>
    <style:style style:name="T412" style:family="text">
      <style:text-properties fo:letter-spacing="normal" fo:font-style="normal" officeooo:rsid="034ab96d" style:font-style-asian="normal" style:font-style-complex="normal" loext:padding="0in" loext:border="none"/>
    </style:style>
    <style:style style:name="T413" style:family="text">
      <style:text-properties fo:letter-spacing="normal" fo:font-style="normal" officeooo:rsid="0ca47f35" style:font-style-asian="normal" style:font-style-complex="normal" loext:padding="0in" loext:border="none"/>
    </style:style>
    <style:style style:name="T414" style:family="text">
      <style:text-properties fo:letter-spacing="normal" fo:font-style="normal" officeooo:rsid="00de645b" style:font-style-asian="normal" style:font-style-complex="normal" loext:padding="0in" loext:border="none"/>
    </style:style>
    <style:style style:name="T415" style:family="text">
      <style:text-properties fo:letter-spacing="normal" fo:font-style="normal" officeooo:rsid="10e27327" style:font-style-asian="normal" style:font-style-complex="normal" loext:padding="0in" loext:border="none"/>
    </style:style>
    <style:style style:name="T416" style:family="text">
      <style:text-properties fo:letter-spacing="normal" fo:font-style="normal" officeooo:rsid="01dba34f" style:font-style-asian="normal" style:font-style-complex="normal" loext:padding="0in" loext:border="none"/>
    </style:style>
    <style:style style:name="T417" style:family="text">
      <style:text-properties fo:letter-spacing="normal" fo:font-style="normal" officeooo:rsid="01e0cfe4" style:font-style-asian="normal" style:font-style-complex="normal" loext:padding="0in" loext:border="none"/>
    </style:style>
    <style:style style:name="T418" style:family="text">
      <style:text-properties fo:letter-spacing="normal" fo:font-style="normal" officeooo:rsid="024dcd0b" style:font-style-asian="normal" style:font-style-complex="normal" loext:padding="0in" loext:border="none"/>
    </style:style>
    <style:style style:name="T419" style:family="text">
      <style:text-properties fo:letter-spacing="normal" fo:language="en" fo:country="GB" fo:font-style="normal" style:text-underline-style="none" fo:font-weight="normal" officeooo:rsid="034ab96d" style:font-style-asian="normal" style:font-weight-asian="normal" style:font-name-complex="Arial1" style:font-style-complex="normal" style:font-weight-complex="normal" loext:padding="0in" loext:border="none"/>
    </style:style>
    <style:style style:name="T420" style:family="text">
      <style:text-properties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421" style:family="text">
      <style:text-properties officeooo:rsid="00380153"/>
    </style:style>
    <style:style style:name="T422" style:family="text">
      <style:text-properties officeooo:rsid="00391b97"/>
    </style:style>
    <style:style style:name="T423" style:family="text">
      <style:text-properties style:text-underline-style="none"/>
    </style:style>
    <style:style style:name="T424" style:family="text">
      <style:text-properties style:text-underline-style="none" fo:font-weight="normal" style:font-weight-asian="normal" style:font-weight-complex="normal"/>
    </style:style>
    <style:style style:name="T425" style:family="text">
      <style:text-properties style:text-underline-style="none" fo:font-weight="normal" officeooo:rsid="05c4ac6d" style:font-weight-asian="normal" style:font-weight-complex="normal"/>
    </style:style>
    <style:style style:name="T426" style:family="text">
      <style:text-properties style:text-underline-style="none" fo:font-weight="normal" officeooo:rsid="05c74056" style:font-weight-asian="normal" style:font-weight-complex="normal"/>
    </style:style>
    <style:style style:name="T427" style:family="text">
      <style:text-properties style:text-underline-style="none" fo:font-weight="normal" officeooo:rsid="05c675ec" style:font-weight-asian="normal" style:font-weight-complex="normal"/>
    </style:style>
    <style:style style:name="T428" style:family="text">
      <style:text-properties style:text-underline-style="none" fo:font-weight="normal" officeooo:rsid="05dd599a" style:font-weight-asian="normal" style:font-weight-complex="normal"/>
    </style:style>
    <style:style style:name="T429" style:family="text">
      <style:text-properties style:text-underline-style="none" fo:font-weight="normal" officeooo:rsid="00e15022" style:font-weight-asian="normal" style:font-weight-complex="normal"/>
    </style:style>
    <style:style style:name="T430" style:family="text">
      <style:text-properties style:text-underline-style="none" fo:font-weight="normal" officeooo:rsid="002519e5" style:font-weight-asian="normal" style:font-weight-complex="normal"/>
    </style:style>
    <style:style style:name="T431" style:family="text">
      <style:text-properties style:text-underline-style="none" fo:font-weight="normal" officeooo:rsid="067f9936" style:font-weight-asian="normal" style:font-weight-complex="normal"/>
    </style:style>
    <style:style style:name="T432" style:family="text">
      <style:text-properties style:text-underline-style="none" fo:font-weight="normal" officeooo:rsid="0406004a" style:font-weight-asian="normal" style:font-weight-complex="normal"/>
    </style:style>
    <style:style style:name="T433" style:family="text">
      <style:text-properties style:text-underline-style="none" fo:font-weight="normal" officeooo:rsid="04108a53" style:font-weight-asian="normal" style:font-weight-complex="normal"/>
    </style:style>
    <style:style style:name="T434" style:family="text">
      <style:text-properties style:text-underline-style="none" fo:font-weight="normal" officeooo:rsid="0e0e0ca7" style:font-weight-asian="normal" style:font-weight-complex="normal"/>
    </style:style>
    <style:style style:name="T435" style:family="text">
      <style:text-properties style:text-underline-style="none" fo:font-weight="normal" officeooo:rsid="070144fc" style:font-weight-asian="normal" style:font-weight-complex="normal"/>
    </style:style>
    <style:style style:name="T436" style:family="text">
      <style:text-properties style:text-underline-style="none" fo:font-weight="normal" officeooo:rsid="06a3703f" style:font-weight-asian="normal" style:font-weight-complex="normal"/>
    </style:style>
    <style:style style:name="T437" style:family="text">
      <style:text-properties style:text-underline-style="none" fo:font-weight="normal" officeooo:rsid="06add1e4" style:font-weight-asian="normal" style:font-weight-complex="normal"/>
    </style:style>
    <style:style style:name="T438" style:family="text">
      <style:text-properties style:text-underline-style="none" fo:font-weight="normal" officeooo:rsid="069a463a" style:font-weight-asian="normal" style:font-weight-complex="normal"/>
    </style:style>
    <style:style style:name="T439" style:family="text">
      <style:text-properties style:text-underline-style="none" fo:font-weight="normal" officeooo:rsid="0a008aac" style:font-weight-asian="normal" style:font-weight-complex="normal"/>
    </style:style>
    <style:style style:name="T440" style:family="text">
      <style:text-properties style:text-underline-style="none" fo:font-weight="normal" officeooo:rsid="0850567a" style:font-weight-asian="normal" style:font-weight-complex="normal"/>
    </style:style>
    <style:style style:name="T441" style:family="text">
      <style:text-properties style:text-underline-style="none" fo:font-weight="normal" officeooo:rsid="084c1035" style:font-weight-asian="normal" style:font-weight-complex="normal"/>
    </style:style>
    <style:style style:name="T442" style:family="text">
      <style:text-properties style:text-underline-style="none" fo:font-weight="normal" officeooo:rsid="0a01bf1b" style:font-weight-asian="normal" style:font-weight-complex="normal"/>
    </style:style>
    <style:style style:name="T443" style:family="text">
      <style:text-properties style:text-underline-style="none" fo:font-weight="normal" officeooo:rsid="07c21354" style:font-weight-asian="normal" style:font-weight-complex="normal"/>
    </style:style>
    <style:style style:name="T444" style:family="text">
      <style:text-properties style:text-underline-style="none" fo:font-weight="normal" officeooo:rsid="0a0708ec" style:font-weight-asian="normal" style:font-weight-complex="normal"/>
    </style:style>
    <style:style style:name="T445" style:family="text">
      <style:text-properties style:text-underline-style="none" fo:font-weight="normal" officeooo:rsid="0a07c087" style:font-weight-asian="normal" style:font-weight-complex="normal"/>
    </style:style>
    <style:style style:name="T446" style:family="text">
      <style:text-properties style:text-underline-style="none" fo:font-weight="normal" officeooo:rsid="0406819f" style:font-weight-asian="normal" style:font-weight-complex="normal"/>
    </style:style>
    <style:style style:name="T447" style:family="text">
      <style:text-properties style:text-underline-style="none" fo:font-weight="normal" officeooo:rsid="08b94969" style:font-weight-asian="normal" style:font-weight-complex="normal"/>
    </style:style>
    <style:style style:name="T448" style:family="text">
      <style:text-properties style:text-underline-style="none" fo:font-weight="normal" officeooo:rsid="08a23978" style:font-weight-asian="normal" style:font-weight-complex="normal"/>
    </style:style>
    <style:style style:name="T449" style:family="text">
      <style:text-properties style:text-underline-style="none" fo:font-weight="normal" officeooo:rsid="06bc7c5f" style:font-weight-asian="normal" style:font-weight-complex="normal"/>
    </style:style>
    <style:style style:name="T450" style:family="text">
      <style:text-properties style:text-underline-style="none" fo:font-weight="normal" officeooo:rsid="068aaaf9" style:font-weight-asian="normal" style:font-weight-complex="normal"/>
    </style:style>
    <style:style style:name="T451" style:family="text">
      <style:text-properties style:text-underline-style="none" fo:font-weight="normal" officeooo:rsid="00a71900" style:font-weight-asian="normal" style:font-weight-complex="normal"/>
    </style:style>
    <style:style style:name="T452" style:family="text">
      <style:text-properties style:text-underline-style="none" fo:font-weight="normal" officeooo:rsid="014de3f6" style:font-weight-asian="normal" style:font-weight-complex="normal"/>
    </style:style>
    <style:style style:name="T453" style:family="text">
      <style:text-properties style:text-underline-style="none" fo:font-weight="normal" officeooo:rsid="01783e65" style:font-weight-asian="normal" style:font-weight-complex="normal"/>
    </style:style>
    <style:style style:name="T454" style:family="text">
      <style:text-properties style:text-underline-style="none" fo:font-weight="normal" officeooo:rsid="0231bd75" style:font-weight-asian="normal" style:font-weight-complex="normal"/>
    </style:style>
    <style:style style:name="T455" style:family="text">
      <style:text-properties style:text-underline-style="none" fo:font-weight="normal" officeooo:rsid="0164c162" style:font-weight-asian="normal" style:font-weight-complex="normal"/>
    </style:style>
    <style:style style:name="T456" style:family="text">
      <style:text-properties style:text-underline-style="none" fo:font-weight="normal" officeooo:rsid="01fd3e75" style:font-weight-asian="normal" style:font-weight-complex="normal"/>
    </style:style>
    <style:style style:name="T457" style:family="text">
      <style:text-properties style:text-underline-style="none" fo:font-weight="normal" officeooo:rsid="025152ee" style:font-weight-asian="normal" style:font-weight-complex="normal"/>
    </style:style>
    <style:style style:name="T458" style:family="text">
      <style:text-properties style:text-underline-style="none" fo:font-weight="normal" officeooo:rsid="00ef5dac" style:font-weight-asian="normal" style:font-weight-complex="normal"/>
    </style:style>
    <style:style style:name="T459" style:family="text">
      <style:text-properties style:text-underline-style="none" fo:font-weight="normal" officeooo:rsid="02577e94" style:font-weight-asian="normal" style:font-weight-complex="normal"/>
    </style:style>
    <style:style style:name="T460" style:family="text">
      <style:text-properties style:text-underline-style="none" fo:font-weight="normal" officeooo:rsid="06dadc0a" style:font-weight-asian="normal" style:font-weight-complex="normal"/>
    </style:style>
    <style:style style:name="T461" style:family="text">
      <style:text-properties style:text-underline-style="none" fo:font-weight="normal" officeooo:rsid="0165a9ee" style:font-weight-asian="normal" style:font-weight-complex="normal"/>
    </style:style>
    <style:style style:name="T462" style:family="text">
      <style:text-properties style:text-underline-style="none" fo:font-weight="normal" officeooo:rsid="01818bca" style:font-weight-asian="normal" style:font-weight-complex="normal"/>
    </style:style>
    <style:style style:name="T463" style:family="text">
      <style:text-properties style:text-underline-style="none" fo:font-weight="normal" officeooo:rsid="0168f1c1" style:font-weight-asian="normal" style:font-weight-complex="normal"/>
    </style:style>
    <style:style style:name="T464" style:family="text">
      <style:text-properties style:text-underline-style="none" fo:font-weight="normal" officeooo:rsid="017ffa4f" style:font-weight-asian="normal" style:font-weight-complex="normal"/>
    </style:style>
    <style:style style:name="T465" style:family="text">
      <style:text-properties style:text-underline-style="none" fo:font-weight="normal" officeooo:rsid="01cd2611" style:font-weight-asian="normal" style:font-weight-complex="normal"/>
    </style:style>
    <style:style style:name="T466" style:family="text">
      <style:text-properties style:text-underline-style="none" fo:font-weight="normal" officeooo:rsid="023af887" style:font-weight-asian="normal" style:font-weight-complex="normal"/>
    </style:style>
    <style:style style:name="T467" style:family="text">
      <style:text-properties style:text-underline-style="none" fo:font-weight="normal" officeooo:rsid="0275f7f6" style:font-weight-asian="normal" style:font-weight-complex="normal"/>
    </style:style>
    <style:style style:name="T468" style:family="text">
      <style:text-properties style:text-underline-style="none" fo:font-weight="normal" officeooo:rsid="0107d377" style:font-weight-asian="normal" style:font-name-complex="Arial1" style:font-weight-complex="normal"/>
    </style:style>
    <style:style style:name="T469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470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471" style:family="text">
      <style:text-properties style:text-underline-style="none" fo:font-weight="normal" officeooo:rsid="016c2ed9" style:font-name-asian="TimesNewRomanPSMT" style:font-weight-asian="normal" style:font-name-complex="TimesNewRomanPSMT" style:font-weight-complex="normal"/>
    </style:style>
    <style:style style:name="T472" style:family="text">
      <style:text-properties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473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474" style:family="text">
      <style:text-properties style:text-underline-style="none" fo:font-weight="normal" officeooo:rsid="024db95f" style:font-name-asian="TimesNewRomanPSMT" style:font-weight-asian="normal" style:font-name-complex="TimesNewRomanPSMT" style:font-weight-complex="normal"/>
    </style:style>
    <style:style style:name="T475" style:family="text">
      <style:text-properties style:text-underline-style="none" fo:font-weight="normal" officeooo:rsid="071d9baa" style:font-name-asian="TimesNewRomanPSMT" style:font-weight-asian="normal" style:font-name-complex="TimesNewRomanPSMT" style:font-weight-complex="normal"/>
    </style:style>
    <style:style style:name="T476" style:family="text">
      <style:text-properties style:text-underline-style="none" fo:font-weight="normal" officeooo:rsid="071d2b43" style:font-name-asian="TimesNewRomanPSMT" style:font-weight-asian="normal" style:font-name-complex="TimesNewRomanPSMT" style:font-weight-complex="normal"/>
    </style:style>
    <style:style style:name="T477" style:family="text">
      <style:text-properties style:text-underline-style="none" officeooo:rsid="042b9603"/>
    </style:style>
    <style:style style:name="T478" style:family="text">
      <style:text-properties style:text-underline-style="none" officeooo:rsid="041ac83a"/>
    </style:style>
    <style:style style:name="T479" style:family="text">
      <style:text-properties style:text-underline-style="none" officeooo:rsid="0577c42f"/>
    </style:style>
    <style:style style:name="T480" style:family="text">
      <style:text-properties style:text-underline-style="none" officeooo:rsid="0979943e" style:font-name-complex="Calibri" style:font-style-complex="italic"/>
    </style:style>
    <style:style style:name="T481" style:family="text">
      <style:text-properties style:text-underline-style="none" officeooo:rsid="097935b6" style:font-name-complex="Calibri" style:font-style-complex="italic"/>
    </style:style>
    <style:style style:name="T482" style:family="text">
      <style:text-properties style:text-underline-style="none" officeooo:rsid="09a5ce65" style:font-name-complex="Calibri" style:font-style-complex="italic"/>
    </style:style>
    <style:style style:name="T483" style:family="text">
      <style:text-properties style:text-underline-style="none" officeooo:rsid="0732b6d1" style:font-name-complex="Calibri" style:font-style-complex="italic"/>
    </style:style>
    <style:style style:name="T484" style:family="text">
      <style:text-properties style:text-underline-style="none" officeooo:rsid="0eebe938" style:font-name-complex="Calibri" style:font-style-complex="italic"/>
    </style:style>
    <style:style style:name="T485" style:family="text">
      <style:text-properties style:text-underline-style="none" officeooo:rsid="0978b3f7" style:font-name-complex="Calibri" style:font-style-complex="italic"/>
    </style:style>
    <style:style style:name="T486" style:family="text">
      <style:text-properties style:text-underline-style="none" officeooo:rsid="038f9127" style:font-name-complex="Calibri" style:font-style-complex="italic"/>
    </style:style>
    <style:style style:name="T487" style:family="text">
      <style:text-properties style:text-underline-style="none" officeooo:rsid="0fd59118" style:font-name-complex="Arial1"/>
    </style:style>
    <style:style style:name="T488" style:family="text">
      <style:text-properties style:text-underline-style="none" officeooo:rsid="1262499f" style:font-name-complex="Arial1"/>
    </style:style>
    <style:style style:name="T489" style:family="text">
      <style:text-properties style:text-underline-style="none" officeooo:rsid="0fcadcbe" style:font-name-complex="Arial1"/>
    </style:style>
    <style:style style:name="T490" style:family="text">
      <style:text-properties style:text-underline-style="none" officeooo:rsid="0cf0bf36" style:font-name-complex="Arial1"/>
    </style:style>
    <style:style style:name="T491" style:family="text">
      <style:text-properties style:text-underline-style="none" officeooo:rsid="13d0b9ad" style:font-name-complex="Arial1"/>
    </style:style>
    <style:style style:name="T492" style:family="text">
      <style:text-properties style:text-underline-style="none" officeooo:rsid="0ab6cd50" style:font-name-complex="Arial1"/>
    </style:style>
    <style:style style:name="T493" style:family="text">
      <style:text-properties style:text-underline-style="none" officeooo:rsid="13c1991a" style:font-name-complex="Arial1"/>
    </style:style>
    <style:style style:name="T494" style:family="text">
      <style:text-properties style:text-underline-style="none" officeooo:rsid="0fd6c083" style:font-name-complex="Arial1"/>
    </style:style>
    <style:style style:name="T495" style:family="text">
      <style:text-properties style:text-underline-style="none" officeooo:rsid="0fd5ec6d" style:font-name-complex="Arial1"/>
    </style:style>
    <style:style style:name="T496" style:family="text">
      <style:text-properties style:text-underline-style="none" officeooo:rsid="0107fbf3" style:font-name-complex="Arial1"/>
    </style:style>
    <style:style style:name="T497" style:family="text">
      <style:text-properties style:text-underline-style="none" officeooo:rsid="08702bdf" style:font-name-complex="Arial1"/>
    </style:style>
    <style:style style:name="T498" style:family="text">
      <style:text-properties style:text-underline-style="none" officeooo:rsid="02677d17" style:font-name-complex="Arial1"/>
    </style:style>
    <style:style style:name="T499" style:family="text">
      <style:text-properties style:text-underline-style="none" officeooo:rsid="0b107c72" style:font-name-complex="Arial1"/>
    </style:style>
    <style:style style:name="T500" style:family="text">
      <style:text-properties style:text-underline-style="none" officeooo:rsid="0d2c7e69" style:font-name-complex="Arial1"/>
    </style:style>
    <style:style style:name="T501" style:family="text">
      <style:text-properties style:text-underline-style="none" officeooo:rsid="13d1de22" style:font-name-complex="Arial1"/>
    </style:style>
    <style:style style:name="T502" style:family="text">
      <style:text-properties style:text-underline-style="none" officeooo:rsid="01f13009" style:font-name-complex="Arial1"/>
    </style:style>
    <style:style style:name="T503" style:family="text">
      <style:text-properties style:text-underline-style="none" officeooo:rsid="0766ac7e" style:font-name-complex="Arial1"/>
    </style:style>
    <style:style style:name="T504" style:family="text">
      <style:text-properties style:text-underline-style="none" officeooo:rsid="0aa8a0fd" style:font-name-complex="Arial1"/>
    </style:style>
    <style:style style:name="T505" style:family="text">
      <style:text-properties style:text-underline-style="none" officeooo:rsid="0c1eb01a" style:font-name-complex="Arial1"/>
    </style:style>
    <style:style style:name="T506" style:family="text">
      <style:text-properties style:text-underline-style="none" officeooo:rsid="011afad5" style:font-name-complex="Arial1"/>
    </style:style>
    <style:style style:name="T507" style:family="text">
      <style:text-properties style:text-underline-style="none" officeooo:rsid="0d2e804f" style:font-name-complex="Arial1"/>
    </style:style>
    <style:style style:name="T508" style:family="text">
      <style:text-properties style:text-underline-style="none" officeooo:rsid="0d2f4e76" style:font-name-complex="Arial1"/>
    </style:style>
    <style:style style:name="T509" style:family="text">
      <style:text-properties style:text-underline-style="none" fo:font-weight="bold" style:font-weight-asian="bold" style:font-weight-complex="bold"/>
    </style:style>
    <style:style style:name="T510" style:family="text">
      <style:text-properties style:text-underline-style="none" fo:font-weight="bold" officeooo:rsid="0406819f" style:font-weight-asian="bold" style:font-weight-complex="bold"/>
    </style:style>
    <style:style style:name="T511" style:family="text">
      <style:text-properties style:text-underline-style="none" officeooo:rsid="075168ef"/>
    </style:style>
    <style:style style:name="T512" style:family="text">
      <style:text-properties style:text-underline-style="none" officeooo:rsid="05ac6194"/>
    </style:style>
    <style:style style:name="T513" style:family="text">
      <style:text-properties style:text-underline-style="none" officeooo:rsid="07cb7873"/>
    </style:style>
    <style:style style:name="T514" style:family="text">
      <style:text-properties officeooo:rsid="004903cc"/>
    </style:style>
    <style:style style:name="T515" style:family="text">
      <style:text-properties style:font-name-complex="Arial1"/>
    </style:style>
    <style:style style:name="T516" style:family="text">
      <style:text-properties officeooo:rsid="057629d4" style:font-name-complex="Arial1"/>
    </style:style>
    <style:style style:name="T517" style:family="text">
      <style:text-properties officeooo:rsid="0cca5b0e" style:font-name-complex="Arial1"/>
    </style:style>
    <style:style style:name="T518" style:family="text">
      <style:text-properties officeooo:rsid="0fdbaba8" style:font-name-complex="Arial1"/>
    </style:style>
    <style:style style:name="T519" style:family="text">
      <style:text-properties officeooo:rsid="09f4664e" style:font-name-complex="Arial1"/>
    </style:style>
    <style:style style:name="T520" style:family="text">
      <style:text-properties officeooo:rsid="00944c32" style:font-name-complex="Arial1"/>
    </style:style>
    <style:style style:name="T521" style:family="text">
      <style:text-properties officeooo:rsid="00a57646" style:font-name-complex="Arial1"/>
    </style:style>
    <style:style style:name="T522" style:family="text">
      <style:text-properties officeooo:rsid="003b8c87" style:font-name-complex="Arial1"/>
    </style:style>
    <style:style style:name="T523" style:family="text">
      <style:text-properties officeooo:rsid="00a98c5f" style:font-name-complex="Arial1"/>
    </style:style>
    <style:style style:name="T524" style:family="text">
      <style:text-properties officeooo:rsid="0b04c7f4" style:font-name-complex="Arial1"/>
    </style:style>
    <style:style style:name="T525" style:family="text">
      <style:text-properties officeooo:rsid="08e59a32" style:font-name-complex="Arial1"/>
    </style:style>
    <style:style style:name="T526" style:family="text">
      <style:text-properties officeooo:rsid="08ef4c9f" style:font-name-complex="Arial1"/>
    </style:style>
    <style:style style:name="T527" style:family="text">
      <style:text-properties officeooo:rsid="0139dc55" style:font-name-complex="Arial1"/>
    </style:style>
    <style:style style:name="T528" style:family="text">
      <style:text-properties officeooo:rsid="018b632d" style:font-name-complex="Arial1"/>
    </style:style>
    <style:style style:name="T529" style:family="text">
      <style:text-properties officeooo:rsid="018c817f" style:font-name-complex="Arial1"/>
    </style:style>
    <style:style style:name="T530" style:family="text">
      <style:text-properties officeooo:rsid="01a6503b" style:font-name-complex="Arial1"/>
    </style:style>
    <style:style style:name="T531" style:family="text">
      <style:text-properties officeooo:rsid="02662a63" style:font-name-complex="Arial1"/>
    </style:style>
    <style:style style:name="T532" style:family="text">
      <style:text-properties style:font-name-asian="TimesNewRomanPSMT" style:font-name-complex="TimesNewRomanPSMT"/>
    </style:style>
    <style:style style:name="T533" style:family="text">
      <style:text-properties officeooo:rsid="0c785783" style:font-name-asian="TimesNewRomanPSMT" style:font-name-complex="TimesNewRomanPSMT"/>
    </style:style>
    <style:style style:name="T534" style:family="text">
      <style:text-properties officeooo:rsid="0c0ab61c" style:font-name-asian="TimesNewRomanPSMT" style:font-name-complex="TimesNewRomanPSMT"/>
    </style:style>
    <style:style style:name="T535" style:family="text">
      <style:text-properties officeooo:rsid="05a63105" style:font-name-asian="TimesNewRomanPSMT" style:font-name-complex="TimesNewRomanPSMT"/>
    </style:style>
    <style:style style:name="T536" style:family="text">
      <style:text-properties officeooo:rsid="014de3f6" style:font-name-asian="TimesNewRomanPSMT" style:font-name-complex="TimesNewRomanPSMT"/>
    </style:style>
    <style:style style:name="T537" style:family="text">
      <style:text-properties officeooo:rsid="01c41317" style:font-name-asian="TimesNewRomanPSMT" style:font-name-complex="TimesNewRomanPSMT"/>
    </style:style>
    <style:style style:name="T538" style:family="text">
      <style:text-properties officeooo:rsid="024ebc55" style:font-name-asian="TimesNewRomanPSMT" style:font-name-complex="TimesNewRomanPSMT"/>
    </style:style>
    <style:style style:name="T539" style:family="text">
      <style:text-properties officeooo:rsid="041bf7a6" style:font-name-asian="TimesNewRomanPSMT" style:font-name-complex="TimesNewRomanPSMT"/>
    </style:style>
    <style:style style:name="T540" style:family="text">
      <style:text-properties officeooo:rsid="041b1a90" style:font-name-asian="TimesNewRomanPSMT" style:font-name-complex="TimesNewRomanPSMT"/>
    </style:style>
    <style:style style:name="T541" style:family="text">
      <style:text-properties officeooo:rsid="03b5ad67" style:font-name-asian="TimesNewRomanPSMT" style:font-name-complex="TimesNewRomanPSMT"/>
    </style:style>
    <style:style style:name="T542" style:family="text">
      <style:text-properties officeooo:rsid="03b79783" style:font-name-asian="TimesNewRomanPSMT" style:font-name-complex="TimesNewRomanPSMT"/>
    </style:style>
    <style:style style:name="T543" style:family="text">
      <style:text-properties officeooo:rsid="02c8badb" style:font-name-asian="TimesNewRomanPSMT" style:font-name-complex="TimesNewRomanPSMT"/>
    </style:style>
    <style:style style:name="T544" style:family="text">
      <style:text-properties officeooo:rsid="0303ed6a" style:font-name-asian="TimesNewRomanPSMT" style:font-name-complex="TimesNewRomanPSMT"/>
    </style:style>
    <style:style style:name="T545" style:family="text">
      <style:text-properties fo:font-style="italic" style:font-name-asian="TimesNewRomanPSMT" style:font-style-asian="italic" style:font-name-complex="TimesNewRomanPSMT" style:font-style-complex="italic"/>
    </style:style>
    <style:style style:name="T546" style:family="text">
      <style:text-properties fo:font-style="italic" officeooo:rsid="0c785783" style:font-name-asian="TimesNewRomanPSMT" style:font-style-asian="italic" style:font-name-complex="TimesNewRomanPSMT" style:font-style-complex="italic"/>
    </style:style>
    <style:style style:name="T547" style:family="text">
      <style:text-properties fo:font-style="italic" officeooo:rsid="024ebc55" style:font-name-asian="TimesNewRomanPSMT" style:font-style-asian="italic" style:font-name-complex="TimesNewRomanPSMT" style:font-style-complex="italic"/>
    </style:style>
    <style:style style:name="T548" style:family="text">
      <style:text-properties fo:font-style="italic" style:text-underline-style="none" style:font-style-asian="italic" style:font-style-complex="italic"/>
    </style:style>
    <style:style style:name="T549" style:family="text">
      <style:text-properties fo:font-style="italic" style:text-underline-style="none" officeooo:rsid="057608b7" style:font-style-asian="italic" style:font-style-complex="italic"/>
    </style:style>
    <style:style style:name="T550" style:family="text">
      <style:text-properties fo:font-style="italic" style:text-underline-style="none" officeooo:rsid="0577973f" style:font-style-asian="italic" style:font-style-complex="italic"/>
    </style:style>
    <style:style style:name="T551" style:family="text">
      <style:text-properties fo:font-style="italic" style:text-underline-style="none" officeooo:rsid="05ab2bce" style:font-style-asian="italic" style:font-style-complex="italic"/>
    </style:style>
    <style:style style:name="T552" style:family="text">
      <style:text-properties fo:font-style="italic" style:text-underline-style="none" fo:font-weight="normal" officeooo:rsid="05cd7173" style:font-style-asian="italic" style:font-weight-asian="normal" style:font-style-complex="italic" style:font-weight-complex="normal"/>
    </style:style>
    <style:style style:name="T553" style:family="text">
      <style:text-properties fo:font-style="italic" style:text-underline-style="none" fo:font-weight="normal" officeooo:rsid="05dd599a" style:font-style-asian="italic" style:font-weight-asian="normal" style:font-style-complex="italic" style:font-weight-complex="normal"/>
    </style:style>
    <style:style style:name="T554" style:family="text">
      <style:text-properties fo:font-style="italic" style:text-underline-style="none" fo:font-weight="normal" officeooo:rsid="17635588" style:font-style-asian="italic" style:font-weight-asian="normal" style:font-style-complex="italic" style:font-weight-complex="normal"/>
    </style:style>
    <style:style style:name="T555" style:family="text">
      <style:text-properties fo:font-style="italic" style:text-underline-style="none" fo:font-weight="normal" officeooo:rsid="1588e0d4" style:font-style-asian="italic" style:font-weight-asian="normal" style:font-style-complex="italic" style:font-weight-complex="normal"/>
    </style:style>
    <style:style style:name="T556" style:family="text">
      <style:text-properties fo:font-style="italic" fo:font-weight="normal" officeooo:rsid="084804cb" style:font-style-asian="italic" style:font-weight-asian="normal" style:font-style-complex="italic" style:font-weight-complex="normal"/>
    </style:style>
    <style:style style:name="T557" style:family="text">
      <style:text-properties fo:font-style="italic" fo:font-weight="normal" officeooo:rsid="0714935e" style:font-style-asian="italic" style:font-weight-asian="normal" style:font-style-complex="italic" style:font-weight-complex="normal"/>
    </style:style>
    <style:style style:name="T558" style:family="text">
      <style:text-properties officeooo:rsid="006cb99b"/>
    </style:style>
    <style:style style:name="T559" style:family="text">
      <style:text-properties officeooo:rsid="00d93405"/>
    </style:style>
    <style:style style:name="T560" style:family="text">
      <style:text-properties style:text-underline-style="solid" style:text-underline-width="auto" style:text-underline-color="font-color"/>
    </style:style>
    <style:style style:name="T56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62" style:family="text">
      <style:text-properties style:text-underline-style="solid" style:text-underline-width="auto" style:text-underline-color="font-color" fo:font-weight="normal" officeooo:rsid="00a71900" style:font-weight-asian="normal" style:font-weight-complex="normal"/>
    </style:style>
    <style:style style:name="T563" style:family="text">
      <style:text-properties style:text-underline-style="solid" style:text-underline-width="auto" style:text-underline-color="font-color" fo:font-weight="normal" officeooo:rsid="00ef5dac" style:font-weight-asian="normal" style:font-weight-complex="normal"/>
    </style:style>
    <style:style style:name="T564" style:family="text">
      <style:text-properties style:text-underline-style="solid" style:text-underline-width="auto" style:text-underline-color="font-color" fo:font-weight="normal" officeooo:rsid="0044cfad" style:font-weight-asian="normal" style:font-weight-complex="normal"/>
    </style:style>
    <style:style style:name="T565" style:family="text">
      <style:text-properties style:text-underline-style="solid" style:text-underline-width="auto" style:text-underline-color="font-color" fo:font-weight="normal" officeooo:rsid="01ce7d7f" style:font-weight-asian="normal" style:font-weight-complex="normal"/>
    </style:style>
    <style:style style:name="T566" style:family="text">
      <style:text-properties style:text-underline-style="solid" style:text-underline-width="auto" style:text-underline-color="font-color" fo:font-weight="normal" officeooo:rsid="0167d229" style:font-weight-asian="normal" style:font-weight-complex="normal"/>
    </style:style>
    <style:style style:name="T567" style:family="text">
      <style:text-properties style:text-underline-style="solid" style:text-underline-width="auto" style:text-underline-color="font-color" fo:font-weight="normal" officeooo:rsid="041bf7a6" style:font-weight-asian="normal" style:font-weight-complex="normal"/>
    </style:style>
    <style:style style:name="T568" style:family="text">
      <style:text-properties style:text-underline-style="solid" style:text-underline-width="auto" style:text-underline-color="font-color" fo:font-weight="normal" officeooo:rsid="012dc727" style:font-name-asian="TimesNewRomanPSMT" style:font-weight-asian="normal" style:font-name-complex="TimesNewRomanPSMT" style:font-weight-complex="normal"/>
    </style:style>
    <style:style style:name="T569" style:family="text">
      <style:text-properties style:text-underline-style="solid" style:text-underline-width="auto" style:text-underline-color="font-color" fo:font-weight="normal" officeooo:rsid="003ad407" style:font-name-asian="TimesNewRomanPSMT" style:font-weight-asian="normal" style:font-name-complex="TimesNewRomanPSMT" style:font-weight-complex="normal"/>
    </style:style>
    <style:style style:name="T570" style:family="text">
      <style:text-properties style:text-underline-style="solid" style:text-underline-width="auto" style:text-underline-color="font-color" fo:font-weight="normal" officeooo:rsid="041bf7a6" style:font-name-asian="TimesNewRomanPSMT" style:font-weight-asian="normal" style:font-name-complex="TimesNewRomanPSMT" style:font-weight-complex="normal"/>
    </style:style>
    <style:style style:name="T571" style:family="text">
      <style:text-properties style:text-underline-style="solid" style:text-underline-width="auto" style:text-underline-color="font-color" officeooo:rsid="0044cfad"/>
    </style:style>
    <style:style style:name="T572" style:family="text">
      <style:text-properties style:text-underline-style="solid" style:text-underline-width="auto" style:text-underline-color="font-color" officeooo:rsid="00923967"/>
    </style:style>
    <style:style style:name="T573" style:family="text">
      <style:text-properties style:text-underline-style="solid" style:text-underline-width="auto" style:text-underline-color="font-color" officeooo:rsid="00391b97"/>
    </style:style>
    <style:style style:name="T574" style:family="text">
      <style:text-properties style:text-underline-style="solid" style:text-underline-width="auto" style:text-underline-color="font-color" officeooo:rsid="01599fff"/>
    </style:style>
    <style:style style:name="T575" style:family="text">
      <style:text-properties officeooo:rsid="00832ef3"/>
    </style:style>
    <style:style style:name="T576" style:family="text">
      <style:text-properties style:font-name="Times New Roman" fo:font-size="11pt" fo:font-style="normal" style:text-underline-style="none" fo:font-weight="normal" officeooo:rsid="072b80f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77" style:family="text">
      <style:text-properties style:font-name="Times New Roman" fo:font-size="11pt" fo:font-style="normal" style:text-underline-style="none" fo:font-weight="normal" officeooo:rsid="09a0ca5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78" style:family="text">
      <style:text-properties style:font-name="Times New Roman" fo:font-size="11pt" fo:font-style="normal" style:text-underline-style="none" fo:font-weight="normal" officeooo:rsid="0c2e89a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79" style:family="text">
      <style:text-properties style:font-name="Times New Roman" fo:font-size="11pt" fo:font-style="normal" style:text-underline-style="none" fo:font-weight="normal" officeooo:rsid="09a65fb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0" style:family="text">
      <style:text-properties style:font-name="Times New Roman" fo:font-size="11pt" fo:font-style="normal" style:text-underline-style="none" fo:font-weight="normal" officeooo:rsid="09830af2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1" style:family="text">
      <style:text-properties style:font-name="Times New Roman" fo:font-size="11pt" fo:font-style="normal" style:text-underline-style="none" fo:font-weight="normal" officeooo:rsid="09a6246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2" style:family="text">
      <style:text-properties style:font-name="Times New Roman" fo:font-size="11pt" fo:font-style="normal" style:text-underline-style="none" fo:font-weight="normal" officeooo:rsid="044a0ee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3" style:family="text">
      <style:text-properties style:font-name="Times New Roman" fo:font-size="11pt" fo:font-style="normal" style:text-underline-style="none" fo:font-weight="normal" officeooo:rsid="009dbfe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4" style:family="text">
      <style:text-properties style:font-name="Times New Roman" fo:font-size="11pt" fo:font-style="normal" style:text-underline-style="none" fo:font-weight="normal" officeooo:rsid="00c215c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5" style:family="text">
      <style:text-properties style:font-name="Times New Roman" fo:font-size="11pt" fo:font-style="normal" style:text-underline-style="none" fo:font-weight="normal" officeooo:rsid="09bf2413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6" style:family="text">
      <style:text-properties style:font-name="Times New Roman" fo:font-size="11pt" fo:font-style="normal" style:text-underline-style="none" fo:font-weight="normal" officeooo:rsid="03636d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7" style:family="text">
      <style:text-properties style:font-name="Times New Roman" fo:font-size="11pt" fo:font-style="normal" style:text-underline-style="none" fo:font-weight="normal" officeooo:rsid="07b38d1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8" style:family="text">
      <style:text-properties style:font-name="Times New Roman" fo:font-size="11pt" fo:font-style="normal" style:text-underline-style="none" fo:font-weight="normal" officeooo:rsid="06fddb6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89" style:family="text">
      <style:text-properties style:font-name="Times New Roman" fo:font-size="11pt" fo:font-style="normal" style:text-underline-style="none" fo:font-weight="normal" officeooo:rsid="072dc382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0" style:family="text">
      <style:text-properties style:font-name="Times New Roman" fo:font-size="11pt" fo:font-style="normal" style:text-underline-style="none" fo:font-weight="normal" officeooo:rsid="098152b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1" style:family="text">
      <style:text-properties style:font-name="Times New Roman" fo:font-size="11pt" fo:font-style="normal" style:text-underline-style="none" fo:font-weight="normal" officeooo:rsid="09c0d81f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2" style:family="text">
      <style:text-properties style:font-name="Times New Roman" fo:font-size="11pt" fo:font-style="normal" style:text-underline-style="none" fo:font-weight="normal" officeooo:rsid="09bc17c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3" style:family="text">
      <style:text-properties style:font-name="Times New Roman" fo:font-size="11pt" fo:font-style="normal" style:text-underline-style="none" fo:font-weight="normal" officeooo:rsid="032a9a4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4" style:family="text">
      <style:text-properties style:font-name="Times New Roman" fo:font-size="11pt" fo:font-style="normal" style:text-underline-style="none" fo:font-weight="normal" officeooo:rsid="0a952c7c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5" style:family="text">
      <style:text-properties style:font-name="Times New Roman" fo:font-size="11pt" fo:font-style="normal" style:text-underline-style="none" fo:font-weight="normal" officeooo:rsid="0c310ee1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6" style:family="text">
      <style:text-properties style:font-name="Times New Roman" fo:font-size="11pt" fo:font-style="normal" style:text-underline-style="none" fo:font-weight="normal" officeooo:rsid="0c30f9b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7" style:family="text">
      <style:text-properties style:font-name="Times New Roman" fo:font-size="11pt" fo:font-style="normal" style:text-underline-style="none" fo:font-weight="normal" officeooo:rsid="072f8030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8" style:family="text">
      <style:text-properties style:font-name="Times New Roman" fo:font-size="11pt" fo:font-style="normal" style:text-underline-style="none" fo:font-weight="normal" officeooo:rsid="07190b0d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99" style:family="text">
      <style:text-properties style:font-name="Times New Roman" fo:font-size="11pt" fo:font-style="normal" style:text-underline-style="none" fo:font-weight="normal" officeooo:rsid="098638a0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00" style:family="text">
      <style:text-properties style:font-name="Times New Roman" fo:font-size="11pt" fo:font-style="normal" style:text-underline-style="none" fo:font-weight="normal" officeooo:rsid="071a880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01" style:family="text">
      <style:text-properties style:font-name="Times New Roman" fo:font-size="11pt" fo:language="en" fo:country="GB" fo:font-style="normal" style:text-underline-style="none" fo:font-weight="normal" officeooo:rsid="06fddb6b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02" style:family="text">
      <style:text-properties style:font-name="Times New Roman" fo:font-size="11pt" fo:language="en" fo:country="GB" fo:font-style="normal" style:text-underline-style="none" fo:font-weight="normal" officeooo:rsid="074e1a0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03" style:family="text">
      <style:text-properties style:font-name="Times New Roman" fo:font-size="11pt" fo:language="en" fo:country="GB" fo:font-style="normal" style:text-underline-style="none" fo:font-weight="normal" officeooo:rsid="00c215c9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04" style:family="text">
      <style:text-properties style:font-name="Times New Roman" fo:font-size="11pt" fo:language="en" fo:country="GB" fo:font-style="normal" style:text-underline-style="none" fo:font-weight="normal" officeooo:rsid="0ba9eee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05" style:family="text">
      <style:text-properties style:font-name="Times New Roman" fo:font-size="11pt" fo:language="en" fo:country="GB" fo:font-style="normal" style:text-underline-style="none" fo:font-weight="normal" officeooo:rsid="0b980b6d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06" style:family="text">
      <style:text-properties style:font-name="Times New Roman" fo:font-size="11pt" fo:language="en" fo:country="GB" fo:font-style="normal" style:text-underline-style="none" fo:font-weight="normal" officeooo:rsid="1019a3ff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07" style:family="text">
      <style:text-properties style:font-name="Times New Roman" fo:font-size="11pt" fo:language="en" fo:country="GB" fo:font-style="normal" style:text-underline-style="none" fo:font-weight="bold" officeooo:rsid="01f15fe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08" style:family="text">
      <style:text-properties style:font-name="Times New Roman" fo:font-size="11pt" fo:language="en" fo:country="GB" style:text-underline-style="none" fo:font-weight="normal" officeooo:rsid="05f17e63" style:font-size-asian="11pt" style:font-weight-asian="normal" style:font-name-complex="Times New Roman" style:font-size-complex="11pt" style:font-weight-complex="normal"/>
    </style:style>
    <style:style style:name="T609" style:family="text">
      <style:text-properties style:font-name="Times New Roman" fo:font-size="11pt" fo:language="en" fo:country="GB" style:text-underline-style="none" fo:font-weight="normal" officeooo:rsid="002bc105" style:font-size-asian="11pt" style:font-weight-asian="normal" style:font-name-complex="Times New Roman" style:font-size-complex="11pt" style:font-weight-complex="normal"/>
    </style:style>
    <style:style style:name="T610" style:family="text">
      <style:text-properties style:font-name="Times New Roman" fo:font-size="11pt" fo:language="en" fo:country="GB" style:text-underline-style="none" fo:font-weight="normal" officeooo:rsid="10026f8a" style:font-size-asian="11pt" style:font-weight-asian="normal" style:font-name-complex="Times New Roman" style:font-size-complex="11pt" style:font-weight-complex="normal"/>
    </style:style>
    <style:style style:name="T611" style:family="text">
      <style:text-properties style:font-name="Times New Roman" fo:font-size="11pt" fo:language="en" fo:country="GB" style:text-underline-style="none" fo:font-weight="normal" officeooo:rsid="0b8e4cbd" style:font-size-asian="11pt" style:font-weight-asian="normal" style:font-name-complex="Times New Roman" style:font-size-complex="11pt" style:font-weight-complex="normal"/>
    </style:style>
    <style:style style:name="T612" style:family="text">
      <style:text-properties style:font-name="Times New Roman" fo:font-size="11pt" fo:language="en" fo:country="GB" style:text-underline-style="none" fo:font-weight="normal" officeooo:rsid="0b8cc7a4" style:font-size-asian="11pt" style:font-weight-asian="normal" style:font-name-complex="Times New Roman" style:font-size-complex="11pt" style:font-weight-complex="normal"/>
    </style:style>
    <style:style style:name="T613" style:family="text">
      <style:text-properties style:font-name="Times New Roman" fo:font-size="11pt" fo:language="en" fo:country="GB" style:text-underline-style="none" fo:font-weight="normal" officeooo:rsid="014c9a05" style:font-size-asian="11pt" style:font-weight-asian="normal" style:font-name-complex="Times New Roman" style:font-size-complex="11pt" style:font-weight-complex="normal"/>
    </style:style>
    <style:style style:name="T614" style:family="text">
      <style:text-properties style:font-name="Times New Roman" fo:font-size="11pt" fo:language="en" fo:country="GB" style:text-underline-style="none" fo:font-weight="normal" officeooo:rsid="01fe772a" style:font-size-asian="11pt" style:font-weight-asian="normal" style:font-name-complex="Times New Roman" style:font-size-complex="11pt" style:font-weight-complex="normal"/>
    </style:style>
    <style:style style:name="T615" style:family="text">
      <style:text-properties style:font-name="Times New Roman" fo:font-size="11pt" fo:language="en" fo:country="GB" style:text-underline-style="none" fo:font-weight="normal" officeooo:rsid="024aa59d" style:font-size-asian="11pt" style:font-weight-asian="normal" style:font-name-complex="Times New Roman" style:font-size-complex="11pt" style:font-weight-complex="normal"/>
    </style:style>
    <style:style style:name="T616" style:family="text">
      <style:text-properties style:font-name="Times New Roman" fo:font-size="11pt" fo:language="en" fo:country="GB" style:text-underline-style="none" fo:font-weight="normal" officeooo:rsid="024c61b3" style:font-size-asian="11pt" style:font-weight-asian="normal" style:font-name-complex="Times New Roman" style:font-size-complex="11pt" style:font-weight-complex="normal"/>
    </style:style>
    <style:style style:name="T617" style:family="text">
      <style:text-properties style:font-name="Times New Roman" fo:font-size="11pt" fo:language="fi" fo:country="FI" fo:font-weight="bold" officeooo:rsid="020e191d" fo:background-color="#ffffff" loext:char-shading-value="0" style:font-size-asian="11pt" style:font-weight-asian="bold" style:font-size-complex="11pt" style:font-weight-complex="bold"/>
    </style:style>
    <style:style style:name="T618" style:family="text">
      <style:text-properties style:font-name="Times New Roman" fo:font-size="11pt" fo:language="fi" fo:country="FI" fo:font-weight="bold" officeooo:rsid="0211f176" fo:background-color="#ffffff" loext:char-shading-value="0" style:font-size-asian="11pt" style:font-weight-asian="bold" style:font-size-complex="11pt" style:font-weight-complex="bold"/>
    </style:style>
    <style:style style:name="T619" style:family="text">
      <style:text-properties style:font-name="Times New Roman" fo:font-size="11pt" fo:language="fi" fo:country="FI" style:text-underline-style="solid" style:text-underline-width="auto" style:text-underline-color="font-color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20" style:family="text">
      <style:text-properties style:font-name="Times New Roman" fo:font-size="11pt" fo:language="fi" fo:country="FI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21" style:family="text">
      <style:text-properties style:font-name="Times New Roman" fo:font-size="11pt" fo:language="fi" fo:country="FI" style:text-underline-style="none" fo:font-weight="normal" officeooo:rsid="07072297" fo:background-color="#ffffff" loext:char-shading-value="0" style:font-size-asian="11pt" style:font-weight-asian="normal" style:font-size-complex="11pt" style:font-weight-complex="normal"/>
    </style:style>
    <style:style style:name="T622" style:family="text">
      <style:text-properties style:font-name="Times New Roman" fo:font-size="11pt" style:font-size-asian="11pt" style:font-size-complex="11pt"/>
    </style:style>
    <style:style style:name="T623" style:family="text">
      <style:text-properties style:font-name="Times New Roman" fo:font-style="normal" fo:font-weight="normal" officeooo:rsid="02310325" style:font-style-asian="normal" style:font-weight-asian="normal" style:font-style-complex="normal" style:font-weight-complex="normal"/>
    </style:style>
    <style:style style:name="T624" style:family="text">
      <style:text-properties style:font-name="Times New Roman" fo:font-style="normal" fo:font-weight="normal" officeooo:rsid="0179eb5d" style:font-style-asian="normal" style:font-weight-asian="normal" style:font-style-complex="normal" style:font-weight-complex="normal"/>
    </style:style>
    <style:style style:name="T625" style:family="text">
      <style:text-properties style:font-name="Times New Roman" fo:font-style="normal" fo:font-weight="normal" officeooo:rsid="0854c2ed" style:font-style-asian="normal" style:font-weight-asian="normal" style:font-style-complex="normal" style:font-weight-complex="normal"/>
    </style:style>
    <style:style style:name="T626" style:family="text">
      <style:text-properties style:font-name="Times New Roman" fo:font-style="normal" fo:font-weight="normal" officeooo:rsid="08c38c1c" style:font-style-asian="normal" style:font-weight-asian="normal" style:font-style-complex="normal" style:font-weight-complex="normal"/>
    </style:style>
    <style:style style:name="T627" style:family="text">
      <style:text-properties style:font-name="Times New Roman" style:text-underline-style="none" fo:font-weight="normal" officeooo:rsid="084804cb" style:font-weight-asian="normal" style:font-weight-complex="normal"/>
    </style:style>
    <style:style style:name="T628" style:family="text">
      <style:text-properties style:font-name="Times New Roman" style:text-underline-style="none" fo:font-weight="normal" officeooo:rsid="0845b490" style:font-weight-asian="normal" style:font-weight-complex="normal"/>
    </style:style>
    <style:style style:name="T629" style:family="text">
      <style:text-properties style:font-name="Times New Roman" style:text-underline-style="none" fo:font-weight="normal" officeooo:rsid="05c4ac6d" style:font-weight-asian="normal" style:font-weight-complex="normal"/>
    </style:style>
    <style:style style:name="T630" style:family="text">
      <style:text-properties style:font-name="Times New Roman" style:text-underline-style="none" fo:font-weight="normal" officeooo:rsid="070144fc" style:font-weight-asian="normal" style:font-weight-complex="normal"/>
    </style:style>
    <style:style style:name="T631" style:family="text">
      <style:text-properties style:font-name="Times New Roman" style:text-underline-style="none" fo:font-weight="normal" officeooo:rsid="06a3703f" style:font-weight-asian="normal" style:font-weight-complex="normal"/>
    </style:style>
    <style:style style:name="T632" style:family="text">
      <style:text-properties style:font-name="Times New Roman" style:text-underline-style="none" fo:font-weight="normal" officeooo:rsid="0c785783" style:font-weight-asian="normal" style:font-weight-complex="normal"/>
    </style:style>
    <style:style style:name="T633" style:family="text">
      <style:text-properties style:font-name="Times New Roman" style:text-underline-style="none" fo:font-weight="normal" officeooo:rsid="060cec60" style:font-weight-asian="normal" style:font-weight-complex="normal"/>
    </style:style>
    <style:style style:name="T634" style:family="text">
      <style:text-properties style:font-name="Times New Roman" style:text-underline-style="none" fo:font-weight="normal" officeooo:rsid="0c84ca62" style:font-weight-asian="normal" style:font-weight-complex="normal"/>
    </style:style>
    <style:style style:name="T635" style:family="text">
      <style:text-properties style:font-name="Times New Roman" style:text-underline-style="none" fo:font-weight="normal" officeooo:rsid="0c7dc900" style:font-weight-asian="normal" style:font-weight-complex="normal"/>
    </style:style>
    <style:style style:name="T636" style:family="text">
      <style:text-properties style:font-name="Times New Roman" style:text-underline-style="none" fo:font-weight="normal" officeooo:rsid="0bfedd42" style:font-name-asian="TimesNewRomanPSMT" style:font-weight-asian="normal" style:font-name-complex="TimesNewRomanPSMT" style:font-weight-complex="normal"/>
    </style:style>
    <style:style style:name="T637" style:family="text">
      <style:text-properties style:font-name="Times New Roman"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638" style:family="text">
      <style:text-properties style:font-name="Times New Roman" style:text-underline-style="none" fo:font-weight="normal" officeooo:rsid="05643705" style:font-name-asian="TimesNewRomanPSMT" style:font-weight-asian="normal" style:font-name-complex="TimesNewRomanPSMT" style:font-weight-complex="normal"/>
    </style:style>
    <style:style style:name="T639" style:family="text">
      <style:text-properties style:font-name="Times New Roman" style:text-underline-style="none" fo:font-weight="normal" officeooo:rsid="0ca2dbdf" style:font-name-asian="TimesNewRomanPSMT" style:font-weight-asian="normal" style:font-name-complex="TimesNewRomanPSMT" style:font-weight-complex="normal"/>
    </style:style>
    <style:style style:name="T640" style:family="text">
      <style:text-properties style:font-name="Times New Roman" style:text-underline-style="none" fo:font-weight="normal" officeooo:rsid="00dc9b66" style:font-name-asian="TimesNewRomanPSMT" style:font-weight-asian="normal" style:font-name-complex="TimesNewRomanPSMT" style:font-weight-complex="normal"/>
    </style:style>
    <style:style style:name="T641" style:family="text">
      <style:text-properties style:font-name="Times New Roman" style:text-underline-style="none" fo:font-weight="normal" officeooo:rsid="01c08f37" style:font-name-asian="TimesNewRomanPSMT" style:font-weight-asian="normal" style:font-name-complex="TimesNewRomanPSMT" style:font-weight-complex="normal"/>
    </style:style>
    <style:style style:name="T642" style:family="text">
      <style:text-properties style:font-name="Times New Roman" style:text-underline-style="none" fo:font-weight="normal" officeooo:rsid="0caa6343" style:font-name-asian="TimesNewRomanPSMT" style:font-weight-asian="normal" style:font-name-complex="TimesNewRomanPSMT" style:font-weight-complex="normal"/>
    </style:style>
    <style:style style:name="T643" style:family="text">
      <style:text-properties officeooo:rsid="00923967"/>
    </style:style>
    <style:style style:name="T644" style:family="text">
      <style:text-properties officeooo:rsid="053de042"/>
    </style:style>
    <style:style style:name="T645" style:family="text">
      <style:text-properties officeooo:rsid="00ac3973"/>
    </style:style>
    <style:style style:name="T646" style:family="text">
      <style:text-properties officeooo:rsid="0d0d4328"/>
    </style:style>
    <style:style style:name="T647" style:family="text">
      <style:text-properties officeooo:rsid="00d7d8df"/>
    </style:style>
    <style:style style:name="T648" style:family="text">
      <style:text-properties officeooo:rsid="00d92337"/>
    </style:style>
    <style:style style:name="T649" style:family="text">
      <style:text-properties officeooo:rsid="0137f45c"/>
    </style:style>
    <style:style style:name="T650" style:family="text">
      <style:text-properties officeooo:rsid="0b6dcd91"/>
    </style:style>
    <style:style style:name="T651" style:family="text">
      <style:text-properties officeooo:rsid="013d192b"/>
    </style:style>
    <style:style style:name="T652" style:family="text">
      <style:text-properties officeooo:rsid="08978b8b"/>
    </style:style>
    <style:style style:name="T653" style:family="text">
      <style:text-properties officeooo:rsid="0e1120df"/>
    </style:style>
    <style:style style:name="T654" style:family="text">
      <style:text-properties officeooo:rsid="102f39d3"/>
    </style:style>
    <style:style style:name="T655" style:family="text">
      <style:text-properties officeooo:rsid="07b786e0"/>
    </style:style>
    <style:style style:name="T656" style:family="text">
      <style:text-properties officeooo:rsid="0e0efa14"/>
    </style:style>
    <style:style style:name="T657" style:family="text">
      <style:text-properties officeooo:rsid="053c226f"/>
    </style:style>
    <style:style style:name="T658" style:family="text">
      <style:text-properties officeooo:rsid="06aeab68"/>
    </style:style>
    <style:style style:name="T659" style:family="text">
      <style:text-properties officeooo:rsid="0159b56c"/>
    </style:style>
    <style:style style:name="T660" style:family="text">
      <style:text-properties officeooo:rsid="01f65f19"/>
    </style:style>
    <style:style style:name="T661" style:family="text">
      <style:text-properties officeooo:rsid="01fe772a"/>
    </style:style>
    <style:style style:name="T662" style:family="text">
      <style:text-properties officeooo:rsid="023c36f7"/>
    </style:style>
    <style:style style:name="T663" style:family="text">
      <style:text-properties officeooo:rsid="01cda42d"/>
    </style:style>
    <style:style style:name="T664" style:family="text">
      <style:text-properties officeooo:rsid="0275f7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riculum vitae<text:tab/><text:tab/><text:tab/><text:tab/><text:tab/><text:tab/><text:tab/><text:tab/><text:tab/></text:p>
      <text:p text:style-name="P5"><text:span text:style-name="T22">Name<text:tab/><text:tab/><text:tab/>-<text:tab/></text:span><text:span text:style-name="T21">Lahti, </text:span><text:span text:style-name="T41">Leo</text:span><text:span text:style-name="T21"> </text:span><text:span text:style-name="T23">M.</text:span></text:p>
      <text:p text:style-name="P5"><text:span text:style-name="T43">Birth d</text:span><text:span text:style-name="T21">ate and place <text:tab/>-<text:tab/>2</text:span><text:span text:style-name="T45">nd</text:span><text:span text:style-name="T21"> July, 1979 in Turku, Finland</text:span></text:p>
      <text:p text:style-name="P5">Nationality<text:tab/><text:tab/>-<text:tab/>Finnish</text:p>
      <text:p text:style-name="P4"><text:span text:style-name="T175">Research h</text:span><text:span text:style-name="T174">omepage<text:tab/>-<text:tab/></text:span><text:a xlink:type="simple" xlink:href="http://www.iki.fi/Leo.Lahti" text:style-name="Internet_20_link" text:visited-style-name="Visited_20_Internet_20_Link"><text:span text:style-name="Internet_20_link"><text:span text:style-name="T176">http://www.iki.fi/Leo.Lahti</text:span></text:span></text:a></text:p>
      <text:p text:style-name="P6"><text:span text:style-name="T21">Researcher identifier <text:s/><text:tab/></text:span><text:span text:style-name="T44">- <text:tab/></text:span><text:span text:style-name="T21">ORCID 0000-0001-5537-637X</text:span></text:p>
      <text:p text:style-name="P6"><text:span text:style-name="T209">L</text:span><text:span text:style-name="T210">anguage Skills<text:tab/>- <text:s/><text:tab/>Finnish (mother tongue); English (fluent); Swedish (good)</text:span></text:p>
      <text:p text:style-name="P7"><text:s/></text:p>
      <text:p text:style-name="P28">Degrees</text:p>
      <text:p text:style-name="P11">Doctor of Science <text:span text:style-name="T660">in </text:span>Technology <text:span text:style-name="T660">(Tekniikan tohtori)</text:span>, <text:span text:style-name="T198">Aalto University</text:span>, <text:span text:style-name="T647">Information and </text:span>Computer Science, <text:span text:style-name="T649">12/2010. </text:span><text:span text:style-name="T521">Machine learning and b</text:span><text:span text:style-name="T522">ioinformatics. </text:span><text:span text:style-name="T650">Thesis</text:span><text:span text:style-name="T309">: </text:span><text:span text:style-name="T310">P</text:span><text:span text:style-name="T309">ass; </text:span><text:span text:style-name="T311">C</text:span><text:span text:style-name="T312">ourse</text:span><text:span text:style-name="T320">s</text:span><text:span text:style-name="T314">:</text:span><text:span text:style-name="T309"> </text:span><text:span text:style-name="T310">P</text:span><text:span text:style-name="T309">ass with distinction</text:span><text:span text:style-name="T317">.</text:span></text:p>
      <text:p text:style-name="P11">Master of Science <text:span text:style-name="T660">in </text:span>Technology <text:span text:style-name="T660">(Diplomi-insinööri)</text:span>, <text:span text:style-name="T198">Helsinki University of Technology</text:span>, <text:span text:style-name="T648">Engineering Physics and Mathematics</text:span>, <text:span text:style-name="T649">12/2003. Major: m</text:span><text:span text:style-name="T522">athematic</text:span><text:span text:style-name="T523">s; minor: </text:span><text:span text:style-name="T527">i</text:span><text:span text:style-name="T523">nformation technology. </text:span><text:span text:style-name="T313">G</text:span><text:span text:style-name="T315">rad</text:span><text:span text:style-name="T313">e</text:span><text:span text:style-name="T316">: </text:span><text:span text:style-name="T310">V</text:span><text:span text:style-name="T316">ery good</text:span><text:span text:style-name="T317">.</text:span></text:p>
      <text:p text:style-name="P29"><text:span text:style-name="T649">Bachelor </text:span>of Science <text:span text:style-name="T660">in Political Sciences </text:span>(<text:span text:style-name="T660">Valtiotieteiden kandidaatti</text:span>), <text:span text:style-name="T198">University of Helsinki</text:span>, <text:span text:style-name="T648">Faculty of Political Sciences 7/2008. </text:span><text:span text:style-name="T291">Practical philosophy; </text:span><text:span text:style-name="T292">minors: </text:span><text:span text:style-name="T293">E</text:span><text:span text:style-name="T292">conomics, </text:span><text:span text:style-name="T293">C</text:span><text:span text:style-name="T292">ommunication</text:span><text:span text:style-name="T291">. </text:span><text:span text:style-name="T294">Thesis: </text:span><text:span text:style-name="T295">E</text:span><text:span text:style-name="T294">xcellent.</text:span></text:p>
      <text:p text:style-name="P30"/>
      <text:p text:style-name="P27">Adjunct <text:span text:style-name="T649">P</text:span>rofessorships / <text:span text:style-name="T649">T</text:span>itle of <text:span text:style-name="T649">D</text:span>ocent</text:p>
      <text:p text:style-name="P10"><text:span text:style-name="T199">Applied Mathematics</text:span>, University of <text:span text:style-name="T199">Turku</text:span>, <text:span text:style-name="T649">9/</text:span>20<text:span text:style-name="T199">15</text:span></text:p>
      <text:p text:style-name="P63"/>
      <text:p text:style-name="P63">Current position</text:p>
      <text:p text:style-name="P62"><text:span text:style-name="T664">9/2016- University of Turku, Mathematics &amp; Statistics. PI / </text:span>Academy of Finland <text:span text:style-name="T575">Research Fellow 2016-2021 (Akatemiatutkija)</text:span></text:p>
      <text:p text:style-name="P61"><text:span text:style-name="T467">4/2017- </text:span><text:span text:style-name="T424">Blueprint Genetics </text:span><text:span text:style-name="T455">co. </text:span><text:span text:style-name="T424">Scientific advisor, </text:span><text:span text:style-name="T456">machine Learning &amp; AI (Tieteellinen neuvonantaja)</text:span></text:p>
      <text:p text:style-name="P64"/>
      <text:p text:style-name="P22">Previous positions</text:p>
      <text:p text:style-name="P36"><text:span text:style-name="T83">9/</text:span><text:span text:style-name="T75">2012-</text:span><text:span text:style-name="T83">8/</text:span><text:span text:style-name="T75">2015 </text:span><text:span text:style-name="T84">(</text:span><text:span text:style-name="T76">3 years</text:span><text:span text:style-name="T84">) </text:span><text:span text:style-name="T75">Postdoc. Academy of Finland.</text:span><text:span text:style-name="T76"> </text:span><text:span text:style-name="T87">Veterinary Biosciences, </text:span><text:span text:style-name="T201">University of Helsinki</text:span></text:p>
      <text:p text:style-name="P37"><text:span text:style-name="T341">3-12/</text:span><text:span text:style-name="T330">2011 (</text:span><text:span text:style-name="T332">9</text:span><text:span text:style-name="T330"> months) </text:span><text:span text:style-name="T331">Postdoc</text:span><text:span text:style-name="T330">. Veterinary Biosciences, University of Helsinki, Finland. TEKES FiDiPro project and Microbial Food Safety Research C</text:span><text:span text:style-name="T342">enter of Excellence</text:span><text:span text:style-name="T330">, </text:span></text:p>
      <text:p text:style-name="P38"><text:span text:style-name="T271">1/</text:span><text:span text:style-name="T256">2</text:span><text:span text:style-name="T262">006-</text:span><text:span text:style-name="T271">2/</text:span><text:span text:style-name="T262">2011 (5 years</text:span><text:span text:style-name="T263">) </text:span><text:span text:style-name="T262">Researcher </text:span><text:span text:style-name="T281">(tutkija)</text:span><text:span text:style-name="T262">. Information and Computer science, Aalto University, Finland. Adaptive Informatics Research C</text:span><text:span text:style-name="T260">enter of Excellence, </text:span><text:span text:style-name="T262">Helsinki Institute for Information Technology </text:span><text:span text:style-name="T261">HIIT</text:span><text:span text:style-name="T262">, </text:span></text:p>
      <text:p text:style-name="P39"><text:span text:style-name="T257">9-12/</text:span><text:span text:style-name="T258">2</text:span><text:span text:style-name="T259">005 (4 months) </text:span><text:span text:style-name="T408">R</text:span>esearcher <text:span text:style-name="T661">(tutkija)</text:span>. <text:span text:style-name="T200">University of Helsinki, </text:span>Finland. <text:span text:style-name="T409">Dpt. </text:span>Computer Science </text:p>
      <text:p text:style-name="P39"><text:span text:style-name="T410">9/2004-8/2005 (1 year) Researcher (tutkija)</text:span><text:span text:style-name="T202">. Turku Center for Biotechnology, </text:span><text:span text:style-name="T411">Finland (Civil service)</text:span></text:p>
      <text:p text:style-name="P40"><text:span text:style-name="T411">1/2003-6/2004 (1.5 years) Research assistant (tutkimusapulainen)</text:span><text:span text:style-name="T211">. Computer and Information Science</text:span><text:span text:style-name="T227">, </text:span><text:span text:style-name="T211">Helsinki University of Technology, </text:span><text:span text:style-name="T559">Finland. Neural Networks Research Center of Excellence, <text:s/></text:span></text:p>
      <text:p text:style-name="P41"><text:span text:style-name="T651">6-8/2000 </text:span><text:span text:style-name="T204">(3 months) </text:span><text:span text:style-name="T203">Programmer </text:span><text:span text:style-name="T229">(ohjelmoija)</text:span><text:span text:style-name="T203">. Teleste co. </text:span></text:p>
      <text:p text:style-name="P50"/>
      <text:list xml:id="list2238624428" text:style-name="WWNum9">
        <text:list-header>
          <text:p text:style-name="P72"><text:span text:style-name="T524">R</text:span><text:span text:style-name="T525">esearch visits </text:span><text:span text:style-name="T526">and international experience</text:span></text:p>
        </text:list-header>
      </text:list>
      <text:p text:style-name="P35"><text:span text:style-name="T613">12/</text:span><text:span text:style-name="T609">2015-</text:span><text:span text:style-name="T615">8/2018</text:span><text:span text:style-name="T609"> </text:span><text:span text:style-name="T612">(</text:span><text:span text:style-name="T616">&gt;</text:span><text:span text:style-name="T615">2.5</text:span><text:span text:style-name="T612"> year</text:span><text:span text:style-name="T615">s</text:span><text:span text:style-name="T612">) </text:span><text:span text:style-name="apple-converted-space"><text:span text:style-name="T173">VIB/</text:span></text:span><text:span text:style-name="T608">KU Leuven, Belgium. </text:span><text:span text:style-name="T610">Visiting </text:span><text:span text:style-name="T609">scholar </text:span><text:span text:style-name="T614">(vieraileva tutkija)</text:span><text:span text:style-name="T609">.</text:span><text:span text:style-name="T611"> </text:span></text:p>
      <text:p text:style-name="P67"><text:span text:style-name="T272">1</text:span><text:span text:style-name="T273">/</text:span><text:span text:style-name="T274">201</text:span><text:span text:style-name="T272">2</text:span><text:span text:style-name="T274">-</text:span><text:span text:style-name="T273">8/</text:span><text:span text:style-name="T274">2015 </text:span><text:span text:style-name="T276">(3.5 years) </text:span><text:span text:style-name="T274">Wageningen, </text:span><text:span text:style-name="T275">The </text:span><text:span text:style-name="T274">Netherlands. Laboratory of Microbiology. </text:span><text:span text:style-name="T280">Visiting postdoc</text:span><text:span text:style-name="T272">. </text:span></text:p>
      <text:p text:style-name="P68"><text:span text:style-name="T323">1</text:span><text:span text:style-name="T322">1/2010-1/2011 </text:span><text:span text:style-name="T327">(3 months) </text:span><text:span text:style-name="T322">European Bioinformatics Institute EBI, UK. </text:span><text:span text:style-name="T98">Visiting </text:span><text:span text:style-name="T99">scholar <text:s/></text:span><text:span text:style-name="T101">(vieraileva tutkija)</text:span><text:span text:style-name="T99">.</text:span><text:span text:style-name="T100"> </text:span></text:p>
      <text:p text:style-name="P69"><text:span text:style-name="T322">6/2001-8/2001 </text:span><text:span text:style-name="T327">(3 months) </text:span><text:span text:style-name="T322">CERN, Geneva, Switzerland. Research trainee </text:span><text:span text:style-name="T329">(tutkimusharjoittelija)</text:span><text:span text:style-name="T322">. </text:span></text:p>
      <text:p text:style-name="P70"><text:span text:style-name="T322">7/2002 </text:span><text:span text:style-name="T328">(1.5 months) </text:span><text:span text:style-name="T325">Croatian </text:span><text:span text:style-name="T324">Meteorological Institute, Zagreb, Croatia. </text:span><text:span text:style-name="T322">Summer trainee </text:span><text:span text:style-name="T329">(harjoittelija)</text:span><text:span text:style-name="T322">. </text:span><text:span text:style-name="T324"><text:s/></text:span><text:span text:style-name="T322"><text:s/></text:span></text:p>
      <text:p text:style-name="P71"><text:span text:style-name="T324">9</text:span><text:span text:style-name="T322">-10/2000 </text:span><text:span text:style-name="T327">(2 months) </text:span><text:span text:style-name="T322">Dakshinayan, Bihar, India. Volunteer</text:span><text:span text:style-name="T327">ing teacher </text:span><text:span text:style-name="T329">(vapaaehtoistyöntekijä)</text:span><text:span text:style-name="T327">.</text:span></text:p>
      <text:p text:style-name="P45"/>
      <text:p text:style-name="P45"/>
      <text:p text:style-name="P53"><text:soft-page-break/>Acknowledgements and awards</text:p>
      <text:p text:style-name="P55"><text:span text:style-name="T469">201</text:span><text:span text:style-name="T470">7</text:span><text:span text:style-name="T469"> Open </text:span><text:span text:style-name="T471">S</text:span><text:span text:style-name="T469">cience award. Ministry of Education and Culture, Open Science </text:span><text:span text:style-name="T471">&amp; </text:span><text:span text:style-name="T469">Research Initiative. </text:span><text:span text:style-name="T472">F</text:span><text:span text:style-name="T469">or </text:span><text:span text:style-name="T470">Open Knowledge Finland Open Science work group. I am founding member, first coordinator, and </text:span><text:span text:style-name="T473">active </text:span><text:span text:style-name="T474">contributor</text:span><text:span text:style-name="T470">.</text:span></text:p>
      <text:p text:style-name="P55"><text:span text:style-name="T632">2016 </text:span><text:span text:style-name="T633">Open </text:span><text:span text:style-name="T634">S</text:span><text:span text:style-name="T633">cience award. Open Science </text:span><text:span text:style-name="T635">&amp;</text:span><text:span text:style-name="T633"> Research Initiative, Ministry of Education and Culture</text:span><text:span text:style-name="T636">.</text:span><text:span text:style-name="T633"> </text:span><text:span text:style-name="T637">F</text:span><text:span text:style-name="T638">or </text:span><text:span text:style-name="T639">our </text:span><text:span text:style-name="T640">digital humanities </text:span><text:span text:style-name="T639">research team with Prof Mikko Tolonen </text:span><text:span text:style-name="T641">in</text:span><text:span text:style-name="T642"> University of Helsinki</text:span><text:span text:style-name="T639">. </text:span></text:p>
      <text:p text:style-name="P46"><text:span text:style-name="T413">2015 </text:span><text:span text:style-name="T418">1) </text:span><text:span text:style-name="T413">Nat</text:span><text:span text:style-name="T414">ure</text:span><text:span text:style-name="T413"> Comm</text:span><text:span text:style-name="T414">unications</text:span><text:span text:style-name="T413"> </text:span><text:span text:style-name="T414">paper</text:span><text:span text:style-name="T415"> </text:span><text:span text:style-name="T417">in</text:span><text:span text:style-name="T413"> </text:span><text:span text:style-name="T412">NCI’s Epidemiology and Genomics Research Highlight</text:span><text:span text:style-name="T416">s; </text:span><text:span text:style-name="T418">2) </text:span><text:span text:style-name="T136">PeerJ </text:span><text:span text:style-name="T137">publication </text:span><text:span text:style-name="T139">to PeerJ </text:span><text:span text:style-name="T138">t</text:span><text:span text:style-name="T140">op-10 </text:span><text:span text:style-name="T141">m</text:span><text:span text:style-name="T140">icrobiology collection</text:span></text:p>
      <text:p text:style-name="P42"><text:span text:style-name="T376">2</text:span><text:span text:style-name="T377">014 </text:span><text:span text:style-name="T379">1) </text:span><text:span text:style-name="T377">Apps4Finland award data visualization</text:span><text:span text:style-name="T134">; </text:span><text:span text:style-name="T135">2) D</text:span><text:span text:style-name="T128">atademo </text:span><text:span text:style-name="T127">awards </text:span><text:span text:style-name="T133">(2) </text:span><text:span text:style-name="T131">Helsinki Region Infoshare </text:span><text:span text:style-name="T132">and</text:span><text:span text:style-name="T129"> </text:span><text:span text:style-name="T130">Sitra</text:span></text:p>
      <text:p text:style-name="P47"><text:span text:style-name="T395">201</text:span><text:span text:style-name="T396">3</text:span><text:span text:style-name="T397"> </text:span><text:span text:style-name="T399">1) </text:span><text:span text:style-name="T397">Apps4Finland award; </text:span><text:span text:style-name="T399">2) </text:span><text:span text:style-name="T394">Waterloo Institute for Complexity and Innovatio</text:span><text:span text:style-name="T532">n Data Challenge</text:span></text:p>
      <text:p text:style-name="P54"><text:span text:style-name="T534">201</text:span><text:span text:style-name="T532">2 Apps4Finland award</text:span><text:span text:style-name="T537">s</text:span><text:span text:style-name="T532"> </text:span><text:span text:style-name="T537">(3) </text:span><text:span text:style-name="T536">f</text:span><text:span text:style-name="T532">or open parliamentary monitoring infrastructure</text:span></text:p>
      <text:p text:style-name="P48"><text:span text:style-name="T533">2011 </text:span><text:span text:style-name="T538">1) </text:span><text:span text:style-name="T532">Int’l Dupuytren Award </text:span><text:span text:style-name="T533">for </text:span><text:span text:style-name="T545">Modern Path</text:span><text:span text:style-name="T546">ol. </text:span><text:span text:style-name="T399">paper</text:span><text:span text:style-name="T546">; </text:span><text:span text:style-name="T547">2) </text:span><text:span text:style-name="T397">Apps4Finland award</text:span><text:span text:style-name="T398"> </text:span><text:span text:style-name="T397">open </text:span><text:span text:style-name="T398">data analytics</text:span></text:p>
      <text:p text:style-name="P49">2005-2010 ComBi graduate school associate member</text:p>
      <text:p text:style-name="P52"><text:span text:style-name="T478">2005 </text:span><text:span text:style-name="T423">Best poster; Seminar of Systems Biology Research Program. Academy of Finland, Helsinki</text:span></text:p>
      <text:p text:style-name="P51"><text:span text:style-name="T477">2001 </text:span><text:span text:style-name="T423">Professor E.J. Nyström stipend</text:span><text:span text:style-name="T548"> </text:span><text:span text:style-name="T391">on </text:span><text:span text:style-name="T423">excellence in mathematical studies (1000e) </text:span></text:p>
      <text:p text:style-name="P26"/>
      <text:p text:style-name="P43"><text:span text:style-name="T7">Research funding </text:span><text:span text:style-name="T228">T</text:span>he total sum of <text:span text:style-name="T422">personal funding </text:span>&gt;<text:span text:style-name="T421">1</text:span>Me <text:span text:style-name="T422">and total sum of funding as a member of research team ~1Me; from Academy of Finland, foundations, and universities’ competitive funds. </text:span></text:p>
      <text:p text:style-name="P44"><text:span text:style-name="T573">Major personal grants</text:span><text:span text:style-name="T422"> </text:span></text:p>
      <text:p text:style-name="P56"><text:span text:style-name="T359">Academy of Finland </text:span><text:span text:style-name="T371">Research F</text:span><text:span text:style-name="T359">ellow </text:span><text:span text:style-name="T372">9/</text:span><text:span text:style-name="T359">201</text:span><text:span text:style-name="T371">6</text:span><text:span text:style-name="T359">-</text:span><text:span text:style-name="T372">8/</text:span><text:span text:style-name="T359">20</text:span><text:span text:style-name="T371">21</text:span><text:span text:style-name="T359"> (</text:span><text:span text:style-name="T378">597703e</text:span><text:span text:style-name="T359">) University of </text:span><text:span text:style-name="T373">Turku</text:span><text:span text:style-name="T359">, Finland. </text:span><text:span text:style-name="T374">Ecological modeling of the gut microbiome: individuality, dynamics, and function in large populations</text:span><text:span text:style-name="T375">.</text:span></text:p>
      <text:p text:style-name="P56"><text:span text:style-name="T359">Academy of Finland Postdoctoral </text:span><text:span text:style-name="T371">F</text:span><text:span text:style-name="T359">ellow </text:span><text:span text:style-name="T372">9/</text:span><text:span text:style-name="T359">2012-</text:span><text:span text:style-name="T372">8/</text:span><text:span text:style-name="T359">2015 </text:span><text:span text:style-name="T532">(</text:span><text:span text:style-name="T535">302765e</text:span><text:span text:style-name="T532">). </text:span>Uni<text:span text:style-name="T652">versity of</text:span> Helsinki, Finland. <text:span text:style-name="T653">Meta-analysis of human gut microbiome data collections.</text:span></text:p>
      <text:p text:style-name="P56"><text:span text:style-name="T430">K</text:span><text:span text:style-name="T424">ordelin Postdoc grant</text:span><text:span text:style-name="T509"> </text:span><text:span text:style-name="T431">2012 </text:span>(35 000e). <text:span text:style-name="T652">C</text:span><text:span text:style-name="T326">haracterization of the human intestinal ecosystem by computational integration of large-scale phylotype profiling data. </text:span></text:p>
      <text:p text:style-name="P56"><text:span text:style-name="T432">ICS </text:span><text:span text:style-name="T424">Postgraduate scholarship</text:span><text:span text:style-name="T509"> </text:span><text:span text:style-name="T213">(</text:span><text:span text:style-name="T226">~</text:span><text:span text:style-name="T213">80 000e)</text:span><text:span text:style-name="T222">.</text:span> Department of Information and Computer Science, Aalto University, Espoo, Finland, 2006-10 (1850e/month). </text:p>
      <text:p text:style-name="P56"><text:span text:style-name="T453">T</text:span><text:span text:style-name="T424">ravel grants</text:span><text:span text:style-name="T423"> </text:span><text:span text:style-name="T433">(</text:span><text:span text:style-name="T452">2000-2014</text:span><text:span text:style-name="T433">; </text:span><text:span text:style-name="T434">&gt;3700e</text:span><text:span text:style-name="T433">): </text:span><text:span text:style-name="T214">COST </text:span><text:span text:style-name="T215">visit Glasgow </text:span><text:span text:style-name="T223">University </text:span><text:span text:style-name="T224">(</text:span><text:span text:style-name="T214">3/2014</text:span><text:span text:style-name="T224">)</text:span><text:span text:style-name="T248">; </text:span>Open Legislative Data Conf. (Paris 7/<text:span text:style-name="T644">2012</text:span>); <text:span text:style-name="T654">H</text:span>uman <text:span text:style-name="T654">M</text:span>icrobiome <text:span text:style-name="T654">C</text:span>ongress (Paris 3/2012); <text:span text:style-name="T655">ComBi </text:span>Grad School: ICSB<text:span text:style-name="T656">08</text:span> (Gothenburg), ECCB<text:span text:style-name="T656">08</text:span> (Sardinia); TKK student union exchange (India <text:span text:style-name="T657">9-10/</text:span>2000).</text:p>
      <text:p text:style-name="P60"><text:span text:style-name="T277">Major contributions </text:span><text:span text:style-name="T278">as a research team </text:span><text:span text:style-name="T282">or consor</text:span><text:span text:style-name="T623">tium </text:span><text:span text:style-name="T624">member</text:span><text:span text:style-name="T625"> </text:span><text:span text:style-name="T626">(&gt;</text:span><text:span text:style-name="T623">1,32</text:span><text:span text:style-name="T626">5,000e)</text:span></text:p>
      <text:p text:style-name="P33"><text:span text:style-name="T230">9/2018-8/2022 </text:span><text:span text:style-name="T231">A</text:span><text:span text:style-name="T232">cademy of Finland </text:span><text:span text:style-name="T235">project</text:span><text:span text:style-name="T230">; </text:span><text:span text:style-name="T234">health analytics </text:span><text:span text:style-name="T233">(</text:span><text:span text:style-name="T232">450000</text:span><text:span text:style-name="T230">e; </text:span><text:span text:style-name="T235">project partner</text:span><text:span text:style-name="T232">). </text:span><text:span text:style-name="T556">Modelling systemic cross-talk between brain, gut, and peripheral tissues in glucose homeostasis: exercise training and public health (CROSSYS)</text:span><text:span text:style-name="T557">.</text:span></text:p>
      <text:p text:style-name="P57"><text:span text:style-name="T627">1/</text:span><text:span text:style-name="T628">2016-</text:span><text:span text:style-name="T627">12/</text:span><text:span text:style-name="T628">2019 </text:span><text:span text:style-name="T629">Academy of Finland </text:span><text:span text:style-name="T630">c</text:span><text:span text:style-name="T631">onsortiu</text:span><text:span text:style-name="T436">m</text:span><text:span text:style-name="T425"> </text:span><text:span text:style-name="T435">on </text:span><text:span text:style-name="T437">d</text:span><text:span text:style-name="T425">igital </text:span><text:span text:style-name="T437">h</text:span><text:span text:style-name="T425">umanities </text:span><text:span text:style-name="T426">(833258e; </text:span><text:span text:style-name="T454">research coordinator</text:span><text:span text:style-name="T426">)</text:span><text:span text:style-name="T425">.</text:span><text:span text:style-name="T436"> </text:span><text:span text:style-name="T426">University of Helsinki, University of Turku and National Library of Finland: </text:span><text:span text:style-name="T552">Computational History and the Transformation of Public Discourse in Finland 1640–1910 </text:span><text:span text:style-name="T553">(COMHIS)</text:span><text:span text:style-name="T333">.</text:span><text:span text:style-name="T426"> </text:span><text:span text:style-name="T427">I design</text:span><text:span text:style-name="T429">ed</text:span><text:span text:style-name="T427"> and wr</text:span><text:span text:style-name="T429">ote</text:span><text:span text:style-name="T427"> the </text:span><text:span text:style-name="T429">computational and open science components of the </text:span><text:span text:style-name="T427">application, and </text:span><text:span text:style-name="T429">participate actively in the </text:span><text:span text:style-name="T428">project </text:span><text:span text:style-name="T429">coordination</text:span><text:span text:style-name="T428"> </text:span><text:span text:style-name="T457">in Helsinki </text:span><text:span text:style-name="T438">in this </text:span><text:span text:style-name="T439">c</text:span><text:span text:style-name="T440">onsortium </text:span><text:span text:style-name="T439">led by </text:span><text:span text:style-name="T441">Prof. <text:s/>Hannu Salmi, </text:span><text:span text:style-name="T442">University of Turku</text:span><text:span text:style-name="T441">.</text:span><text:span text:style-name="T443"> </text:span></text:p>
      <text:p text:style-name="P59"><text:span text:style-name="T386">2015 </text:span><text:span text:style-name="T387">Univ</text:span><text:span text:style-name="T388">ersity</text:span><text:span text:style-name="T387"> of Helsinki digital humanities grant </text:span><text:span text:style-name="T389">(30 000e)</text:span><text:span text:style-name="T479"> </text:span><text:span text:style-name="T549">Research o</text:span><text:span text:style-name="T550">f</text:span><text:span text:style-name="T549"> </text:span><text:span text:style-name="T551">the </text:span><text:span text:style-name="T549">Finnish national bibliography by digital </text:span><text:span text:style-name="T550">means. </text:span><text:span text:style-name="T390">W</text:span><text:span text:style-name="T479">ith </text:span><text:span text:style-name="T511">M. </text:span><text:span text:style-name="T479">Tolonen, </text:span><text:span text:style-name="T511">K. </text:span><text:span text:style-name="T479">Sinnemäki </text:span><text:span text:style-name="T512">and </text:span><text:span text:style-name="T511">K. </text:span><text:span text:style-name="T479">Linden. </text:span></text:p>
      <text:p text:style-name="P58"><text:span text:style-name="T444">2012-</text:span><text:span text:style-name="T445">2013 </text:span><text:span text:style-name="T446">Sitra New Democracy </text:span><text:span text:style-name="T447">grant</text:span><text:span text:style-name="T510"> </text:span><text:span text:style-name="T423">(1</text:span><text:span text:style-name="T513">2000</text:span><text:span text:style-name="T423">e) </text:span><text:span text:style-name="T424">Election </text:span><text:span text:style-name="T448">analytics </text:span><text:span text:style-name="T449">citizen science </text:span><text:span text:style-name="T448">project </text:span>with Kansan muisti ry. <text:span text:style-name="T658">Major role in project design; steering group member.</text:span></text:p>
      <text:p text:style-name="P66"/>
      <text:p text:style-name="P66"/>
      <text:p text:style-name="P66"/>
      <text:p text:style-name="P21"><text:soft-page-break/>Research leadership and supervision</text:p>
      <text:p text:style-name="P31"><text:span text:style-name="T20">Principal Investigator </text:span><text:span text:style-name="T247">in 2 </text:span><text:span text:style-name="T253">personal grants </text:span><text:span text:style-name="T255">funded by Academy of Finland. </text:span></text:p>
      <text:p text:style-name="P31"><text:span text:style-name="T17">C</text:span><text:span text:style-name="T18">oordinat</text:span><text:span text:style-name="T19">or</text:span><text:span text:style-name="T245"> </text:span><text:span text:style-name="T246">in 1 </text:span><text:span text:style-name="T568">TEKES consortium</text:span><text:span text:style-name="T244"> </text:span><text:span text:style-name="T254">(</text:span><text:span text:style-name="T70">MultiBio </text:span><text:span text:style-name="T249">200</text:span><text:span text:style-name="T250">8</text:span><text:span text:style-name="T249">-201</text:span><text:span text:style-name="T250">1; </text:span><text:span text:style-name="T254">s</text:span><text:span text:style-name="T252">teering group member </text:span><text:span text:style-name="T251">and</text:span><text:span text:style-name="T252"> </text:span><text:span text:style-name="T251">c</text:span><text:span text:style-name="T252">oordinator;</text:span><text:span text:style-name="T70"> </text:span><text:span text:style-name="T71">between Aalto University, University of Helsinki, European Bioinformatics Institute EBI, </text:span><text:span text:style-name="T72">and five life science companies</text:span><text:span text:style-name="T250">)</text:span><text:span text:style-name="T244">, </text:span><text:span text:style-name="T246">1 </text:span><text:span text:style-name="T569">Academy of Finland consortium</text:span><text:span text:style-name="T246"> </text:span><text:span text:style-name="T249">(</text:span><text:span text:style-name="T250">COMHIS </text:span><text:span text:style-name="T249">2016-2019)</text:span><text:span text:style-name="T246">.</text:span></text:p>
      <text:p text:style-name="P32"><text:span text:style-name="T8">Training</text:span><text:span text:style-name="T558"> </text:span><text:span text:style-name="T346">F</text:span><text:span text:style-name="T347">ormal pedagogical courses for university teachers by University of Turku </text:span><text:span text:style-name="T348">2-3/2018: </text:span><text:span text:style-name="T554">Becoming a teacher </text:span><text:span text:style-name="T555">(1cr)</text:span><text:span text:style-name="T349">, <text:s/></text:span><text:span text:style-name="T554">How to develop teaching</text:span><text:span text:style-name="T350"> </text:span><text:span text:style-name="T555">(1cr)</text:span><text:span text:style-name="T350">, </text:span><text:span text:style-name="T348">and </text:span><text:span text:style-name="T554">Lecturing and expertise </text:span><text:span text:style-name="T555">(1cr)</text:span><text:span text:style-name="T349">. </text:span><text:span text:style-name="T558">EMBO Research Leadership Course (4 days; Heidelberg 11/2017). </text:span><text:span text:style-name="T266">VIB Leadership Program (</text:span><text:span text:style-name="T267">4</text:span><text:span text:style-name="T268"> days; </text:span><text:span text:style-name="T279">Ghent </text:span><text:span text:style-name="T266">1</text:span><text:span text:style-name="T269">-</text:span><text:span text:style-name="T266">2/2017); </text:span><text:span text:style-name="T270">VIB </text:span><text:span text:style-name="T268">Oral Presentation Course (3 days; </text:span><text:span text:style-name="T269">1-2/</text:span><text:span text:style-name="T268">2017</text:span><text:span text:style-name="T270">); </text:span><text:span text:style-name="T264">VIB Research Ethics Course (1 day; </text:span><text:span text:style-name="T269">3/</text:span><text:span text:style-name="T264">2017); VIB </text:span><text:span text:style-name="T265">Convincing, Debating, and Negotiating</text:span><text:span text:style-name="T264"> Course (</text:span><text:span text:style-name="T265">2</text:span><text:span text:style-name="T264"> day</text:span><text:span text:style-name="T265">s</text:span><text:span text:style-name="T264">; </text:span><text:span text:style-name="T265">5/</text:span><text:span text:style-name="T264">2017). </text:span></text:p>
      <text:p text:style-name="P12"><text:span text:style-name="T7">Supervis</text:span><text:span text:style-name="T10">ion</text:span><text:span text:style-name="T7"> </text:span><text:span text:style-name="T103">Ongoing</text:span><text:span text:style-name="T64">: p</text:span><text:span text:style-name="T61">rimary </text:span><text:span text:style-name="T64">supervisor </text:span><text:span text:style-name="T58">for </text:span><text:span text:style-name="T66">2</text:span><text:span text:style-name="T58"> </text:span><text:span text:style-name="T60">PhD student</text:span><text:span text:style-name="T66">s</text:span><text:span text:style-name="T60"> </text:span><text:span text:style-name="T64">and </text:span><text:span text:style-name="T66">2</text:span><text:span text:style-name="T64"> MSc student</text:span><text:span text:style-name="T66">s</text:span><text:span text:style-name="T60">, </text:span><text:span text:style-name="T59">co-supervis</text:span><text:span text:style-name="T60">or/</text:span><text:span text:style-name="T64">instructor for </text:span><text:span text:style-name="T69">5</text:span><text:span text:style-name="T60"> PhD students</text:span><text:span text:style-name="T62">. </text:span><text:span text:style-name="T65">I</text:span><text:span text:style-name="T216">nstructor for </text:span><text:span text:style-name="T563">completed theses</text:span><text:span text:style-name="T458"> </text:span><text:span text:style-name="T459">(with supervising professor)</text:span><text:span text:style-name="T220">: </text:span><text:span text:style-name="T205">1</text:span> <text:span text:style-name="T645">DSc</text:span>, <text:span text:style-name="T662">7 MSc, 2 BSc theses; a</text:span><text:span text:style-name="T90">ll </text:span><text:span text:style-name="T91">graduated </text:span><text:span text:style-name="T92">successfully </text:span><text:span text:style-name="T93">and are employed in multiple countries (Finland, UK, Portugal);</text:span><text:span text:style-name="T91"> </text:span><text:span text:style-name="T95">3/</text:span><text:span text:style-name="T96">7</text:span><text:span text:style-name="T94"> MSc students have continued to PhD studies. </text:span><text:span text:style-name="T162">My </text:span><text:span text:style-name="T163">recent </text:span><text:span text:style-name="T162">MSc student received PhD position in </text:span><text:span text:style-name="T164">Karolinska Institutet</text:span><text:span text:style-name="T162">, </text:span><text:span text:style-name="T164">Sweden</text:span><text:span text:style-name="T162">. </text:span><text:span text:style-name="T165">F</text:span><text:span text:style-name="T166">irst </text:span><text:span text:style-name="T168">instructed </text:span><text:span text:style-name="T166">PhD student </text:span><text:span text:style-name="T167">graduated </text:span><text:span text:style-name="T166">‘with distinction’.</text:span></text:p>
      <text:p text:style-name="P13"><text:span text:style-name="T73">C</text:span><text:span text:style-name="T74">ourse teaching </text:span><text:span text:style-name="T68">2</text:span><text:span text:style-name="T106"> </text:span><text:span text:style-name="T107">int</text:span><text:span text:style-name="T126">ernational</text:span><text:span text:style-name="T107"> summer school</text:span><text:span text:style-name="T125">s</text:span><text:span text:style-name="T107"> </text:span><text:span text:style-name="T108">on </text:span><text:span text:style-name="T125">statistical </text:span><text:span text:style-name="T108">ecolog</text:span><text:span text:style-name="T125">y and bioinformatics </text:span><text:span text:style-name="T106">(</text:span><text:span text:style-name="T107">Leuven </text:span><text:span text:style-name="T109">9/</text:span><text:span text:style-name="T107">2017 </text:span><text:span text:style-name="T125">&amp; Wageningen 5/2018</text:span><text:span text:style-name="T107">; </text:span><text:span text:style-name="T125">2 x </text:span><text:span text:style-name="T109">3 days; organizer</text:span><text:span text:style-name="T110">)</text:span><text:span text:style-name="T107">; </text:span><text:span text:style-name="T111">1 </text:span><text:span text:style-name="T112">intensive </text:span><text:span text:style-name="T113">course in microbial bioinformatics (</text:span><text:span text:style-name="T114">Wageningen </text:span><text:span text:style-name="T113">2015); </text:span><text:span text:style-name="T115">&gt;</text:span><text:span text:style-name="T116">10</text:span><text:span text:style-name="T117"> i</text:span><text:span text:style-name="T118">nvited </text:span><text:span text:style-name="T119">academic </text:span><text:span text:style-name="T118">lectures </text:span><text:span text:style-name="T120">and workshops</text:span><text:span text:style-name="T121"> </text:span><text:span text:style-name="T122">in </text:span><text:span text:style-name="T123">Finland </text:span><text:span text:style-name="T122">and abroad</text:span><text:span text:style-name="T124">. </text:span><text:span text:style-name="T63">Assistant in 4 high-throughput bioinformatics courses 2006-2009. </text:span></text:p>
      <text:p text:style-name="P14"><text:span text:style-name="T393">Curriculum design</text:span><text:span text:style-name="T353"> </text:span><text:span text:style-name="T354">W</text:span><text:span text:style-name="T355">ork group </text:span><text:span text:style-name="T358">d</text:span><text:span text:style-name="T355">esign</text:span><text:span text:style-name="T358">ing</text:span><text:span text:style-name="T355"> Digital Humanities </text:span><text:span text:style-name="T354">MSc </text:span><text:span text:style-name="T356">module, </text:span><text:span text:style-name="T355">Univ. of Helsinki </text:span><text:span text:style-name="T357">(2015)</text:span><text:span text:style-name="T343"> <text:s/></text:span></text:p>
      <text:p text:style-name="P15"><text:span text:style-name="T148">T</text:span><text:span text:style-name="T149">hesis examination committee </text:span><text:span text:style-name="T150">member </text:span><text:span text:style-name="T152">KU Leuven, Belgium </text:span><text:span text:style-name="T153">(</text:span><text:span text:style-name="T152">MSc </text:span><text:span text:style-name="T154">6/2017 </text:span><text:span text:style-name="T161">&amp; 8/2018</text:span><text:span text:style-name="T153">)</text:span><text:span text:style-name="T152"> </text:span></text:p>
      <text:p text:style-name="P65"/>
      <text:list xml:id="list2277510313" text:style-name="RTF_5f_Num_20_3">
        <text:list-item>
          <text:list>
            <text:list-item>
              <text:list>
                <text:list-item>
                  <text:p text:style-name="P73">Industry Collaboration </text:p>
                </text:list-item>
                <text:list-item>
                  <text:p text:style-name="P74"><text:span text:style-name="T566">Blueprint Genetics</text:span><text:span text:style-name="T15"> </text:span><text:span text:style-name="T460">Scientific advisor </text:span><text:span text:style-name="T461">(Machine Learning &amp; Artificial Intelligence). </text:span><text:span text:style-name="T462">This g</text:span><text:span text:style-name="T463">enetic testing company founded in 2012 has </text:span><text:span text:style-name="T464">now </text:span><text:span text:style-name="T463">~100 employees </text:span><text:span text:style-name="T465">and I was invited as an external scientific advisor </text:span><text:span text:style-name="T466">in 4/2017</text:span><text:span text:style-name="T463">. </text:span><text:span text:style-name="T475">The company was s</text:span><text:span text:style-name="T476">elected as “one of the hottest startups in Europe” by the Wired journal in 7/2018. </text:span><text:span text:style-name="T570">MultiBio consortium</text:span><text:span text:style-name="T539"> </text:span><text:span text:style-name="T532">Coordinator and steering group member of </text:span><text:span text:style-name="T540">a </text:span><text:span text:style-name="T541">three</text:span><text:span text:style-name="T532">-year 988,</text:span><text:span text:style-name="T541">00</text:span><text:span text:style-name="T542">0</text:span><text:span text:style-name="T532">e TEKES consortium (MultiBio), including 4 research groups (from Aalto University, University of Helsinki and European Bioinformatics Institute EBI) and 5 </text:span><text:span text:style-name="T543">life science </text:span><text:span text:style-name="T532">companies. </text:span><text:span text:style-name="T544">The companies contributed to the project funding and participated the steering group with bi-annual seminar meetings. </text:span><text:span text:style-name="T561">Helsinki Region Infoshare</text:span>. <text:span text:style-name="T236">C</text:span><text:span text:style-name="T237">ollaboration </text:span><text:span text:style-name="T200">2012-</text:span><text:span text:style-name="T238">2013, </text:span><text:span text:style-name="T239">developing </text:span><text:span text:style-name="T240">tools for </text:span><text:span text:style-name="T237">Sotkanet database of the National Institute for Health and Well-being (THL). </text:span><text:span text:style-name="T567">Helsingin Sanomat</text:span><text:span text:style-name="T241"> </text:span><text:span text:style-name="T200">Open Election Data Hackathon (May 2012):</text:span> <text:span text:style-name="T663">c</text:span>ollection of Finnish election data for the event.</text:p>
                </text:list-item>
              </text:list>
            </text:list-item>
          </text:list>
        </text:list-item>
      </text:list>
      <text:p text:style-name="P25"/>
      <text:p text:style-name="P21">Other academic merits</text:p>
      <text:p text:style-name="P16"><text:span text:style-name="T14">S</text:span><text:span text:style-name="T7">ocieties </text:span><text:span text:style-name="T102">Open Knowledge Finland</text:span><text:span text:style-name="T85"> </text:span><text:span text:style-name="T86">ry. </text:span><text:span text:style-name="T85">Open Science Work Group.</text:span><text:span text:style-name="T50"> Found</text:span><text:span text:style-name="T53">er</text:span><text:span text:style-name="T50"> </text:span><text:span text:style-name="T54">&amp;</text:span><text:span text:style-name="T50"> </text:span><text:span text:style-name="T55">coordinator </text:span><text:span text:style-name="T56">201</text:span><text:span text:style-name="T55">3</text:span><text:span text:style-name="T57">-1</text:span><text:span text:style-name="T55">5. </text:span><text:span text:style-name="T46">Board member </text:span><text:span text:style-name="T104">Finnish Society for Bioinformatics</text:span><text:span text:style-name="T47">: PR </text:span><text:span text:style-name="T46">2008-9; </text:span><text:span text:style-name="T48">V</text:span><text:span text:style-name="T46">ice pres</text:span><text:span text:style-name="T52">ident</text:span><text:span text:style-name="T46"> 2009-10; </text:span><text:span text:style-name="T49">Treasurer <text:s/>2002 </text:span><text:span text:style-name="T51">in</text:span><text:span text:style-name="T49"> </text:span><text:span text:style-name="T105">Mathematics student union</text:span><text:span text:style-name="T49">, </text:span>Helsinki University of Technology<text:span text:style-name="T49">; </text:span></text:p>
      <text:p text:style-name="P17"><text:span text:style-name="T12">M</text:span><text:span text:style-name="T7">ember of </text:span><text:span text:style-name="T13">organizing </text:span><text:span text:style-name="T7">committee</text:span><text:span text:style-name="T206"> </text:span><text:span text:style-name="T564">Philosophy and History of Open Science</text:span><text:span text:style-name="T206"> (PHOS) 2016 </text:span><text:span text:style-name="T225">- </text:span><text:span text:style-name="T344">International conference with 100+ registered participants, 15 invited (mostly international) speakers </text:span><text:span text:style-name="T345">in University of Helsinki</text:span><text:span text:style-name="T206">; </text:span><text:span text:style-name="T564">Finnish Bioinformatics Days 2008-2010 </text:span><text:span text:style-name="T565">(3 years)</text:span><text:span text:style-name="T206">. </text:span></text:p>
      <text:p text:style-name="P17"><text:span text:style-name="T12">Member of </text:span><text:span text:style-name="T13">program </text:span><text:span text:style-name="T12">committee </text:span><text:span text:style-name="T196">D</text:span><text:span text:style-name="T197">igital Humanities in the Nordics (DH2018)</text:span><text:span text:style-name="T156">. </text:span><text:span text:style-name="T157">International conference, University of Helsinki </text:span><text:span text:style-name="T158">(</text:span><text:span text:style-name="T169">Open Science </text:span><text:span text:style-name="T170">c</text:span><text:span text:style-name="T169">hair</text:span><text:span text:style-name="T171">)</text:span><text:span text:style-name="T172">; </text:span><text:span text:style-name="T196">European Conference on Machine Learning &amp; Principles and Practice of Knowledge Discovery</text:span><text:span text:style-name="T155"> </text:span><text:span text:style-name="T159">(</text:span><text:span text:style-name="T155">ECML-PKDD </text:span><text:span text:style-name="T159">2017-</text:span><text:span text:style-name="T160">2018</text:span><text:span text:style-name="T159">). </text:span></text:p>
      <text:p text:style-name="P18"><text:span text:style-name="T145">W</text:span><text:span text:style-name="T146">ork groups</text:span><text:span text:style-name="T147"> </text:span><text:span text:style-name="T151">Un</text:span><text:span text:style-name="T177">iversity of Turku </text:span><text:span text:style-name="T178">o</text:span><text:span text:style-name="T179">pen science </text:span><text:span text:style-name="T180">methods policy</text:span><text:span text:style-name="T181"> </text:span><text:span text:style-name="T182">(</text:span><text:span text:style-name="T185">OpenUTU </text:span><text:span text:style-name="T186">work group</text:span><text:span text:style-name="T183"> </text:span><text:span text:style-name="T177">2017</text:span><text:span text:style-name="T182">-</text:span><text:span text:style-name="T184">); </text:span><text:span text:style-name="T187">Mikkeli Research Centre for Digital Information </text:span><text:span text:style-name="T192">Digitalia </text:span><text:span text:style-name="T193">s</text:span><text:span text:style-name="T194">teering </text:span><text:span text:style-name="T195">group</text:span><text:span text:style-name="T188"> </text:span><text:span text:style-name="T189">2015-</text:span><text:span text:style-name="T190">2017</text:span><text:span text:style-name="T191">.</text:span></text:p>
      <text:p text:style-name="P8"><text:soft-page-break/><text:span text:style-name="T617">Editor</text:span><text:span text:style-name="T618">ial board</text:span><text:span text:style-name="T617"> </text:span><text:span text:style-name="T619">Versus</text:span><text:span text:style-name="T620"> (in Finnish). Online journal by environmental/geographical research societies in Finland, focusing on science popularization, new collaboration modes, and improving the status of open non-commercial academic publishing.</text:span><text:span text:style-name="T621"> </text:span><text:span text:style-name="T622">www.versuslehti.fi</text:span></text:p>
      <text:p text:style-name="P10"><text:span text:style-name="T7">Re</text:span><text:span text:style-name="T16">viewer</text:span><text:span text:style-name="T7"> </text:span><text:span text:style-name="T571">&gt;</text:span><text:span text:style-name="T574">30</text:span><text:span text:style-name="T560"> scientific journals </text:span><text:span text:style-name="T572">and conferences</text:span><text:span text:style-name="T643"> (eg. Nat. Communications; PLoS); </text:span><text:span text:style-name="T572">postdoc positions</text:span><text:span text:style-name="T643"> (</text:span><text:span text:style-name="T450">2017 digital humanities; University of Helsinki); </text:span><text:span text:style-name="T562">grant applications</text:span><text:span text:style-name="T451"> (Poland National science center 2017)</text:span></text:p>
      <text:p text:style-name="P9"><text:span text:style-name="T607">Talks </text:span><text:span text:style-name="T604">5</text:span><text:span text:style-name="T605">0</text:span><text:span text:style-name="T604">+</text:span><text:span text:style-name="T605"> academic talks </text:span><text:span text:style-name="T606">and </text:span><text:span text:style-name="T605">poster presentations in 15</text:span><text:span text:style-name="T603">+</text:span><text:span text:style-name="T605"> countries</text:span><text:span text:style-name="T601">, </text:span><text:span text:style-name="T602">including</text:span><text:span text:style-name="T601"> </text:span><text:span text:style-name="T603">1 keynote, </text:span><text:span text:style-name="T576">&gt;20</text:span><text:span text:style-name="T577"> invited and </text:span><text:span text:style-name="T578">&gt;</text:span><text:span text:style-name="T579">2</text:span><text:span text:style-name="T580">0</text:span><text:span text:style-name="T577"> </text:span><text:span text:style-name="T581">c</text:span><text:span text:style-name="T582">ontributed </text:span><text:span text:style-name="T583">academic </text:span><text:span text:style-name="T584">talks</text:span><text:span text:style-name="T582">; </text:span><text:span text:style-name="T578">&gt;</text:span><text:span text:style-name="T585">1</text:span><text:span text:style-name="T578">0</text:span><text:span text:style-name="T586"> </text:span><text:span text:style-name="T579">public </text:span><text:span text:style-name="T587">workshops, </text:span><text:span text:style-name="T579">lectures, </text:span><text:span text:style-name="T585">v</text:span><text:span text:style-name="T588">ideo lectures </text:span><text:span text:style-name="T585">or</text:span><text:span text:style-name="T588"> interview</text:span><text:span text:style-name="T585">s; </text:span><text:span text:style-name="T589">&gt;</text:span><text:span text:style-name="T590">20</text:span><text:span text:style-name="T591"> </text:span><text:span text:style-name="T592">p</text:span><text:span text:style-name="T588">oster </text:span><text:span text:style-name="T593">p</text:span><text:span text:style-name="T588">resentations. </text:span><text:span text:style-name="T594">Co-</text:span><text:span text:style-name="T595">authored</text:span><text:span text:style-name="T596"> blogs </text:span><text:span text:style-name="T594">have </text:span><text:span text:style-name="T596">&gt;</text:span><text:span text:style-name="T597">50</text:span><text:span text:style-name="T596">,000 hits. </text:span><text:span text:style-name="T598">Co-organized several </text:span><text:span text:style-name="T599">(</text:span><text:span text:style-name="T578">&gt;</text:span><text:span text:style-name="T599">5)</text:span><text:span text:style-name="T578"> </text:span><text:span text:style-name="T598">workshops</text:span><text:span text:style-name="T600">. </text:span></text:p>
      <text:p text:style-name="P20"><text:span text:style-name="T11">Publications</text:span><text:span text:style-name="T7"> </text:span><text:span text:style-name="T242">50</text:span> peer-reviewed scientific articles <text:span text:style-name="T380">including </text:span><text:span text:style-name="T381">book chapters and </text:span><text:span text:style-name="T380">papers in Nature Communications, Nature Methods, </text:span><text:span text:style-name="T382">and LIBER Quarterly</text:span>; <text:span text:style-name="T468">o</text:span><text:span text:style-name="T500">ther research outputs includ</text:span><text:span text:style-name="T501">e</text:span><text:span text:style-name="T500"> </text:span><text:span text:style-name="T502">software, data, </text:span><text:span text:style-name="T503">workshop paper</text:span><text:span text:style-name="T504">s,</text:span><text:span text:style-name="T505"> </text:span><text:span text:style-name="T506">and </text:span><text:span text:style-name="T501">public </text:span><text:span text:style-name="T507">outreach </text:span><text:span text:style-name="T508">material</text:span><text:span text:style-name="T497">. </text:span><text:span text:style-name="T659">Thomson </text:span>h-index <text:span text:style-name="T514">18</text:span>; <text:span text:style-name="T516">&gt;</text:span><text:span text:style-name="T520">1</text:span><text:span text:style-name="T531">4</text:span><text:span text:style-name="T528">00</text:span><text:span text:style-name="T516"> citations</text:span><text:span text:style-name="T517">, </text:span><text:span text:style-name="T518">average </text:span><text:span text:style-name="T531">4</text:span><text:span text:style-name="T529">8</text:span><text:span text:style-name="T519"> citations per article. </text:span><text:span text:style-name="T487">Theory and application</text:span><text:span text:style-name="T488">s</text:span><text:span text:style-name="T487"> of </text:span><text:span text:style-name="T489">high-throughput data analysis</text:span><text:span text:style-name="T490">, </text:span><text:span text:style-name="T498">computational biomedicine </text:span><text:span text:style-name="T496">and digital humanities</text:span><text:span text:style-name="T493">,</text:span><text:span text:style-name="T492"> </text:span><text:span text:style-name="T493">blending </text:span><text:span text:style-name="T494">approaches from statistics, </text:span><text:span text:style-name="T491">data analysis, </text:span><text:span text:style-name="T495">machine learning, and </text:span><text:span text:style-name="T498">numerical </text:span><text:span text:style-name="T495">ecolog</text:span><text:span text:style-name="T498">y</text:span><text:span text:style-name="T499">.</text:span><text:span text:style-name="T497"> </text:span></text:p>
      <text:p text:style-name="P23"><text:span text:style-name="T530">Research </text:span><text:span text:style-name="T515">software </text:span><text:span text:style-name="T243">10+ mature scientific software projects in machine learning, bioinformatics and digital humanities </text:span><text:span text:style-name="T383">with </text:span><text:span text:style-name="T385">tens of </text:span><text:span text:style-name="T383">thousands of downloads annually. </text:span><text:span text:style-name="T384">A</text:span><text:span text:style-name="T25">lgorithms </text:span><text:span text:style-name="T26">for </text:span><text:span text:style-name="T24">machine learning (dmt), functional genomic data integration (pint), </text:span><text:span text:style-name="T32">ecology (earlywarnings), </text:span><text:span text:style-name="T24">and digital humanities </text:span><text:span text:style-name="T28">(eurostat) </text:span><text:span text:style-name="T29">and</text:span><text:span text:style-name="T27"> </text:span><text:span text:style-name="T30">statistical authorities</text:span><text:span text:style-name="T27"> </text:span><text:span text:style-name="T28">(pxweb, sotkanet)</text:span><text:span text:style-name="T31">. </text:span></text:p>
      <text:p text:style-name="P24"><text:span text:style-name="T40">R</text:span><text:span text:style-name="T39">esearch data </text:span><text:span text:style-name="T24">Maintainer of </text:span><text:span text:style-name="T33">3</text:span><text:span text:style-name="T24"> published scientific data collections.</text:span></text:p>
      <text:p text:style-name="P19"><text:span text:style-name="T97">Scientific and societal impact </text:span><text:span text:style-name="T82">R</text:span><text:span text:style-name="T42">esearch covered by </text:span><text:span text:style-name="T419">Guardian, </text:span><text:span text:style-name="T420">Forbes, Le Figaro, New York Times, Huffington Post, </text:span><text:span text:style-name="T142">PeerJ, </text:span><text:span text:style-name="T143">Science Daily, </text:span><text:span text:style-name="T144">Tiede, </text:span><text:span text:style-name="T77">Turun </text:span><text:span text:style-name="T78">S</text:span><text:span text:style-name="T77">anomat, </text:span><text:span text:style-name="T79">Tietoviikko, </text:span><text:span text:style-name="T80">and </text:span><text:span text:style-name="T81">various </text:span><text:span text:style-name="T80">popular science blogs. </text:span><text:span text:style-name="T283">M</text:span><text:span text:style-name="T284">y pu</text:span><text:span text:style-name="T285">b</text:span><text:span text:style-name="T284">lications are </text:span><text:span text:style-name="T286">a</text:span><text:span text:style-name="T296">mong top-</text:span><text:span text:style-name="T297">1% </text:span><text:span text:style-name="T296">online </text:span><text:span text:style-name="T298">shares, </text:span><text:span text:style-name="T299">and </text:span><text:span text:style-name="T296">top-</text:span><text:span text:style-name="T297">2% </text:span><text:span text:style-name="T296">most </text:span><text:span text:style-name="T297">highly cited in Wikipedia</text:span><text:span text:style-name="T298"> </text:span><text:span text:style-name="T300">(</text:span><text:span text:style-name="T301">ImpactStory </text:span><text:span text:style-name="T302">altmetrics</text:span><text:span text:style-name="T300">)</text:span><text:span text:style-name="T296">, </text:span><text:span text:style-name="T299">and the software among top-4% impact </text:span><text:span text:style-name="T303">(</text:span><text:span text:style-name="T299">Depsy</text:span><text:span text:style-name="T303">) </text:span><text:span text:style-name="T318">and </text:span><text:span text:style-name="T89">top-20% in Bioconductor</text:span><text:span text:style-name="T299">.</text:span><text:span text:style-name="T88"> </text:span><text:span text:style-name="T403">F</text:span><text:span text:style-name="T404">ounding member and chair </text:span><text:span text:style-name="T405">2013-2015 </text:span><text:span text:style-name="T404">Open Knowledge Finland Open Science work group</text:span><text:span text:style-name="T306">. </text:span><text:span text:style-name="T304">M</text:span><text:span text:style-name="T306">y </text:span><text:span text:style-name="T404">Freedom of Information request </text:span><text:span text:style-name="T402">supported by the </text:span><text:span text:style-name="T404">administrative court</text:span><text:span text:style-name="T392"> </text:span><text:span text:style-name="T306">led to release of academic journal price </text:span><text:span text:style-name="T304">information </text:span><text:span text:style-name="T306">by Ministry of Education and Culture in 2016: </text:span><text:span text:style-name="T404">Finland </text:span><text:span text:style-name="T407">could </text:span><text:span text:style-name="T406">subsequently </text:span><text:span text:style-name="T407">release full information of academic publishing subscription prices and </text:span><text:span text:style-name="T402">became a leading country in the </text:span><text:span text:style-name="T404">transparency of academic journal pricing</text:span><text:span text:style-name="T306">; I </text:span><text:span text:style-name="T319">then </text:span><text:span text:style-name="T305">participated in </text:span><text:span text:style-name="T306">the </text:span><text:span text:style-name="T305">design of </text:span><text:span text:style-name="T404">tiedonhinta.fi campaign</text:span><text:span text:style-name="T306">, </text:span><text:span text:style-name="T307">s</text:span><text:span text:style-name="T306">igned </text:span><text:span text:style-name="T307">up </text:span><text:span text:style-name="T306">by &gt;2700 researchers </text:span><text:span text:style-name="T308">to </text:span><text:span text:style-name="T306">support </text:span><text:span text:style-name="T308">Finnish </text:span><text:span text:style-name="T306">negotiations with academic publishers; </text:span><text:span text:style-name="T321">the Finnish Ministry of Education and Culture awarded our Open Knowledge Finland team for these activities with Open Science award in 2017. </text:span><text:span text:style-name="T401">Data Elections Finland</text:span><text:span text:style-name="T351"> </text:span><text:span text:style-name="T352">(Datavaalit</text:span><text:span text:style-name="T351">)</text:span><text:span text:style-name="T400"> </text:span><text:span text:style-name="T287">Steering group member. </text:span><text:span text:style-name="T288">N</text:span><text:span text:style-name="T287">etwork </text:span><text:span text:style-name="T289">for </text:span><text:span text:style-name="T287">develop</text:span><text:span text:style-name="T289">ing </text:span><text:span text:style-name="T287">sustainable parliamentary monitoring infrastructure in Finland. </text:span><text:span text:style-name="T289">C</text:span><text:span text:style-name="T287">oordinated by the Finnish NGO Kansan muisti ry. Funded by Sitra (2012-13) </text:span><text:span text:style-name="T290">and </text:span><text:span text:style-name="T287">national media companies; </text:span><text:span text:style-name="T480">&gt;10 </text:span><text:span text:style-name="T481">invited and contributed </text:span><text:span text:style-name="T482">scientific </text:span><text:span text:style-name="T483">lectures, </text:span><text:span text:style-name="T480">workshops </text:span><text:span text:style-name="T484">and video interviews </text:span><text:span text:style-name="T485">for the general public</text:span><text:span text:style-name="T486"> </text:span><text:span text:style-name="T334">in Finland and abroad, </text:span><text:span text:style-name="T335">for </text:span><text:span text:style-name="T336">instance in </text:span><text:span text:style-name="T423">S</text:span>HARE Conference <text:span text:style-name="T646">(</text:span>Belgrade, Serbia 4/2012<text:span text:style-name="T646">),</text:span><text:span text:style-name="T217"> </text:span><text:span text:style-name="T218">public lectures </text:span><text:span text:style-name="T219">on </text:span><text:span text:style-name="T218">the </text:span><text:span text:style-name="T219">human microbiome </text:span><text:span text:style-name="T337">and invited video interviews by Helsinki Region Infoshare, University of Helsinki, and Aca</text:span><text:span text:style-name="T338">demy</text:span><text:span text:style-name="T337"> of Finland</text:span><text:span text:style-name="T339">.</text:span><text:span text:style-name="T340"> </text:span></text:p>
      <text:p text:style-name="P34"><text:span text:style-name="T9">Networks</text:span><text:span text:style-name="T212"> </text:span><text:span text:style-name="T36">1</text:span><text:span text:style-name="T38">50</text:span><text:span text:style-name="T36"> co-authors from 10</text:span><text:span text:style-name="T35">+</text:span><text:span text:style-name="T36"> countries</text:span><text:span text:style-name="T35">. </text:span><text:span text:style-name="T34">Key international collaborators include Prof Willem M de Vos (Wageningen), Prof Marten Scheffer (Wageningen), Prof Jeroen Raes (VIB/KU Leuven), and Prof Karoline Faust (KU Leuven)</text:span><text:span text:style-name="T37">. </text:span><text:span text:style-name="T208">2 COST networks </text:span><text:span text:style-name="T221">in bioinformatics; </text:span><text:span text:style-name="T368">Founder </text:span><text:span text:style-name="T369">and main developer </text:span><text:span text:style-name="T207">rOpenGov </text:span><text:span text:style-name="T360">open source </text:span><text:span text:style-name="T361">network </text:span><text:span text:style-name="T362">for </text:span><text:span text:style-name="T363">digital humanities, </text:span><text:span text:style-name="T364">with </text:span><text:span text:style-name="T365">contributors </text:span><text:span text:style-name="T366">from </text:span><text:span text:style-name="T367">&gt;5 </text:span><text:span text:style-name="T366">countries</text:span><text:span text:style-name="T37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end" style:justify-single-word="false"/>
      <style:text-properties fo:color="#b2b2b2"/>
    </style:style>
    <style:style style:name="MT1" style:family="text">
      <style:text-properties fo:color="#666666" style:font-name="Times New Roman" fo:font-style="normal" officeooo:rsid="05a712bb" style:font-style-asian="normal" style:font-style-complex="normal"/>
    </style:style>
    <style:style style:name="MT2" style:family="text">
      <style:text-properties fo:color="#666666" style:font-name="Times New Roman" fo:font-style="normal" officeooo:rsid="03368dda" style:font-style-asian="normal" style:font-style-complex="normal"/>
    </style:style>
    <style:style style:name="MT3" style:family="text">
      <style:text-properties fo:color="#666666" style:font-name="Times New Roman" fo:font-style="normal" officeooo:rsid="0248638a" style:font-style-asian="normal" style:font-style-complex="normal"/>
    </style:style>
    <style:style style:name="MT4" style:family="text">
      <style:text-properties fo:color="#666666" style:font-name="Times New Roman" fo:font-style="normal" officeooo:rsid="08d7613b" style:font-style-asian="normal" style:font-style-complex="normal"/>
    </style:style>
    <style:style style:name="MT5" style:family="text">
      <style:text-properties fo:color="#666666" style:font-name="Times New Roman" fo:font-style="normal" officeooo:rsid="020e191d" style:font-style-asian="normal" style:font-style-complex="normal"/>
    </style:style>
    <style:style style:name="MT6" style:family="text">
      <style:text-properties fo:color="#666666" style:font-name="Times New Roman" fo:font-style="normal" officeooo:rsid="01359bbe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urriculum Vitae</text:span><text:span text:style-name="MT2">: Leo Lahti – </text:span><text:span text:style-name="MT3">Sep</text:span><text:span text:style-name="MT4"> </text:span><text:span text:style-name="MT5">1</text:span><text:span text:style-name="MT3">5</text:span><text:span text:style-name="MT4">, 201</text:span><text:span text:style-name="MT6">8</text:span>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0.3.2$Linux_X86_64 LibreOffice_project/00m0$Build-2</meta:generator>
    <dc:date>2018-09-25T20:12:46.560731305</dc:date>
    <meta:editing-duration>PT13H8M11S</meta:editing-duration>
    <meta:editing-cycles>418</meta:editing-cycles>
    <meta:document-statistic meta:table-count="0" meta:image-count="0" meta:object-count="0" meta:page-count="4" meta:paragraph-count="80" meta:word-count="1817" meta:character-count="13858" meta:non-whitespace-character-count="12063"/>
  </office:meta>
</office:document-meta>
</file>